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396in" table:align="left"/>
    </style:style>
    <style:style style:name="Table1.A" style:family="table-column">
      <style:table-column-properties style:column-width="0.9944in"/>
    </style:style>
    <style:style style:name="Table1.B" style:family="table-column">
      <style:table-column-properties style:column-width="4.8451in"/>
    </style:style>
    <style:style style:name="Table1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.B1" style:family="table-cell">
      <style:table-cell-properties style:vertical-align="middle" fo:padding="0.0729in" fo:border="0.05pt solid #000000"/>
    </style:style>
    <style:style style:name="Table1.B2" style:family="table-cell">
      <style:table-cell-properties style:vertical-align="middle" fo:padding="0.0729in" fo:border="0.05pt solid #000000"/>
    </style:style>
    <style:style style:name="Table1.B3" style:family="table-cell">
      <style:table-cell-properties style:vertical-align="middle" fo:padding="0.0729in" fo:border="0.05pt solid #000000"/>
    </style:style>
    <style:style style:name="Table1.B4" style:family="table-cell">
      <style:table-cell-properties style:vertical-align="middle" fo:padding="0.0729in" fo:border="0.05pt solid #000000"/>
    </style:style>
    <style:style style:name="Table1.B5" style:family="table-cell">
      <style:table-cell-properties style:vertical-align="middle" fo:padding="0.0729in" fo:border="0.05pt solid #000000"/>
    </style:style>
    <style:style style:name="Table1.B6" style:family="table-cell">
      <style:table-cell-properties style:vertical-align="middle" fo:padding="0.0729in" fo:border="0.05pt solid #000000"/>
    </style:style>
    <style:style style:name="Table1.B7" style:family="table-cell">
      <style:table-cell-properties style:vertical-align="middle" fo:padding="0.0729in" fo:border="0.05pt solid #000000"/>
    </style:style>
    <style:style style:name="Table11" style:family="table">
      <style:table-properties style:width="5.8396in" table:align="left"/>
    </style:style>
    <style:style style:name="Table11.A" style:family="table-column">
      <style:table-column-properties style:column-width="0.9944in"/>
    </style:style>
    <style:style style:name="Table11.B" style:family="table-column">
      <style:table-column-properties style:column-width="4.8451in"/>
    </style:style>
    <style:style style:name="Table11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1.B1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B6" style:family="table-cell">
      <style:table-cell-properties style:vertical-align="middle" fo:padding="0.0729in" fo:border="0.05pt solid #000000"/>
    </style:style>
    <style:style style:name="Table11.B7" style:family="table-cell">
      <style:table-cell-properties style:vertical-align="middle" fo:padding="0.0729in" fo:border="0.05pt solid #000000"/>
    </style:style>
    <style:style style:name="Table2" style:family="table">
      <style:table-properties style:width="5.8396in" table:align="left"/>
    </style:style>
    <style:style style:name="Table2.A" style:family="table-column">
      <style:table-column-properties style:column-width="0.9944in"/>
    </style:style>
    <style:style style:name="Table2.B" style:family="table-column">
      <style:table-column-properties style:column-width="4.8451in"/>
    </style:style>
    <style:style style:name="Table2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2.B1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3" style:family="table">
      <style:table-properties style:width="5.8396in" table:align="left"/>
    </style:style>
    <style:style style:name="Table3.A" style:family="table-column">
      <style:table-column-properties style:column-width="0.9944in"/>
    </style:style>
    <style:style style:name="Table3.B" style:family="table-column">
      <style:table-column-properties style:column-width="4.8451in"/>
    </style:style>
    <style:style style:name="Table3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3.B1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B5" style:family="table-cell">
      <style:table-cell-properties style:vertical-align="middle" fo:padding="0.0729in" fo:border="0.05pt solid #000000"/>
    </style:style>
    <style:style style:name="Table3.B6" style:family="table-cell">
      <style:table-cell-properties style:vertical-align="middle" fo:padding="0.0729in" fo:border="0.05pt solid #000000"/>
    </style:style>
    <style:style style:name="Table3.B7" style:family="table-cell">
      <style:table-cell-properties style:vertical-align="middle" fo:padding="0.0729in" fo:border="0.05pt solid #000000"/>
    </style:style>
    <style:style style:name="Table5" style:family="table">
      <style:table-properties style:width="5.8396in" table:align="left"/>
    </style:style>
    <style:style style:name="Table5.A" style:family="table-column">
      <style:table-column-properties style:column-width="0.9944in"/>
    </style:style>
    <style:style style:name="Table5.B" style:family="table-column">
      <style:table-column-properties style:column-width="4.8451in"/>
    </style:style>
    <style:style style:name="Table5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5.B1" style:family="table-cell">
      <style:table-cell-properties style:vertical-align="middle" fo:padding="0.0729in" fo:border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B7" style:family="table-cell">
      <style:table-cell-properties style:vertical-align="middle" fo:padding="0.0729in" fo:border="0.05pt solid #000000"/>
    </style:style>
    <style:style style:name="Table4" style:family="table">
      <style:table-properties style:width="5.8396in" table:align="left"/>
    </style:style>
    <style:style style:name="Table4.A" style:family="table-column">
      <style:table-column-properties style:column-width="0.9944in"/>
    </style:style>
    <style:style style:name="Table4.B" style:family="table-column">
      <style:table-column-properties style:column-width="4.8451in"/>
    </style:style>
    <style:style style:name="Table4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4.B1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B5" style:family="table-cell">
      <style:table-cell-properties style:vertical-align="middle" fo:padding="0.0729in" fo:border="0.05pt solid #000000"/>
    </style:style>
    <style:style style:name="Table4.B6" style:family="table-cell">
      <style:table-cell-properties style:vertical-align="middle" fo:padding="0.0729in" fo:border="0.05pt solid #000000"/>
    </style:style>
    <style:style style:name="Table4.B7" style:family="table-cell">
      <style:table-cell-properties style:vertical-align="middle" fo:padding="0.0729in" fo:border="0.05pt solid #000000"/>
    </style:style>
    <style:style style:name="Table6" style:family="table">
      <style:table-properties style:width="5.8396in" table:align="left"/>
    </style:style>
    <style:style style:name="Table6.A" style:family="table-column">
      <style:table-column-properties style:column-width="0.9944in"/>
    </style:style>
    <style:style style:name="Table6.B" style:family="table-column">
      <style:table-column-properties style:column-width="4.8451in"/>
    </style:style>
    <style:style style:name="Table6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6.B1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B7" style:family="table-cell">
      <style:table-cell-properties style:vertical-align="middle" fo:padding="0.0729in" fo:border="0.05pt solid #000000"/>
    </style:style>
    <style:style style:name="Table7" style:family="table">
      <style:table-properties style:width="5.8396in" table:align="left"/>
    </style:style>
    <style:style style:name="Table7.A" style:family="table-column">
      <style:table-column-properties style:column-width="0.9944in"/>
    </style:style>
    <style:style style:name="Table7.B" style:family="table-column">
      <style:table-column-properties style:column-width="4.8451in"/>
    </style:style>
    <style:style style:name="Table7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7.B1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B6" style:family="table-cell">
      <style:table-cell-properties style:vertical-align="middle" fo:padding="0.0729in" fo:border="0.05pt solid #000000"/>
    </style:style>
    <style:style style:name="Table7.B7" style:family="table-cell">
      <style:table-cell-properties style:vertical-align="middle" fo:padding="0.0729in" fo:border="0.05pt solid #000000"/>
    </style:style>
    <style:style style:name="Table8" style:family="table">
      <style:table-properties style:width="5.8396in" table:align="left"/>
    </style:style>
    <style:style style:name="Table8.A" style:family="table-column">
      <style:table-column-properties style:column-width="0.9944in"/>
    </style:style>
    <style:style style:name="Table8.B" style:family="table-column">
      <style:table-column-properties style:column-width="4.8451in"/>
    </style:style>
    <style:style style:name="Table8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8.B1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B3" style:family="table-cell">
      <style:table-cell-properties style:vertical-align="middle" fo:padding="0.0729in" fo:border="0.05pt solid #000000"/>
    </style:style>
    <style:style style:name="Table8.B4" style:family="table-cell">
      <style:table-cell-properties style:vertical-align="middle" fo:padding="0.0729in" fo:border="0.05pt solid #000000"/>
    </style:style>
    <style:style style:name="Table8.B5" style:family="table-cell">
      <style:table-cell-properties style:vertical-align="middle" fo:padding="0.0729in" fo:border="0.05pt solid #000000"/>
    </style:style>
    <style:style style:name="Table8.B6" style:family="table-cell">
      <style:table-cell-properties style:vertical-align="middle" fo:padding="0.0729in" fo:border="0.05pt solid #000000"/>
    </style:style>
    <style:style style:name="Table8.B7" style:family="table-cell">
      <style:table-cell-properties style:vertical-align="middle" fo:padding="0.0729in" fo:border="0.05pt solid #000000"/>
    </style:style>
    <style:style style:name="Table9" style:family="table">
      <style:table-properties style:width="5.8396in" table:align="left"/>
    </style:style>
    <style:style style:name="Table9.A" style:family="table-column">
      <style:table-column-properties style:column-width="0.9944in"/>
    </style:style>
    <style:style style:name="Table9.B" style:family="table-column">
      <style:table-column-properties style:column-width="4.8451in"/>
    </style:style>
    <style:style style:name="Table9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9.B1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B3" style:family="table-cell">
      <style:table-cell-properties style:vertical-align="middle" fo:padding="0.0729in" fo:border="0.05pt solid #000000"/>
    </style:style>
    <style:style style:name="Table9.B4" style:family="table-cell">
      <style:table-cell-properties style:vertical-align="middle" fo:padding="0.0729in" fo:border="0.05pt solid #000000"/>
    </style:style>
    <style:style style:name="Table9.B5" style:family="table-cell">
      <style:table-cell-properties style:vertical-align="middle" fo:padding="0.0729in" fo:border="0.05pt solid #000000"/>
    </style:style>
    <style:style style:name="Table9.B6" style:family="table-cell">
      <style:table-cell-properties style:vertical-align="middle" fo:padding="0.0729in" fo:border="0.05pt solid #000000"/>
    </style:style>
    <style:style style:name="Table9.B7" style:family="table-cell">
      <style:table-cell-properties style:vertical-align="middle" fo:padding="0.0729in" fo:border="0.05pt solid #000000"/>
    </style:style>
    <style:style style:name="Table10" style:family="table">
      <style:table-properties style:width="5.8396in" table:align="left"/>
    </style:style>
    <style:style style:name="Table10.A" style:family="table-column">
      <style:table-column-properties style:column-width="0.9944in"/>
    </style:style>
    <style:style style:name="Table10.B" style:family="table-column">
      <style:table-column-properties style:column-width="4.8451in"/>
    </style:style>
    <style:style style:name="Table10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0.B1" style:family="table-cell">
      <style:table-cell-properties style:vertical-align="middle" fo:padding="0.0729in" fo:border="0.05pt solid #000000"/>
    </style:style>
    <style:style style:name="Table10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729in" fo:border="0.05pt solid #000000"/>
    </style:style>
    <style:style style:name="Table10.B4" style:family="table-cell">
      <style:table-cell-properties style:vertical-align="middle" fo:padding="0.0729in" fo:border="0.05pt solid #000000"/>
    </style:style>
    <style:style style:name="Table10.B5" style:family="table-cell">
      <style:table-cell-properties style:vertical-align="middle" fo:padding="0.0729in" fo:border="0.05pt solid #000000"/>
    </style:style>
    <style:style style:name="Table10.B6" style:family="table-cell">
      <style:table-cell-properties style:vertical-align="middle" fo:padding="0.0729in" fo:border="0.05pt solid #000000"/>
    </style:style>
    <style:style style:name="Table10.B7" style:family="table-cell">
      <style:table-cell-properties style:vertical-align="middle" fo:padding="0.0729in" fo:border="0.05pt solid #000000"/>
    </style:style>
    <style:style style:name="Table12" style:family="table">
      <style:table-properties style:width="5.8396in" table:align="left"/>
    </style:style>
    <style:style style:name="Table12.A" style:family="table-column">
      <style:table-column-properties style:column-width="0.9944in"/>
    </style:style>
    <style:style style:name="Table12.B" style:family="table-column">
      <style:table-column-properties style:column-width="4.8451in"/>
    </style:style>
    <style:style style:name="Table12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2.B1" style:family="table-cell">
      <style:table-cell-properties style:vertical-align="middle" fo:padding="0.0729in" fo:border="0.05pt solid #000000"/>
    </style:style>
    <style:style style:name="Table12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B5" style:family="table-cell">
      <style:table-cell-properties style:vertical-align="middle" fo:padding="0.0729in" fo:border="0.05pt solid #000000"/>
    </style:style>
    <style:style style:name="Table12.B6" style:family="table-cell">
      <style:table-cell-properties style:vertical-align="middle" fo:padding="0.0729in" fo:border="0.05pt solid #000000"/>
    </style:style>
    <style:style style:name="Table12.B7" style:family="table-cell">
      <style:table-cell-properties style:vertical-align="middle" fo:padding="0.0729in" fo:border="0.05pt solid #000000"/>
    </style:style>
    <style:style style:name="Table13" style:family="table">
      <style:table-properties style:width="5.8396in" table:align="left"/>
    </style:style>
    <style:style style:name="Table13.A" style:family="table-column">
      <style:table-column-properties style:column-width="0.9944in"/>
    </style:style>
    <style:style style:name="Table13.B" style:family="table-column">
      <style:table-column-properties style:column-width="4.8451in"/>
    </style:style>
    <style:style style:name="Table13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3.B1" style:family="table-cell">
      <style:table-cell-properties style:vertical-align="middle" fo:padding="0.0729in" fo:border="0.05pt solid #000000"/>
    </style:style>
    <style:style style:name="Table13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729in" fo:border="0.05pt solid #000000"/>
    </style:style>
    <style:style style:name="Table13.B4" style:family="table-cell">
      <style:table-cell-properties style:vertical-align="middle" fo:padding="0.0729in" fo:border="0.05pt solid #000000"/>
    </style:style>
    <style:style style:name="Table13.B5" style:family="table-cell">
      <style:table-cell-properties style:vertical-align="middle" fo:padding="0.0729in" fo:border="0.05pt solid #000000"/>
    </style:style>
    <style:style style:name="Table13.B6" style:family="table-cell">
      <style:table-cell-properties style:vertical-align="middle" fo:padding="0.0729in" fo:border="0.05pt solid #000000"/>
    </style:style>
    <style:style style:name="Table13.B7" style:family="table-cell">
      <style:table-cell-properties style:vertical-align="middle" fo:padding="0.0729in" fo:border="0.05pt solid #000000"/>
    </style:style>
    <style:style style:name="Table14" style:family="table">
      <style:table-properties style:width="5.8396in" table:align="left"/>
    </style:style>
    <style:style style:name="Table14.A" style:family="table-column">
      <style:table-column-properties style:column-width="0.9944in"/>
    </style:style>
    <style:style style:name="Table14.B" style:family="table-column">
      <style:table-column-properties style:column-width="4.8451in"/>
    </style:style>
    <style:style style:name="Table14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4.B1" style:family="table-cell">
      <style:table-cell-properties style:vertical-align="middle" fo:padding="0.0729in" fo:border="0.05pt solid #000000"/>
    </style:style>
    <style:style style:name="Table14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729in" fo:border="0.05pt solid #000000"/>
    </style:style>
    <style:style style:name="Table14.B4" style:family="table-cell">
      <style:table-cell-properties style:vertical-align="middle" fo:padding="0.0729in" fo:border="0.05pt solid #000000"/>
    </style:style>
    <style:style style:name="Table14.B5" style:family="table-cell">
      <style:table-cell-properties style:vertical-align="middle" fo:padding="0.0729in" fo:border="0.05pt solid #000000"/>
    </style:style>
    <style:style style:name="Table14.B6" style:family="table-cell">
      <style:table-cell-properties style:vertical-align="middle" fo:padding="0.0729in" fo:border="0.05pt solid #000000"/>
    </style:style>
    <style:style style:name="Table14.B7" style:family="table-cell">
      <style:table-cell-properties style:vertical-align="middle" fo:padding="0.0729in" fo:border="0.05pt solid #000000"/>
    </style:style>
    <style:style style:name="Table15" style:family="table">
      <style:table-properties style:width="5.8396in" table:align="left"/>
    </style:style>
    <style:style style:name="Table15.A" style:family="table-column">
      <style:table-column-properties style:column-width="0.9944in"/>
    </style:style>
    <style:style style:name="Table15.B" style:family="table-column">
      <style:table-column-properties style:column-width="4.8451in"/>
    </style:style>
    <style:style style:name="Table15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5.B1" style:family="table-cell">
      <style:table-cell-properties style:vertical-align="middle" fo:padding="0.0729in" fo:border="0.05pt solid #000000"/>
    </style:style>
    <style:style style:name="Table15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729in" fo:border="0.05pt solid #000000"/>
    </style:style>
    <style:style style:name="Table15.B4" style:family="table-cell">
      <style:table-cell-properties style:vertical-align="middle" fo:padding="0.0729in" fo:border="0.05pt solid #000000"/>
    </style:style>
    <style:style style:name="Table15.B5" style:family="table-cell">
      <style:table-cell-properties style:vertical-align="middle" fo:padding="0.0729in" fo:border="0.05pt solid #000000"/>
    </style:style>
    <style:style style:name="Table15.B6" style:family="table-cell">
      <style:table-cell-properties style:vertical-align="middle" fo:padding="0.0729in" fo:border="0.05pt solid #000000"/>
    </style:style>
    <style:style style:name="Table15.B7" style:family="table-cell">
      <style:table-cell-properties style:vertical-align="middle" fo:padding="0.0729in" fo:border="0.05pt solid #000000"/>
    </style:style>
    <style:style style:name="Table16" style:family="table">
      <style:table-properties style:width="5.8396in" table:align="left"/>
    </style:style>
    <style:style style:name="Table16.A" style:family="table-column">
      <style:table-column-properties style:column-width="0.9944in"/>
    </style:style>
    <style:style style:name="Table16.B" style:family="table-column">
      <style:table-column-properties style:column-width="4.8451in"/>
    </style:style>
    <style:style style:name="Table16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6.B1" style:family="table-cell">
      <style:table-cell-properties style:vertical-align="middle" fo:padding="0.0729in" fo:border="0.05pt solid #000000"/>
    </style:style>
    <style:style style:name="Table16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B5" style:family="table-cell">
      <style:table-cell-properties style:vertical-align="middle" fo:padding="0.0729in" fo:border="0.05pt solid #000000"/>
    </style:style>
    <style:style style:name="Table16.B6" style:family="table-cell">
      <style:table-cell-properties style:vertical-align="middle" fo:padding="0.0729in" fo:border="0.05pt solid #000000"/>
    </style:style>
    <style:style style:name="Table16.B7" style:family="table-cell">
      <style:table-cell-properties style:vertical-align="middle" fo:padding="0.0729in" fo:border="0.05pt solid #000000"/>
    </style:style>
    <style:style style:name="Table17" style:family="table">
      <style:table-properties style:width="5.8396in" table:align="left"/>
    </style:style>
    <style:style style:name="Table17.A" style:family="table-column">
      <style:table-column-properties style:column-width="0.9944in"/>
    </style:style>
    <style:style style:name="Table17.B" style:family="table-column">
      <style:table-column-properties style:column-width="4.8451in"/>
    </style:style>
    <style:style style:name="Table17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7.B1" style:family="table-cell">
      <style:table-cell-properties style:vertical-align="middle" fo:padding="0.0729in" fo:border="0.05pt solid #000000"/>
    </style:style>
    <style:style style:name="Table17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729in" fo:border="0.05pt solid #000000"/>
    </style:style>
    <style:style style:name="Table17.B4" style:family="table-cell">
      <style:table-cell-properties style:vertical-align="middle" fo:padding="0.0729in" fo:border="0.05pt solid #000000"/>
    </style:style>
    <style:style style:name="Table17.B5" style:family="table-cell">
      <style:table-cell-properties style:vertical-align="middle" fo:padding="0.0729in" fo:border="0.05pt solid #000000"/>
    </style:style>
    <style:style style:name="Table17.B6" style:family="table-cell">
      <style:table-cell-properties style:vertical-align="middle" fo:padding="0.0729in" fo:border="0.05pt solid #000000"/>
    </style:style>
    <style:style style:name="Table17.B7" style:family="table-cell">
      <style:table-cell-properties style:vertical-align="middle" fo:padding="0.0729in" fo:border="0.05pt solid #000000"/>
    </style:style>
    <style:style style:name="Table18" style:family="table">
      <style:table-properties style:width="5.8396in" table:align="left"/>
    </style:style>
    <style:style style:name="Table18.A" style:family="table-column">
      <style:table-column-properties style:column-width="0.9944in"/>
    </style:style>
    <style:style style:name="Table18.B" style:family="table-column">
      <style:table-column-properties style:column-width="4.8451in"/>
    </style:style>
    <style:style style:name="Table18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8.B1" style:family="table-cell">
      <style:table-cell-properties style:vertical-align="middle" fo:padding="0.0729in" fo:border="0.05pt solid #000000"/>
    </style:style>
    <style:style style:name="Table18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729in" fo:border="0.05pt solid #000000"/>
    </style:style>
    <style:style style:name="Table18.B4" style:family="table-cell">
      <style:table-cell-properties style:vertical-align="middle" fo:padding="0.0729in" fo:border="0.05pt solid #000000"/>
    </style:style>
    <style:style style:name="Table18.B5" style:family="table-cell">
      <style:table-cell-properties style:vertical-align="middle" fo:padding="0.0729in" fo:border="0.05pt solid #000000"/>
    </style:style>
    <style:style style:name="Table18.B6" style:family="table-cell">
      <style:table-cell-properties style:vertical-align="middle" fo:padding="0.0729in" fo:border="0.05pt solid #000000"/>
    </style:style>
    <style:style style:name="Table18.B7" style:family="table-cell">
      <style:table-cell-properties style:vertical-align="middle" fo:padding="0.0729in" fo:border="0.05pt solid #000000"/>
    </style:style>
    <style:style style:name="Table19" style:family="table">
      <style:table-properties style:width="5.8396in" table:align="left"/>
    </style:style>
    <style:style style:name="Table19.A" style:family="table-column">
      <style:table-column-properties style:column-width="0.9944in"/>
    </style:style>
    <style:style style:name="Table19.B" style:family="table-column">
      <style:table-column-properties style:column-width="4.8451in"/>
    </style:style>
    <style:style style:name="Table19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9.B1" style:family="table-cell">
      <style:table-cell-properties style:vertical-align="middle" fo:padding="0.0729in" fo:border="0.05pt solid #000000"/>
    </style:style>
    <style:style style:name="Table19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729in" fo:border="0.05pt solid #000000"/>
    </style:style>
    <style:style style:name="Table19.B4" style:family="table-cell">
      <style:table-cell-properties style:vertical-align="middle" fo:padding="0.0729in" fo:border="0.05pt solid #000000"/>
    </style:style>
    <style:style style:name="Table19.B5" style:family="table-cell">
      <style:table-cell-properties style:vertical-align="middle" fo:padding="0.0729in" fo:border="0.05pt solid #000000"/>
    </style:style>
    <style:style style:name="Table19.B6" style:family="table-cell">
      <style:table-cell-properties style:vertical-align="middle" fo:padding="0.0729in" fo:border="0.05pt solid #000000"/>
    </style:style>
    <style:style style:name="Table19.B7" style:family="table-cell">
      <style:table-cell-properties style:vertical-align="middle" fo:padding="0.0729in" fo:border="0.05pt solid #000000"/>
    </style:style>
    <style:style style:name="P1" style:family="paragraph" style:parent-style-name="Standard">
      <style:text-properties officeooo:paragraph-rsid="0011dc3a"/>
    </style:style>
    <style:style style:name="P2" style:family="paragraph" style:parent-style-name="Standard">
      <style:text-properties officeooo:paragraph-rsid="001bdc86"/>
    </style:style>
    <style:style style:name="P3" style:family="paragraph" style:parent-style-name="Standard">
      <style:text-properties officeooo:paragraph-rsid="00252713"/>
    </style:style>
    <style:style style:name="P4" style:family="paragraph" style:parent-style-name="Standard">
      <style:text-properties officeooo:paragraph-rsid="0026f3b6"/>
    </style:style>
    <style:style style:name="P5" style:family="paragraph" style:parent-style-name="Standard">
      <style:text-properties officeooo:paragraph-rsid="0029e52e"/>
    </style:style>
    <style:style style:name="P6" style:family="paragraph" style:parent-style-name="Standard">
      <style:text-properties officeooo:paragraph-rsid="002bb2ac"/>
    </style:style>
    <style:style style:name="P7" style:family="paragraph" style:parent-style-name="Standard">
      <style:text-properties officeooo:paragraph-rsid="002f81e3"/>
    </style:style>
    <style:style style:name="P8" style:family="paragraph" style:parent-style-name="Standard">
      <style:text-properties officeooo:paragraph-rsid="0031448e"/>
    </style:style>
    <style:style style:name="P9" style:family="paragraph" style:parent-style-name="Standard">
      <style:text-properties style:font-name="Arial" fo:font-size="9.69999980926514pt" style:font-size-asian="9.69999980926514pt" style:font-size-complex="9.69999980926514pt"/>
    </style:style>
    <style:style style:name="P10" style:family="paragraph" style:parent-style-name="Standard">
      <style:text-properties officeooo:paragraph-rsid="003904da"/>
    </style:style>
    <style:style style:name="P1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fo:background-color="transparent"/>
    </style:style>
    <style:style style:name="P1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27199" fo:background-color="transparent"/>
    </style:style>
    <style:style style:name="P1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3382f" fo:background-color="transparent"/>
    </style:style>
    <style:style style:name="P1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49ed6" fo:background-color="transparent"/>
    </style:style>
    <style:style style:name="P1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79a8c" fo:background-color="transparent"/>
    </style:style>
    <style:style style:name="P1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52713" fo:background-color="transparent"/>
    </style:style>
    <style:style style:name="P1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6f3b6" fo:background-color="transparent"/>
    </style:style>
    <style:style style:name="P1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9e52e" fo:background-color="transparent"/>
    </style:style>
    <style:style style:name="P1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bb2ac" fo:background-color="transparent"/>
    </style:style>
    <style:style style:name="P2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e08eb" fo:background-color="transparent"/>
    </style:style>
    <style:style style:name="P2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1448e" fo:background-color="transparent"/>
    </style:style>
    <style:style style:name="P2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172ee" fo:background-color="transparent"/>
    </style:style>
    <style:style style:name="P2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2df8b" fo:background-color="transparent"/>
    </style:style>
    <style:style style:name="P2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35be7" fo:background-color="transparent"/>
    </style:style>
    <style:style style:name="P2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904da" fo:background-color="transparent"/>
    </style:style>
    <style:style style:name="P2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b44d7" fo:background-color="transparent"/>
    </style:style>
    <style:style style:name="P2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27199" officeooo:paragraph-rsid="00127199" fo:background-color="transparent"/>
    </style:style>
    <style:style style:name="P2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52713" fo:background-color="transparent"/>
    </style:style>
    <style:style style:name="P2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6f3b6" fo:background-color="transparent"/>
    </style:style>
    <style:style style:name="P3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9e52e" fo:background-color="transparent"/>
    </style:style>
    <style:style style:name="P3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bb2ac" fo:background-color="transparent"/>
    </style:style>
    <style:style style:name="P3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1448e" fo:background-color="transparent"/>
    </style:style>
    <style:style style:name="P3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35655a" officeooo:paragraph-rsid="0035655a" fo:background-color="transparent"/>
    </style:style>
    <style:style style:name="P34" style:family="paragraph" style:parent-style-name="Text_20_body">
      <style:paragraph-properties fo:margin-left="0in" fo:margin-right="0in" fo:widows="1" fo:text-indent="0in" style:auto-text-indent="false" style:writing-mode="lr-tb"/>
    </style:style>
    <style:style style:name="P35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3382f"/>
    </style:style>
    <style:style style:name="P36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49ed6"/>
    </style:style>
    <style:style style:name="P37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79a8c"/>
    </style:style>
    <style:style style:name="P38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52713"/>
    </style:style>
    <style:style style:name="P39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6f3b6"/>
    </style:style>
    <style:style style:name="P40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9e52e"/>
    </style:style>
    <style:style style:name="P41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bb2ac"/>
    </style:style>
    <style:style style:name="P42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1448e"/>
    </style:style>
    <style:style style:name="P43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904da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23131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49ed6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79a8c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bdc86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52713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6f3b6" fo:background-color="transparen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9e52e" fo:background-color="transparen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bb2ac" fo:background-color="transparen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f81e3" fo:background-color="transparen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31448e" fo:background-color="transparen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3904da" fo:background-color="transparen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68618" fo:background-color="transparent"/>
    </style:style>
    <style:style style:name="P5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fo:background-color="transparent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11dc3a" fo:background-color="transparent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1bdc86" fo:background-color="transparent"/>
    </style:style>
    <style:style style:name="P5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52713" fo:background-color="transparent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6f3b6" fo:background-color="transparent"/>
    </style:style>
    <style:style style:name="P6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9e52e" fo:background-color="transparent"/>
    </style:style>
    <style:style style:name="P6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bb2ac" fo:background-color="transparent"/>
    </style:style>
    <style:style style:name="P6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f81e3" fo:background-color="transparent"/>
    </style:style>
    <style:style style:name="P6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31448e" fo:background-color="transparent"/>
    </style:style>
    <style:style style:name="P6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3904da" fo:background-color="transparent"/>
    </style:style>
    <style:style style:name="P6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background-color="transparent"/>
    </style:style>
    <style:style style:name="P6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11dc3a" fo:background-color="transparent"/>
    </style:style>
    <style:style style:name="P6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19ceb0" fo:background-color="transparent"/>
    </style:style>
    <style:style style:name="P6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1bdc86" fo:background-color="transparent"/>
    </style:style>
    <style:style style:name="P7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52713" fo:background-color="transparent"/>
    </style:style>
    <style:style style:name="P7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6f3b6" fo:background-color="transparent"/>
    </style:style>
    <style:style style:name="P7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9e52e" fo:background-color="transparent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e08eb" fo:background-color="transparent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f81e3" fo:background-color="transparent"/>
    </style:style>
    <style:style style:name="P7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31448e" fo:background-color="transparent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3904da" fo:background-color="transparent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11dc3a" fo:background-color="transparent"/>
    </style:style>
    <style:style style:name="P7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1bdc86" fo:background-color="transparent"/>
    </style:style>
    <style:style style:name="P7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52713" fo:background-color="transparent"/>
    </style:style>
    <style:style style:name="P8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6f3b6" fo:background-color="transparent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9e52e" fo:background-color="transparent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bb2ac" fo:background-color="transparent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f81e3" fo:background-color="transparent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31448e" fo:background-color="transparent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bdc86" officeooo:paragraph-rsid="001bdc86" fo:background-color="transparent"/>
    </style:style>
    <style:style style:name="P8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252713" fo:background-color="transparent"/>
    </style:style>
    <style:style style:name="P8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29e52e" fo:background-color="transparent"/>
    </style:style>
    <style:style style:name="P8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2f81e3" fo:background-color="transparent"/>
    </style:style>
    <style:style style:name="P8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2b2414" fo:background-color="transparent"/>
    </style:style>
    <style:style style:name="P9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2bb2ac" fo:background-color="transparent"/>
    </style:style>
    <style:style style:name="P9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2f81e3" fo:background-color="transparent"/>
    </style:style>
    <style:style style:name="P9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31448e" fo:background-color="transparent"/>
    </style:style>
    <style:style style:name="P9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31448e" fo:background-color="transparent"/>
    </style:style>
    <style:style style:name="P9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8e2a5" officeooo:paragraph-rsid="0038e2a5" fo:background-color="transparent"/>
    </style:style>
    <style:style style:name="P9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904da" officeooo:paragraph-rsid="003904da" fo:background-color="transparent"/>
    </style:style>
    <style:style style:name="P9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b44d7" officeooo:paragraph-rsid="003b44d7" fo:background-color="transparent"/>
    </style:style>
    <style:style style:name="P9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11dc3a" fo:background-color="transparent"/>
    </style:style>
    <style:style style:name="P9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1bdc86" fo:background-color="transparent"/>
    </style:style>
    <style:style style:name="P9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52713" fo:background-color="transparent"/>
    </style:style>
    <style:style style:name="P10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6f3b6" fo:background-color="transparent"/>
    </style:style>
    <style:style style:name="P10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9e52e" fo:background-color="transparent"/>
    </style:style>
    <style:style style:name="P10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bb2ac" fo:background-color="transparent"/>
    </style:style>
    <style:style style:name="P103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f81e3" fo:background-color="transparent"/>
    </style:style>
    <style:style style:name="P10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31448e" fo:background-color="transparent"/>
    </style:style>
    <style:style style:name="P105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fo:background-color="transparent"/>
    </style:style>
    <style:style style:name="P106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11dc3a" fo:background-color="transparent"/>
    </style:style>
    <style:style style:name="P10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1bdc86" fo:background-color="transparent"/>
    </style:style>
    <style:style style:name="P10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52713" fo:background-color="transparent"/>
    </style:style>
    <style:style style:name="P10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6f3b6" fo:background-color="transparent"/>
    </style:style>
    <style:style style:name="P11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9e52e" fo:background-color="transparent"/>
    </style:style>
    <style:style style:name="P11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bb2ac" fo:background-color="transparent"/>
    </style:style>
    <style:style style:name="P11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f81e3" fo:background-color="transparent"/>
    </style:style>
    <style:style style:name="P113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31448e" fo:background-color="transparent"/>
    </style:style>
    <style:style style:name="P11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3904da" fo:background-color="transparent"/>
    </style:style>
    <style:style style:name="P115" style:family="paragraph" style:parent-style-name="Table_20_Contents">
      <style:paragraph-properties fo:margin-top="0in" fo:margin-bottom="0in" style:contextual-spacing="false" fo:line-height="120%" style:writing-mode="lr-tb"/>
      <style:text-properties fo:color="#009900" style:font-name="Arial1" fo:font-size="9.75pt" fo:font-weight="bold" fo:background-color="transparent" style:font-weight-asian="bold" style:font-weight-complex="bold"/>
    </style:style>
    <style:style style:name="P116" style:family="paragraph" style:parent-style-name="Table_20_Contents">
      <style:paragraph-properties fo:margin-top="0in" fo:margin-bottom="0in" style:contextual-spacing="false" fo:line-height="120%" style:writing-mode="lr-tb"/>
      <style:text-properties fo:color="#009900" style:font-name="Arial1" fo:font-size="9.75pt" fo:font-weight="bold" officeooo:paragraph-rsid="003904da" fo:background-color="transparent" style:font-weight-asian="bold" style:font-weight-complex="bold"/>
    </style:style>
    <style:style style:name="P117" style:family="paragraph" style:parent-style-name="Table_20_Contents">
      <style:paragraph-properties fo:margin-top="0in" fo:margin-bottom="0in" style:contextual-spacing="false" fo:line-height="120%" style:writing-mode="lr-tb"/>
      <style:text-properties fo:color="#ff3333" style:font-name="Arial1" fo:font-size="9.75pt" fo:font-weight="bold" officeooo:paragraph-rsid="00179a8c" fo:background-color="transparent" style:font-weight-asian="bold" style:font-weight-complex="bold"/>
    </style:style>
    <style:style style:name="P118" style:family="paragraph" style:parent-style-name="Table_20_Contents">
      <style:paragraph-properties fo:margin-top="0in" fo:margin-bottom="0in" style:contextual-spacing="false" fo:line-height="120%" style:writing-mode="lr-tb"/>
      <style:text-properties fo:color="#ff3333" style:font-name="Arial1" fo:font-size="9.75pt" fo:font-weight="bold" officeooo:paragraph-rsid="003904da" fo:background-color="transparent" style:font-weight-asian="bold" style:font-weight-complex="bold"/>
    </style:style>
    <style:style style:name="P119" style:family="paragraph" style:parent-style-name="Standard">
      <style:paragraph-properties style:writing-mode="lr-tb"/>
      <style:text-properties style:font-name="Arial" fo:font-size="9.69999980926514pt" officeooo:paragraph-rsid="0036a37d" style:font-size-asian="9.69999980926514pt" style:font-size-complex="9.69999980926514pt"/>
    </style:style>
    <style:style style:name="P120" style:family="paragraph" style:parent-style-name="Standard">
      <style:text-properties style:font-name="Arial" fo:font-size="9.69999980926514pt" style:font-size-asian="9.69999980926514pt" style:font-size-complex="9.69999980926514pt"/>
    </style:style>
    <style:style style:name="P121" style:family="paragraph" style:parent-style-name="Standard" style:list-style-name="L1">
      <style:text-properties style:font-name="Arial" fo:font-size="9.69999980926514pt" style:font-size-asian="9.69999980926514pt" style:font-size-complex="9.69999980926514pt"/>
    </style:style>
    <style:style style:name="P122" style:family="paragraph" style:parent-style-name="Standard" style:list-style-name="L1">
      <style:text-properties style:font-name="Arial" fo:font-size="9.69999980926514pt" officeooo:paragraph-rsid="0036a37d" style:font-size-asian="9.69999980926514pt" style:font-size-complex="9.69999980926514pt"/>
    </style:style>
    <style:style style:name="P123" style:family="paragraph" style:parent-style-name="Standard" style:list-style-name="L1">
      <style:text-properties style:font-name="Arial" fo:font-size="9.69999980926514pt" officeooo:paragraph-rsid="0038e2a5" style:font-size-asian="9.69999980926514pt" style:font-size-complex="9.69999980926514pt"/>
    </style:style>
    <style:style style:name="P124" style:family="paragraph" style:parent-style-name="Standard">
      <style:text-properties style:font-name="Arial" fo:font-size="9.69999980926514pt" officeooo:paragraph-rsid="00454e72" style:font-size-asian="9.69999980926514pt" style:font-size-complex="9.69999980926514pt"/>
    </style:style>
    <style:style style:name="P125" style:family="paragraph" style:parent-style-name="Standard">
      <style:text-properties style:font-name="Arial" fo:font-size="9.69999980926514pt" officeooo:rsid="00454e72" officeooo:paragraph-rsid="00454e72" style:font-size-asian="9.69999980926514pt" style:font-size-complex="9.69999980926514pt"/>
    </style:style>
    <style:style style:name="P126" style:family="paragraph" style:parent-style-name="Standard">
      <style:text-properties style:font-name="Arial" fo:font-size="9.69999980926514pt" officeooo:paragraph-rsid="0036a37d" style:font-size-asian="9.69999980926514pt" style:font-size-complex="9.69999980926514pt"/>
    </style:style>
    <style:style style:name="P127" style:family="paragraph" style:parent-style-name="Standard">
      <style:text-properties style:font-name="Arial" fo:font-size="9.69999980926514pt" officeooo:paragraph-rsid="0038e2a5" style:font-size-asian="9.69999980926514pt" style:font-size-complex="9.69999980926514pt"/>
    </style:style>
    <style:style style:name="P128" style:family="paragraph" style:parent-style-name="Standard">
      <style:text-properties style:font-name="Arial" fo:font-size="9.69999980926514pt" officeooo:paragraph-rsid="003b44d7" style:font-size-asian="9.69999980926514pt" style:font-size-complex="9.69999980926514pt"/>
    </style:style>
    <style:style style:name="P129" style:family="paragraph" style:parent-style-name="Standard">
      <style:text-properties officeooo:paragraph-rsid="0031448e"/>
    </style:style>
    <style:style style:name="P130" style:family="paragraph" style:parent-style-name="Standard">
      <style:text-properties officeooo:paragraph-rsid="003f3017"/>
    </style:style>
    <style:style style:name="P131" style:family="paragraph" style:parent-style-name="Standard">
      <style:text-properties officeooo:paragraph-rsid="0042c39a"/>
    </style:style>
    <style:style style:name="P132" style:family="paragraph" style:parent-style-name="Standard">
      <style:text-properties officeooo:paragraph-rsid="0046df23"/>
    </style:style>
    <style:style style:name="P133" style:family="paragraph" style:parent-style-name="Standard">
      <style:text-properties officeooo:paragraph-rsid="004c75be"/>
    </style:style>
    <style:style style:name="P134" style:family="paragraph" style:parent-style-name="Standard" style:list-style-name="L1">
      <style:paragraph-properties style:writing-mode="lr-tb"/>
      <style:text-properties style:font-name="Arial" fo:font-size="9.69999980926514pt" officeooo:paragraph-rsid="0036a37d" style:font-size-asian="9.69999980926514pt" style:font-size-complex="9.69999980926514pt"/>
    </style:style>
    <style:style style:name="P135" style:family="paragraph" style:parent-style-name="Standard" style:list-style-name="L1">
      <style:paragraph-properties style:writing-mode="lr-tb"/>
      <style:text-properties style:font-name="Arial" fo:font-size="9.69999980926514pt" officeooo:paragraph-rsid="0038e2a5" style:font-size-asian="9.69999980926514pt" style:font-size-complex="9.69999980926514pt"/>
    </style:style>
    <style:style style:name="P136" style:family="paragraph" style:parent-style-name="Standard">
      <style:paragraph-properties style:writing-mode="lr-tb"/>
      <style:text-properties style:font-name="Arial" fo:font-size="9.69999980926514pt" officeooo:paragraph-rsid="0038e2a5" style:font-size-asian="9.69999980926514pt" style:font-size-complex="9.69999980926514pt"/>
    </style:style>
    <style:style style:name="P137" style:family="paragraph" style:parent-style-name="Standard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c18b5" fo:background-color="transparent"/>
    </style:style>
    <style:style style:name="P138" style:family="paragraph" style:parent-style-name="Standard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c4d19" fo:background-color="transparent"/>
    </style:style>
    <style:style style:name="P139" style:family="paragraph" style:parent-style-name="Standard">
      <style:paragraph-properties fo:margin-left="0in" fo:margin-right="0in" fo:widows="1" fo:text-indent="0in" style:auto-text-indent="false" style:writing-mode="lr-tb"/>
      <style:text-properties officeooo:paragraph-rsid="003f3017"/>
    </style:style>
    <style:style style:name="P140" style:family="paragraph" style:parent-style-name="Standard">
      <style:paragraph-properties fo:margin-left="0in" fo:margin-right="0in" fo:widows="1" fo:text-indent="0in" style:auto-text-indent="false" style:writing-mode="lr-tb"/>
      <style:text-properties officeooo:paragraph-rsid="0042c39a"/>
    </style:style>
    <style:style style:name="P141" style:family="paragraph" style:parent-style-name="Standard">
      <style:paragraph-properties fo:margin-left="0in" fo:margin-right="0in" fo:widows="1" fo:text-indent="0in" style:auto-text-indent="false" style:writing-mode="lr-tb"/>
      <style:text-properties officeooo:paragraph-rsid="0046df23"/>
    </style:style>
    <style:style style:name="P142" style:family="paragraph" style:parent-style-name="Text_20_body" style:list-style-name="L1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68618" fo:background-color="transparent"/>
    </style:style>
    <style:style style:name="P14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3f3017" fo:background-color="transparent"/>
    </style:style>
    <style:style style:name="P14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42c39a" fo:background-color="transparent"/>
    </style:style>
    <style:style style:name="P145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46df23" fo:background-color="transparent"/>
    </style:style>
    <style:style style:name="P14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4c75be" fo:background-color="transparent"/>
    </style:style>
    <style:style style:name="P147" style:family="paragraph" style:parent-style-name="Text_20_body" style:list-style-name="L1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officeooo:paragraph-rsid="00168618"/>
    </style:style>
    <style:style style:name="P148" style:family="paragraph" style:parent-style-name="Text_20_body" style:list-style-name="L1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68618" fo:background-color="transparent"/>
    </style:style>
    <style:style style:name="P14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52713" fo:background-color="transparent"/>
    </style:style>
    <style:style style:name="P15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c18b5" fo:background-color="transparent"/>
    </style:style>
    <style:style style:name="P15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6f3b6" fo:background-color="transparent"/>
    </style:style>
    <style:style style:name="P15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c4d19" fo:background-color="transparent"/>
    </style:style>
    <style:style style:name="P15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e08eb" fo:background-color="transparent"/>
    </style:style>
    <style:style style:name="P15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bb2ac" fo:background-color="transparent"/>
    </style:style>
    <style:style style:name="P15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ecd14" fo:background-color="transparent"/>
    </style:style>
    <style:style style:name="P15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f3017" fo:background-color="transparent"/>
    </style:style>
    <style:style style:name="P15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19bd5" fo:background-color="transparent"/>
    </style:style>
    <style:style style:name="P15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2c39a" fo:background-color="transparent"/>
    </style:style>
    <style:style style:name="P15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38ef2" fo:background-color="transparent"/>
    </style:style>
    <style:style style:name="P16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53304" fo:background-color="transparent"/>
    </style:style>
    <style:style style:name="P16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6df23" fo:background-color="transparent"/>
    </style:style>
    <style:style style:name="P16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89bd1" fo:background-color="transparent"/>
    </style:style>
    <style:style style:name="P16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c75be" fo:background-color="transparent"/>
    </style:style>
    <style:style style:name="P16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35655a" officeooo:paragraph-rsid="003c18b5" fo:background-color="transparent"/>
    </style:style>
    <style:style style:name="P16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c18b5" fo:background-color="transparent"/>
    </style:style>
    <style:style style:name="P16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c4d19" fo:background-color="transparent"/>
    </style:style>
    <style:style style:name="P16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ecd14" fo:background-color="transparent"/>
    </style:style>
    <style:style style:name="P16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f3017" fo:background-color="transparent"/>
    </style:style>
    <style:style style:name="P16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42c39a" fo:background-color="transparent"/>
    </style:style>
    <style:style style:name="P17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46df23" fo:background-color="transparent"/>
    </style:style>
    <style:style style:name="P17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4c75be" fo:background-color="transparent"/>
    </style:style>
    <style:style style:name="P17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3c18b5" officeooo:paragraph-rsid="003c18b5" fo:background-color="transparent"/>
    </style:style>
    <style:style style:name="P17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27199" officeooo:paragraph-rsid="003f3017" fo:background-color="transparent"/>
    </style:style>
    <style:style style:name="P17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27199" officeooo:paragraph-rsid="0046df23" fo:background-color="transparent"/>
    </style:style>
    <style:style style:name="P175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c18b5"/>
    </style:style>
    <style:style style:name="P176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c4d19"/>
    </style:style>
    <style:style style:name="P177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ecd14"/>
    </style:style>
    <style:style style:name="P178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f3017"/>
    </style:style>
    <style:style style:name="P179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46df23"/>
    </style:style>
    <style:style style:name="P180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4c75be"/>
    </style:style>
    <style:style style:name="P18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fo:font-weight="normal" officeooo:rsid="0011ba8a" officeooo:paragraph-rsid="001d69d2" fo:background-color="transparent" style:font-weight-asian="normal" style:font-weight-complex="normal"/>
    </style:style>
    <style:style style:name="P18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fo:font-weight="normal" officeooo:rsid="0011ba8a" officeooo:paragraph-rsid="003904da" fo:background-color="transparent" style:font-weight-asian="normal" style:font-weight-complex="normal"/>
    </style:style>
    <style:style style:name="P18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1dc3a" fo:background-color="transparent"/>
    </style:style>
    <style:style style:name="P18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79a8c" fo:background-color="transparent"/>
    </style:style>
    <style:style style:name="P18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904da" fo:background-color="transparent"/>
    </style:style>
    <style:style style:name="P18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23131" fo:background-color="transparent"/>
    </style:style>
    <style:style style:name="P18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bdc86" fo:background-color="transparent"/>
    </style:style>
    <style:style style:name="P18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52713" fo:background-color="transparent"/>
    </style:style>
    <style:style style:name="P18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6f3b6" fo:background-color="transparent"/>
    </style:style>
    <style:style style:name="P19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9e52e" fo:background-color="transparent"/>
    </style:style>
    <style:style style:name="P19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bb2ac" fo:background-color="transparent"/>
    </style:style>
    <style:style style:name="P19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f81e3" fo:background-color="transparent"/>
    </style:style>
    <style:style style:name="P19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1448e" fo:background-color="transparent"/>
    </style:style>
    <style:style style:name="P19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f3017" fo:background-color="transparent"/>
    </style:style>
    <style:style style:name="P19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42c39a" fo:background-color="transparent"/>
    </style:style>
    <style:style style:name="P19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46df23" fo:background-color="transparent"/>
    </style:style>
    <style:style style:name="P19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4c75be" fo:background-color="transparent"/>
    </style:style>
    <style:style style:name="P19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fo:background-color="transparent"/>
    </style:style>
    <style:style style:name="P19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79a8c" fo:background-color="transparent"/>
    </style:style>
    <style:style style:name="P20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904da" fo:background-color="transparent"/>
    </style:style>
    <style:style style:name="P20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1dc3a" fo:background-color="transparent"/>
    </style:style>
    <style:style style:name="P20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23131" fo:background-color="transparent"/>
    </style:style>
    <style:style style:name="P20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bdc86" fo:background-color="transparent"/>
    </style:style>
    <style:style style:name="P20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52713" fo:background-color="transparent"/>
    </style:style>
    <style:style style:name="P20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6f3b6" fo:background-color="transparent"/>
    </style:style>
    <style:style style:name="P20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9e52e" fo:background-color="transparent"/>
    </style:style>
    <style:style style:name="P20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bb2ac" fo:background-color="transparent"/>
    </style:style>
    <style:style style:name="P20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f81e3" fo:background-color="transparent"/>
    </style:style>
    <style:style style:name="P20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1448e" fo:background-color="transparent"/>
    </style:style>
    <style:style style:name="P21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f3017" fo:background-color="transparent"/>
    </style:style>
    <style:style style:name="P21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42c39a" fo:background-color="transparent"/>
    </style:style>
    <style:style style:name="P21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46df23" fo:background-color="transparent"/>
    </style:style>
    <style:style style:name="P21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4c75be" fo:background-color="transparent"/>
    </style:style>
    <style:style style:name="P21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79a8c" officeooo:paragraph-rsid="00179a8c" fo:background-color="transparent"/>
    </style:style>
    <style:style style:name="P21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79a8c" officeooo:paragraph-rsid="003904da" fo:background-color="transparent"/>
    </style:style>
    <style:style style:name="P21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3934f9" officeooo:paragraph-rsid="003934f9" fo:background-color="transparent"/>
    </style:style>
    <style:style style:name="P21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ba8a" officeooo:paragraph-rsid="0011dc3a" fo:background-color="transparent"/>
    </style:style>
    <style:style style:name="P21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79a8c"/>
    </style:style>
    <style:style style:name="P21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904da"/>
    </style:style>
    <style:style style:name="P22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officeooo:rsid="003904da" officeooo:paragraph-rsid="003904da"/>
    </style:style>
    <style:style style:name="P22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paragraph-rsid="0011dc3a" fo:background-color="transparent"/>
    </style:style>
    <style:style style:name="P22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paragraph-rsid="00179a8c" fo:background-color="transparent"/>
    </style:style>
    <style:style style:name="P22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paragraph-rsid="003904da" fo:background-color="transparent"/>
    </style:style>
    <style:style style:name="P22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1dc3a" fo:background-color="transparent"/>
    </style:style>
    <style:style style:name="P22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23131" fo:background-color="transparent"/>
    </style:style>
    <style:style style:name="P22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bdc86" fo:background-color="transparent"/>
    </style:style>
    <style:style style:name="P22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52713" fo:background-color="transparent"/>
    </style:style>
    <style:style style:name="P22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6f3b6" fo:background-color="transparent"/>
    </style:style>
    <style:style style:name="P22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9e52e" fo:background-color="transparent"/>
    </style:style>
    <style:style style:name="P23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bb2ac" fo:background-color="transparent"/>
    </style:style>
    <style:style style:name="P23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f81e3" fo:background-color="transparent"/>
    </style:style>
    <style:style style:name="P23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31448e" fo:background-color="transparent"/>
    </style:style>
    <style:style style:name="P23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3f3017" fo:background-color="transparent"/>
    </style:style>
    <style:style style:name="P23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42c39a" fo:background-color="transparent"/>
    </style:style>
    <style:style style:name="P23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46df23" fo:background-color="transparent"/>
    </style:style>
    <style:style style:name="P23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4c75be" fo:background-color="transparent"/>
    </style:style>
    <style:style style:name="P23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style:font-name="Arial" fo:font-size="9.69999980926514pt" officeooo:rsid="001d69d2" officeooo:paragraph-rsid="001d69d2" style:font-size-asian="9.69999980926514pt" style:font-size-complex="9.69999980926514pt"/>
    </style:style>
    <style:style style:name="P238" style:family="paragraph" style:parent-style-name="Table_20_Contents" style:list-style-name="L1">
      <style:paragraph-properties fo:margin-left="-0.4925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3904da" officeooo:paragraph-rsid="003904da" fo:background-color="transparent"/>
    </style:style>
    <style:style style:name="P239" style:family="paragraph" style:parent-style-name="Table_20_Contents" style:list-style-name="L1">
      <style:paragraph-properties fo:margin-left="-0.4925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904da" fo:background-color="transparent"/>
    </style:style>
    <style:style style:name="P240" style:family="paragraph" style:parent-style-name="Table_20_Contents" style:list-style-name="L1">
      <style:paragraph-properties style:writing-mode="lr-tb"/>
      <style:text-properties style:font-name="Arial" fo:font-size="9.69999980926514pt" officeooo:paragraph-rsid="00252713" style:font-size-asian="9.69999980926514pt" style:font-size-complex="9.69999980926514pt"/>
    </style:style>
    <style:style style:name="P241" style:family="paragraph" style:parent-style-name="Table_20_Contents" style:list-style-name="L1">
      <style:paragraph-properties style:writing-mode="lr-tb"/>
      <style:text-properties style:font-name="Arial" fo:font-size="9.69999980926514pt" officeooo:paragraph-rsid="0026f3b6" style:font-size-asian="9.69999980926514pt" style:font-size-complex="9.69999980926514pt"/>
    </style:style>
    <style:style style:name="P242" style:family="paragraph" style:parent-style-name="Table_20_Contents" style:list-style-name="L1">
      <style:paragraph-properties style:writing-mode="lr-tb"/>
      <style:text-properties style:font-name="Arial" fo:font-size="9.69999980926514pt" officeooo:paragraph-rsid="0029e52e" style:font-size-asian="9.69999980926514pt" style:font-size-complex="9.69999980926514pt"/>
    </style:style>
    <style:style style:name="P243" style:family="paragraph" style:parent-style-name="Table_20_Contents" style:list-style-name="L1">
      <style:paragraph-properties style:writing-mode="lr-tb"/>
      <style:text-properties style:font-name="Arial" fo:font-size="9.69999980926514pt" officeooo:paragraph-rsid="002bb2ac" style:font-size-asian="9.69999980926514pt" style:font-size-complex="9.69999980926514pt"/>
    </style:style>
    <style:style style:name="P244" style:family="paragraph" style:parent-style-name="Table_20_Contents" style:list-style-name="L1">
      <style:paragraph-properties style:writing-mode="lr-tb"/>
      <style:text-properties style:font-name="Arial" fo:font-size="9.69999980926514pt" officeooo:paragraph-rsid="002f81e3" style:font-size-asian="9.69999980926514pt" style:font-size-complex="9.69999980926514pt"/>
    </style:style>
    <style:style style:name="P245" style:family="paragraph" style:parent-style-name="Table_20_Contents" style:list-style-name="L1">
      <style:paragraph-properties style:writing-mode="lr-tb"/>
      <style:text-properties style:font-name="Arial" fo:font-size="9.69999980926514pt" officeooo:paragraph-rsid="0031448e" style:font-size-asian="9.69999980926514pt" style:font-size-complex="9.69999980926514pt"/>
    </style:style>
    <style:style style:name="P246" style:family="paragraph" style:parent-style-name="Table_20_Contents" style:list-style-name="L1">
      <style:paragraph-properties style:writing-mode="lr-tb"/>
      <style:text-properties style:font-name="Arial" fo:font-size="9.69999980926514pt" officeooo:paragraph-rsid="003f3017" style:font-size-asian="9.69999980926514pt" style:font-size-complex="9.69999980926514pt"/>
    </style:style>
    <style:style style:name="P247" style:family="paragraph" style:parent-style-name="Table_20_Contents" style:list-style-name="L1">
      <style:paragraph-properties style:writing-mode="lr-tb"/>
      <style:text-properties style:font-name="Arial" fo:font-size="9.69999980926514pt" officeooo:paragraph-rsid="0042c39a" style:font-size-asian="9.69999980926514pt" style:font-size-complex="9.69999980926514pt"/>
    </style:style>
    <style:style style:name="P248" style:family="paragraph" style:parent-style-name="Table_20_Contents" style:list-style-name="L1">
      <style:paragraph-properties style:writing-mode="lr-tb"/>
      <style:text-properties style:font-name="Arial" fo:font-size="9.69999980926514pt" officeooo:paragraph-rsid="0046df23" style:font-size-asian="9.69999980926514pt" style:font-size-complex="9.69999980926514pt"/>
    </style:style>
    <style:style style:name="P249" style:family="paragraph" style:parent-style-name="Table_20_Contents" style:list-style-name="L1">
      <style:paragraph-properties style:writing-mode="lr-tb"/>
      <style:text-properties style:font-name="Arial" fo:font-size="9.69999980926514pt" officeooo:paragraph-rsid="004c75be" style:font-size-asian="9.69999980926514pt" style:font-size-complex="9.69999980926514pt"/>
    </style:style>
    <style:style style:name="P250" style:family="paragraph" style:parent-style-name="Table_20_Contents" style:list-style-name="L1">
      <style:paragraph-properties style:writing-mode="lr-tb"/>
      <style:text-properties style:font-name="Arial" fo:font-size="9.69999980926514pt" officeooo:rsid="003b44d7" officeooo:paragraph-rsid="003b44d7" style:font-size-asian="9.69999980926514pt" style:font-size-complex="9.69999980926514pt"/>
    </style:style>
    <style:style style:name="P251" style:family="paragraph" style:parent-style-name="Table_20_Contents" style:list-style-name="L1">
      <style:paragraph-properties style:writing-mode="lr-tb"/>
      <style:text-properties style:font-name="Arial" fo:font-size="9.69999980926514pt" officeooo:rsid="003f3017" officeooo:paragraph-rsid="003f3017" style:font-size-asian="9.69999980926514pt" style:font-size-complex="9.69999980926514pt"/>
    </style:style>
    <style:style style:name="P252" style:family="paragraph" style:parent-style-name="Table_20_Contents" style:list-style-name="L1">
      <style:paragraph-properties style:writing-mode="lr-tb"/>
      <style:text-properties style:font-name="Arial" fo:font-size="9.69999980926514pt" officeooo:rsid="003f3017" officeooo:paragraph-rsid="0042c39a" style:font-size-asian="9.69999980926514pt" style:font-size-complex="9.69999980926514pt"/>
    </style:style>
    <style:style style:name="P253" style:family="paragraph" style:parent-style-name="Table_20_Contents" style:list-style-name="L1">
      <style:paragraph-properties style:writing-mode="lr-tb"/>
      <style:text-properties style:font-name="Arial" fo:font-size="9.69999980926514pt" officeooo:rsid="003f3017" officeooo:paragraph-rsid="0046df23" style:font-size-asian="9.69999980926514pt" style:font-size-complex="9.69999980926514pt"/>
    </style:style>
    <style:style style:name="P254" style:family="paragraph" style:parent-style-name="Table_20_Contents" style:list-style-name="L1">
      <style:paragraph-properties style:writing-mode="lr-tb"/>
      <style:text-properties style:font-name="Arial" fo:font-size="9.69999980926514pt" officeooo:rsid="003f3017" officeooo:paragraph-rsid="004c75be" style:font-size-asian="9.69999980926514pt" style:font-size-complex="9.69999980926514pt"/>
    </style:style>
    <style:style style:name="P255" style:family="paragraph" style:parent-style-name="Table_20_Contents">
      <style:paragraph-properties style:writing-mode="lr-tb"/>
      <style:text-properties style:font-name="Arial" fo:font-size="9.69999980926514pt" officeooo:rsid="003f3017" officeooo:paragraph-rsid="003f3017" style:font-size-asian="9.69999980926514pt" style:font-size-complex="9.69999980926514pt"/>
    </style:style>
    <style:style style:name="P256" style:family="paragraph" style:parent-style-name="Table_20_Contents">
      <style:paragraph-properties style:writing-mode="lr-tb"/>
      <style:text-properties style:font-name="Arial" fo:font-size="9.69999980926514pt" officeooo:rsid="003f3017" officeooo:paragraph-rsid="0042c39a" style:font-size-asian="9.69999980926514pt" style:font-size-complex="9.69999980926514pt"/>
    </style:style>
    <style:style style:name="P257" style:family="paragraph" style:parent-style-name="Table_20_Contents">
      <style:paragraph-properties style:writing-mode="lr-tb"/>
      <style:text-properties style:font-name="Arial" fo:font-size="9.69999980926514pt" officeooo:rsid="003f3017" officeooo:paragraph-rsid="0046df23" style:font-size-asian="9.69999980926514pt" style:font-size-complex="9.69999980926514pt"/>
    </style:style>
    <style:style style:name="P258" style:family="paragraph" style:parent-style-name="Table_20_Contents">
      <style:paragraph-properties style:writing-mode="lr-tb"/>
      <style:text-properties style:font-name="Arial" fo:font-size="9.69999980926514pt" officeooo:rsid="003f3017" officeooo:paragraph-rsid="004c75be" style:font-size-asian="9.69999980926514pt" style:font-size-complex="9.69999980926514pt"/>
    </style:style>
    <style:style style:name="P259" style:family="paragraph" style:parent-style-name="Table_20_Contents" style:list-style-name="L1">
      <style:paragraph-properties style:writing-mode="lr-tb"/>
      <style:text-properties style:font-name="Arial" fo:font-size="9.69999980926514pt" officeooo:rsid="00453304" officeooo:paragraph-rsid="00453304" style:font-size-asian="9.69999980926514pt" style:font-size-complex="9.69999980926514pt"/>
    </style:style>
    <style:style style:name="P260" style:family="paragraph" style:parent-style-name="Table_20_Contents">
      <style:paragraph-properties style:writing-mode="lr-tb"/>
      <style:text-properties style:font-name="Arial" fo:font-size="9.69999980926514pt" officeooo:rsid="00453304" officeooo:paragraph-rsid="00453304" style:font-size-asian="9.69999980926514pt" style:font-size-complex="9.69999980926514pt"/>
    </style:style>
    <style:style style:name="P26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c18b5" officeooo:paragraph-rsid="003c18b5" fo:background-color="transparent"/>
    </style:style>
    <style:style style:name="P26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c4d19" officeooo:paragraph-rsid="003c4d19" fo:background-color="transparent"/>
    </style:style>
    <style:style style:name="P26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cd51b" officeooo:paragraph-rsid="003cd51b" fo:background-color="transparent"/>
    </style:style>
    <style:style style:name="P26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3f3017" fo:background-color="transparent"/>
    </style:style>
    <style:style style:name="P26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42c39a" fo:background-color="transparent"/>
    </style:style>
    <style:style style:name="P26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46df23" fo:background-color="transparent"/>
    </style:style>
    <style:style style:name="P26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4c75be" fo:background-color="transparent"/>
    </style:style>
    <style:style style:name="P26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3f3017" fo:background-color="transparent"/>
    </style:style>
    <style:style style:name="P26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42c39a" fo:background-color="transparent"/>
    </style:style>
    <style:style style:name="P27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46df23" fo:background-color="transparent"/>
    </style:style>
    <style:style style:name="P27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4c75be" fo:background-color="transparent"/>
    </style:style>
    <style:style style:name="P27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3f3017" fo:background-color="transparent"/>
    </style:style>
    <style:style style:name="P27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42c39a" fo:background-color="transparent"/>
    </style:style>
    <style:style style:name="P27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46df23" fo:background-color="transparent"/>
    </style:style>
    <style:style style:name="P27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4c75be" fo:background-color="transparent"/>
    </style:style>
    <style:style style:name="P27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3f3017" fo:background-color="transparent"/>
    </style:style>
    <style:style style:name="P27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f3017" officeooo:paragraph-rsid="003f3017" fo:background-color="transparent"/>
    </style:style>
    <style:style style:name="P27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f3017" officeooo:paragraph-rsid="0042c39a" fo:background-color="transparent"/>
    </style:style>
    <style:style style:name="P27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f3017" officeooo:paragraph-rsid="0046df23" fo:background-color="transparent"/>
    </style:style>
    <style:style style:name="P28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f3017" officeooo:paragraph-rsid="004c75be" fo:background-color="transparent"/>
    </style:style>
    <style:style style:name="P28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453304" officeooo:paragraph-rsid="00453304" fo:background-color="transparent"/>
    </style:style>
    <style:style style:name="P28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46df23" officeooo:paragraph-rsid="0046df23" fo:background-color="transparent"/>
    </style:style>
    <style:style style:name="P28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46df23" officeooo:paragraph-rsid="004c75be" fo:background-color="transparent"/>
    </style:style>
    <style:style style:name="P28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3f3017" fo:background-color="transparent"/>
    </style:style>
    <style:style style:name="P28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42c39a" fo:background-color="transparent"/>
    </style:style>
    <style:style style:name="P28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46df23" fo:background-color="transparent"/>
    </style:style>
    <style:style style:name="P28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4c75be" fo:background-color="transparent"/>
    </style:style>
    <style:style style:name="P28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3f3017" fo:background-color="transparent"/>
    </style:style>
    <style:style style:name="P28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42c39a" fo:background-color="transparent"/>
    </style:style>
    <style:style style:name="P29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46df23" fo:background-color="transparent"/>
    </style:style>
    <style:style style:name="P29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4c75be" fo:background-color="transparent"/>
    </style:style>
    <style:style style:name="P29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3f3017" fo:background-color="transparent"/>
    </style:style>
    <style:style style:name="P293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42c39a" fo:background-color="transparent"/>
    </style:style>
    <style:style style:name="P29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46df23" fo:background-color="transparent"/>
    </style:style>
    <style:style style:name="P295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4c75be" fo:background-color="transparent"/>
    </style:style>
    <style:style style:name="T1" style:family="text">
      <style:text-properties fo:color="#000000" style:font-name="Arial1" fo:font-size="9.75pt" fo:background-color="transparent" loext:char-shading-value="0"/>
    </style:style>
    <style:style style:name="T2" style:family="text">
      <style:text-properties fo:color="#000000" style:font-name="Arial1" fo:font-size="9.75pt" officeooo:rsid="0011ba8a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8c" fo:background-color="transparent" loext:char-shading-value="0"/>
    </style:style>
    <style:style style:name="T5" style:family="text">
      <style:text-properties officeooo:rsid="0011dc3a"/>
    </style:style>
    <style:style style:name="T6" style:family="text">
      <style:text-properties fo:font-variant="normal" fo:text-transform="none" fo:color="#000000" style:font-name="Arial1" fo:font-size="9.7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000000" style:font-name="Arial1" fo:font-size="9.75pt" fo:letter-spacing="normal" fo:font-style="normal" fo:font-weight="normal" officeooo:rsid="00127199" fo:background-color="transparent" loext:char-shading-value="0"/>
    </style:style>
    <style:style style:name="T8" style:family="text">
      <style:text-properties fo:font-variant="normal" fo:text-transform="none" fo:color="#000000" style:font-name="Arial1" fo:font-size="9.75pt" fo:letter-spacing="normal" fo:font-style="normal" fo:font-weight="normal" officeooo:rsid="0013382f" fo:background-color="transparent" loext:char-shading-value="0"/>
    </style:style>
    <style:style style:name="T9" style:family="text">
      <style:text-properties fo:font-variant="normal" fo:text-transform="none" fo:color="#000000" style:font-name="Arial1" fo:font-size="9.75pt" fo:letter-spacing="normal" fo:font-style="normal" fo:font-weight="normal" officeooo:rsid="0011dc3a" fo:background-color="transparent" loext:char-shading-value="0"/>
    </style:style>
    <style:style style:name="T10" style:family="text">
      <style:text-properties fo:font-variant="normal" fo:text-transform="none" fo:color="#000000" style:font-name="Arial1" fo:font-size="9.75pt" fo:letter-spacing="normal" fo:font-style="normal" fo:font-weight="normal" officeooo:rsid="00168618" fo:background-color="transparent" loext:char-shading-value="0"/>
    </style:style>
    <style:style style:name="T11" style:family="text">
      <style:text-properties fo:font-variant="normal" fo:text-transform="none" fo:color="#000000" style:font-name="Arial1" fo:font-size="9.75pt" fo:letter-spacing="normal" fo:font-style="normal" fo:font-weight="normal" officeooo:rsid="00179a8c" fo:background-color="transparent" loext:char-shading-value="0"/>
    </style:style>
    <style:style style:name="T12" style:family="text">
      <style:text-properties fo:font-variant="normal" fo:text-transform="none" fo:color="#000000" style:font-name="Arial1" fo:font-size="9.75pt" fo:letter-spacing="normal" fo:font-style="normal" fo:font-weight="normal" officeooo:rsid="001e4039" fo:background-color="transparent" loext:char-shading-value="0"/>
    </style:style>
    <style:style style:name="T13" style:family="text">
      <style:text-properties fo:font-variant="normal" fo:text-transform="none" fo:color="#000000" style:font-name="Arial1" fo:font-size="9.75pt" fo:letter-spacing="normal" fo:font-style="normal" fo:font-weight="normal" officeooo:rsid="00233735" fo:background-color="transparent" loext:char-shading-value="0"/>
    </style:style>
    <style:style style:name="T14" style:family="text">
      <style:text-properties fo:font-variant="normal" fo:text-transform="none" fo:color="#000000" style:font-name="Arial1" fo:font-size="9.75pt" fo:letter-spacing="normal" fo:font-style="normal" fo:font-weight="normal" officeooo:rsid="002e08eb" fo:background-color="transparent" loext:char-shading-value="0"/>
    </style:style>
    <style:style style:name="T15" style:family="text">
      <style:text-properties fo:font-variant="normal" fo:text-transform="none" fo:color="#000000" style:font-name="Arial1" fo:font-size="9.75pt" fo:letter-spacing="normal" fo:font-style="normal" fo:font-weight="normal" officeooo:rsid="00149ed6" fo:background-color="transparent" loext:char-shading-value="0"/>
    </style:style>
    <style:style style:name="T16" style:family="text">
      <style:text-properties fo:font-variant="normal" fo:text-transform="none" fo:color="#000000" style:font-name="Arial1" fo:font-size="9.75pt" fo:letter-spacing="normal" fo:font-style="normal" fo:font-weight="normal" officeooo:rsid="003904da" fo:background-color="transparent" loext:char-shading-value="0"/>
    </style:style>
    <style:style style:name="T17" style:family="text">
      <style:text-properties fo:font-variant="normal" fo:text-transform="none" fo:color="#000000" style:font-name="Arial1" fo:font-size="9.75pt" fo:letter-spacing="normal" fo:font-style="normal" fo:font-weight="normal" officeooo:rsid="003c18b5" fo:background-color="transparent" loext:char-shading-value="0"/>
    </style:style>
    <style:style style:name="T18" style:family="text">
      <style:text-properties fo:font-variant="normal" fo:text-transform="none" fo:color="#000000" style:font-name="Arial1" fo:font-size="9.75pt" fo:letter-spacing="normal" fo:font-style="normal" fo:font-weight="normal" officeooo:rsid="003c4d19" fo:background-color="transparent" loext:char-shading-value="0"/>
    </style:style>
    <style:style style:name="T19" style:family="text">
      <style:text-properties fo:font-variant="normal" fo:text-transform="none" fo:color="#000000" style:font-name="Arial1" fo:font-size="9.75pt" fo:letter-spacing="normal" fo:font-style="normal" fo:font-weight="normal" officeooo:rsid="003cb75f" fo:background-color="transparent" loext:char-shading-value="0"/>
    </style:style>
    <style:style style:name="T20" style:family="text">
      <style:text-properties fo:font-variant="normal" fo:text-transform="none" fo:color="#000000" style:font-name="Arial1" fo:font-size="9.75pt" fo:letter-spacing="normal" fo:font-style="normal" fo:font-weight="normal" officeooo:rsid="003f3017" fo:background-color="transparent" loext:char-shading-value="0"/>
    </style:style>
    <style:style style:name="T21" style:family="text">
      <style:text-properties officeooo:rsid="00127199"/>
    </style:style>
    <style:style style:name="T22" style:family="text">
      <style:text-properties officeooo:rsid="0013382f"/>
    </style:style>
    <style:style style:name="T23" style:family="text">
      <style:text-properties officeooo:rsid="00149ed6"/>
    </style:style>
    <style:style style:name="T24" style:family="text">
      <style:text-properties officeooo:rsid="00168618"/>
    </style:style>
    <style:style style:name="T25" style:family="text">
      <style:text-properties officeooo:rsid="00179a8c"/>
    </style:style>
    <style:style style:name="T26" style:family="text">
      <style:text-properties officeooo:rsid="0019ceb0"/>
    </style:style>
    <style:style style:name="T27" style:family="text">
      <style:text-properties officeooo:rsid="001e4039"/>
    </style:style>
    <style:style style:name="T28" style:family="text">
      <style:text-properties officeooo:rsid="00252713"/>
    </style:style>
    <style:style style:name="T29" style:family="text">
      <style:text-properties officeooo:rsid="0026f3b6"/>
    </style:style>
    <style:style style:name="T30" style:family="text">
      <style:text-properties officeooo:rsid="002b2414"/>
    </style:style>
    <style:style style:name="T31" style:family="text">
      <style:text-properties officeooo:rsid="002bb2ac"/>
    </style:style>
    <style:style style:name="T32" style:family="text">
      <style:text-properties officeooo:rsid="002e08eb"/>
    </style:style>
    <style:style style:name="T33" style:family="text">
      <style:text-properties officeooo:rsid="0031448e"/>
    </style:style>
    <style:style style:name="T34" style:family="text">
      <style:text-properties officeooo:rsid="003172ee"/>
    </style:style>
    <style:style style:name="T35" style:family="text">
      <style:text-properties officeooo:rsid="0036a37d"/>
    </style:style>
    <style:style style:name="T36" style:family="text">
      <style:text-properties officeooo:rsid="003904da"/>
    </style:style>
    <style:style style:name="T37" style:family="text">
      <style:text-properties officeooo:rsid="003934f9"/>
    </style:style>
    <style:style style:name="T38" style:family="text">
      <style:text-properties officeooo:rsid="003b44d7"/>
    </style:style>
    <style:style style:name="T39" style:family="text">
      <style:text-properties officeooo:rsid="003c18b5"/>
    </style:style>
    <style:style style:name="T40" style:family="text">
      <style:text-properties officeooo:rsid="003c4d19"/>
    </style:style>
    <style:style style:name="T41" style:family="text">
      <style:text-properties officeooo:rsid="003cb75f"/>
    </style:style>
    <style:style style:name="T42" style:family="text">
      <style:text-properties officeooo:rsid="003cd51b"/>
    </style:style>
    <style:style style:name="T43" style:family="text">
      <style:text-properties officeooo:rsid="003ecd14"/>
    </style:style>
    <style:style style:name="T44" style:family="text">
      <style:text-properties officeooo:rsid="003f3017"/>
    </style:style>
    <style:style style:name="T45" style:family="text">
      <style:text-properties officeooo:rsid="00403d55"/>
    </style:style>
    <style:style style:name="T46" style:family="text">
      <style:text-properties officeooo:rsid="00419bd5"/>
    </style:style>
    <style:style style:name="T47" style:family="text">
      <style:text-properties officeooo:rsid="0042c39a"/>
    </style:style>
    <style:style style:name="T48" style:family="text">
      <style:text-properties officeooo:rsid="00437ebd"/>
    </style:style>
    <style:style style:name="T49" style:family="text">
      <style:text-properties officeooo:rsid="00438ef2"/>
    </style:style>
    <style:style style:name="T50" style:family="text">
      <style:text-properties officeooo:rsid="00453304"/>
    </style:style>
    <style:style style:name="T51" style:family="text">
      <style:text-properties officeooo:rsid="00454e72"/>
    </style:style>
    <style:style style:name="T52" style:family="text">
      <style:text-properties officeooo:rsid="0046df23"/>
    </style:style>
    <style:style style:name="T53" style:family="text">
      <style:text-properties officeooo:rsid="00489bd1"/>
    </style:style>
    <style:style style:name="T54" style:family="text">
      <style:text-properties officeooo:rsid="004c75be"/>
    </style:style>
    <style:style style:name="T55" style:family="text">
      <style:text-properties officeooo:rsid="004d458b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0354in" text:min-label-width="0.1965in"/>
      </text:list-level-style-bullet>
      <text:list-level-style-bullet text:level="3" text:style-name="Bullet_20_Symbols" style:num-suffix="." text:bullet-char="•">
        <style:list-level-properties text:space-before="0.5264in" text:min-label-width="0.1965in"/>
      </text:list-level-style-bullet>
      <text:list-level-style-bullet text:level="4" text:style-name="Bullet_20_Symbols" style:num-suffix="." text:bullet-char="•">
        <style:list-level-properties text:space-before="1.0173in" text:min-label-width="0.1965in"/>
      </text:list-level-style-bullet>
      <text:list-level-style-bullet text:level="5" text:style-name="Bullet_20_Symbols" style:num-suffix="." text:bullet-char="•">
        <style:list-level-properties text:space-before="1.5083in" text:min-label-width="0.1965in"/>
      </text:list-level-style-bullet>
      <text:list-level-style-bullet text:level="6" text:style-name="Bullet_20_Symbols" style:num-suffix="." text:bullet-char="•">
        <style:list-level-properties text:space-before="1.9992in" text:min-label-width="0.1965in"/>
      </text:list-level-style-bullet>
      <text:list-level-style-bullet text:level="7" text:style-name="Bullet_20_Symbols" style:num-suffix="." text:bullet-char="•">
        <style:list-level-properties text:space-before="2.4902in" text:min-label-width="0.1965in"/>
      </text:list-level-style-bullet>
      <text:list-level-style-bullet text:level="8" text:style-name="Bullet_20_Symbols" style:num-suffix="." text:bullet-char="•">
        <style:list-level-properties text:space-before="2.9815in" text:min-label-width="0.1965in"/>
      </text:list-level-style-bullet>
      <text:list-level-style-bullet text:level="9" text:style-name="Bullet_20_Symbols" style:num-suffix="." text:bullet-char="•">
        <style:list-level-properties text:space-before="3.4724in" text:min-label-width="0.1965in"/>
      </text:list-level-style-bullet>
      <text:list-level-style-bullet text:level="10" text:style-name="Bullet_20_Symbols" style:num-suffix="." text:bullet-char="•">
        <style:list-level-properties text:space-before="3.96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ID #</text:p>
          </table:table-cell>
          <table:table-cell table:style-name="Table1.B1" office:value-type="string">
            <text:p text:style-name="P66">1</text:p>
          </table:table-cell>
        </table:table-row>
        <table:table-row>
          <table:table-cell table:style-name="Table1.A1" office:value-type="string">
            <text:p text:style-name="P56">Descrição</text:p>
          </table:table-cell>
          <table:table-cell table:style-name="Table1.B2" office:value-type="string">
            <text:p text:style-name="P66">Login - Autenticação de usuário</text:p>
          </table:table-cell>
        </table:table-row>
        <table:table-row>
          <table:table-cell table:style-name="Table1.A1" office:value-type="string">
            <text:p text:style-name="P56">Perfil</text:p>
          </table:table-cell>
          <table:table-cell table:style-name="Table1.B3" office:value-type="string">
            <text:p text:style-name="P66">Professor/Aluno</text:p>
          </table:table-cell>
        </table:table-row>
        <table:table-row>
          <table:table-cell table:style-name="Table1.A1" office:value-type="string">
            <text:p text:style-name="P56">Recurso</text:p>
          </table:table-cell>
          <table:table-cell table:style-name="Table1.B4" office:value-type="string">
            <text:p text:style-name="P66">/<text:span text:style-name="T36">rest/user/authenticate</text:span></text:p>
          </table:table-cell>
        </table:table-row>
        <table:table-row>
          <table:table-cell table:style-name="Table1.A1" office:value-type="string">
            <text:p text:style-name="P56">Método</text:p>
          </table:table-cell>
          <table:table-cell table:style-name="Table1.B5" office:value-type="string">
            <text:p text:style-name="P66">POST</text:p>
          </table:table-cell>
        </table:table-row>
        <table:table-row>
          <table:table-cell table:style-name="Table1.A1" office:value-type="string">
            <text:p text:style-name="P105">Request </text:p>
          </table:table-cell>
          <table:table-cell table:style-name="Table1.B6" office:value-type="string">
            <text:list xml:id="list2710896011803068074" text:style-name="L1">
              <text:list-item>
                <text:list>
                  <text:list-item>
                    <text:p text:style-name="P181">Header</text:p>
                    <text:list>
                      <text:list-item>
                        <text:p text:style-name="P220"><text:span text:style-name="T2">C</text:span><text:span text:style-name="T1">ontent-Type: x-www-form-urlencoded</text:span></text:p>
                      </text:list-item>
                      <text:list-item>
                        <text:p text:style-name="P238">Parâmetros</text:p>
                        <text:list>
                          <text:list-item>
                            <text:p text:style-name="P239"><text:span text:style-name="T36">u</text:span>sername:</text:p>
                          </text:list-item>
                          <text:list-item>
                            <text:p text:style-name="P239"><text:span text:style-name="T36">password:</text:span>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p text:style-name="P56">Response</text:p>
          </table:table-cell>
          <table:table-cell table:style-name="Table1.B7" office:value-type="string">
            <text:p text:style-name="P115">Sucesso:</text:p>
            <text:list xml:id="list124437941041867" text:continue-numbering="true" text:style-name="L1">
              <text:list-item>
                <text:list>
                  <text:list-item>
                    <text:p text:style-name="P183">Header: </text:p>
                    <text:list>
                      <text:list-item>
                        <text:p text:style-name="P221">Content-Type: application/json</text:p>
                      </text:list-item>
                      <text:list-item>
                        <text:p text:style-name="P198">HTTP Status Code 200</text:p>
                      </text:list-item>
                    </text:list>
                  </text:list-item>
                  <text:list-item>
                    <text:p text:style-name="P198">Formato JSON:</text:p>
                  </text:list-item>
                </text:list>
              </text:list-item>
            </text:list>
            <text:p text:style-name="P45">Exemplo:</text:p>
            <text:p text:style-name="P14">{</text:p>
            <text:p text:style-name="P36"><text:span text:style-name="T6"><text:s text:c="7"/>“</text:span><text:span text:style-name="T16">token</text:span><text:span text:style-name="T15">”: “</text:span><text:span text:style-name="T16">35:324hd23423ojfasd:342dadsf”</text:span></text:p>
            <text:p text:style-name="P14">}</text:p>
            <text:p text:style-name="P117"><text:span text:style-name="T25">Erro</text:span>:</text:p>
            <text:list xml:id="list124437768163322" text:continue-numbering="true" text:style-name="L1">
              <text:list-item>
                <text:list>
                  <text:list-item>
                    <text:p text:style-name="P184">Header: </text:p>
                    <text:list>
                      <text:list-item>
                        <text:p text:style-name="P222">Content-Type: application/json</text:p>
                      </text:list-item>
                      <text:list-item>
                        <text:p text:style-name="P218"><text:span text:style-name="T3">HTTP Status Code </text:span><text:span text:style-name="T4">401</text:span></text:p>
                      </text:list-item>
                    </text:list>
                  </text:list-item>
                  <text:list-item>
                    <text:p text:style-name="P199">Formato JSON:</text:p>
                    <text:list>
                      <text:list-item>
                        <text:p text:style-name="P214">Mensagem de erro: </text:p>
                        <text:list>
                          <text:list-item>
                            <text:p text:style-name="P214">Acesso negado</text:p>
                          </text:list-item>
                          <text:list-item>
                            <text:p text:style-name="P214">Token inválido</text:p>
                          </text:list-item>
                          <text:list-item>
                            <text:p text:style-name="P214">Sem permiss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6">Exemplo:</text:p>
            <text:p text:style-name="P15">{</text:p>
            <text:p text:style-name="P37"><text:span text:style-name="T6"><text:s text:c="7"/>“</text:span><text:span text:style-name="T11">mensagem</text:span><text:span text:style-name="T10">”: “</text:span><text:span text:style-name="T11">acesso negado”</text:span></text:p>
            <text:p text:style-name="P15">}</text:p>
          </table:table-cell>
        </table:table-row>
      </table:table>
      <text:p text:style-name="Standard"/>
      <text:p text:style-name="Standard"/>
      <text:p text:style-name="Standard"/>
      <text:p text:style-name="P1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5">ID #</text:p>
          </table:table-cell>
          <table:table-cell table:style-name="Table11.B1" office:value-type="string">
            <text:p text:style-name="P95">2</text:p>
          </table:table-cell>
        </table:table-row>
        <table:table-row>
          <table:table-cell table:style-name="Table11.A1" office:value-type="string">
            <text:p text:style-name="P65">Descrição</text:p>
          </table:table-cell>
          <table:table-cell table:style-name="Table11.B2" office:value-type="string">
            <text:p text:style-name="P76"><text:span text:style-name="T37">Info</text:span> – <text:span text:style-name="T37">Dados do</text:span> usuário</text:p>
          </table:table-cell>
        </table:table-row>
        <table:table-row>
          <table:table-cell table:style-name="Table11.A1" office:value-type="string">
            <text:p text:style-name="P65">Perfil</text:p>
          </table:table-cell>
          <table:table-cell table:style-name="Table11.B3" office:value-type="string">
            <text:p text:style-name="P76">Professor/Aluno</text:p>
          </table:table-cell>
        </table:table-row>
        <table:table-row>
          <table:table-cell table:style-name="Table11.A1" office:value-type="string">
            <text:p text:style-name="P65">Recurso</text:p>
          </table:table-cell>
          <table:table-cell table:style-name="Table11.B4" office:value-type="string">
            <text:p text:style-name="P76">/<text:span text:style-name="T5">rest/user</text:span></text:p>
          </table:table-cell>
        </table:table-row>
        <text:soft-page-break/>
        <table:table-row>
          <table:table-cell table:style-name="Table11.A1" office:value-type="string">
            <text:p text:style-name="P65">Método</text:p>
          </table:table-cell>
          <table:table-cell table:style-name="Table11.B5" office:value-type="string">
            <text:p text:style-name="P76">POST</text:p>
          </table:table-cell>
        </table:table-row>
        <table:table-row>
          <table:table-cell table:style-name="Table11.A1" office:value-type="string">
            <text:p text:style-name="P114">Request </text:p>
          </table:table-cell>
          <table:table-cell table:style-name="Table11.B6" office:value-type="string">
            <text:list xml:id="list124437466769042" text:continue-numbering="true" text:style-name="L1">
              <text:list-item>
                <text:list>
                  <text:list-item>
                    <text:p text:style-name="P182">Header</text:p>
                    <text:list>
                      <text:list-item>
                        <text:p text:style-name="P216">X-Auth-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1.A1" office:value-type="string">
            <text:p text:style-name="P65">Response</text:p>
          </table:table-cell>
          <table:table-cell table:style-name="Table11.B7" office:value-type="string">
            <text:p text:style-name="P116">Sucesso:</text:p>
            <text:list xml:id="list124436909076466" text:continue-numbering="true" text:style-name="L1">
              <text:list-item>
                <text:list>
                  <text:list-item>
                    <text:p text:style-name="P185">Header: </text:p>
                    <text:list>
                      <text:list-item>
                        <text:p text:style-name="P223">Content-Type: application/json</text:p>
                      </text:list-item>
                      <text:list-item>
                        <text:p text:style-name="P200">HTTP Status Code 200</text:p>
                      </text:list-item>
                    </text:list>
                  </text:list-item>
                  <text:list-item>
                    <text:p text:style-name="P200">Formato JSON:</text:p>
                  </text:list-item>
                </text:list>
              </text:list-item>
            </text:list>
            <text:p text:style-name="P54">Exemplo:</text:p>
            <text:p text:style-name="P25">{</text:p>
            <text:p text:style-name="P43"><text:span text:style-name="T6"><text:s text:c="7"/>“</text:span><text:span text:style-name="T7">id”</text:span><text:span text:style-name="T6">: “</text:span><text:span text:style-name="T7">1”</text:span><text:span text:style-name="T6">,</text:span></text:p>
            <text:p text:style-name="P25"><text:s text:c="7"/>“<text:span text:style-name="T23">nome”</text:span>: "<text:span text:style-name="T23">Lucas Carvalho</text:span>",</text:p>
            <text:p text:style-name="P25"><text:s text:c="7"/>“<text:span text:style-name="T24">email”: “ra1612655@dac.unicamp.br”,</text:span></text:p>
            <text:p text:style-name="P25"><text:s text:c="7"/>“<text:span text:style-name="T23">ra”: “161255”,</text:span></text:p>
            <text:p text:style-name="P162"><text:s text:c="7"/><text:span text:style-name="T53">"roles": { "ROLE_PROFESSOR": true}</text:span></text:p>
            <text:p text:style-name="P25">}</text:p>
            <text:p text:style-name="P118"><text:span text:style-name="T25">Erro</text:span>:</text:p>
            <text:list xml:id="list124437669240639" text:continue-numbering="true" text:style-name="L1">
              <text:list-item>
                <text:list>
                  <text:list-item>
                    <text:p text:style-name="P185">Header: </text:p>
                    <text:list>
                      <text:list-item>
                        <text:p text:style-name="P223">Content-Type: application/json</text:p>
                      </text:list-item>
                      <text:list-item>
                        <text:p text:style-name="P219"><text:span text:style-name="T3">HTTP Status Code </text:span><text:span text:style-name="T4">401</text:span></text:p>
                      </text:list-item>
                    </text:list>
                  </text:list-item>
                  <text:list-item>
                    <text:p text:style-name="P200">Formato JSON:</text:p>
                    <text:list>
                      <text:list-item>
                        <text:p text:style-name="P215">Mensagem de erro: </text:p>
                        <text:list>
                          <text:list-item>
                            <text:p text:style-name="P215">Acesso negado</text:p>
                          </text:list-item>
                          <text:list-item>
                            <text:p text:style-name="P215">Token inválido</text:p>
                          </text:list-item>
                          <text:list-item>
                            <text:p text:style-name="P215">Sem permiss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4">Exemplo:</text:p>
            <text:p text:style-name="P25">{</text:p>
            <text:p text:style-name="P43"><text:span text:style-name="T6"><text:s text:c="7"/>“</text:span><text:span text:style-name="T11">mensagem</text:span><text:span text:style-name="T10">”: “</text:span><text:span text:style-name="T11">acesso negado”</text:span></text:p>
            <text:p text:style-name="P25">}</text:p>
          </table:table-cell>
        </table:table-row>
      </table:table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7">ID #</text:p>
          </table:table-cell>
          <table:table-cell table:style-name="Table2.B1" office:value-type="string">
            <text:p text:style-name="P261">3</text:p>
          </table:table-cell>
        </table:table-row>
        <table:table-row>
          <table:table-cell table:style-name="Table2.A1" office:value-type="string">
            <text:p text:style-name="P57">Descrição</text:p>
          </table:table-cell>
          <table:table-cell table:style-name="Table2.B2" office:value-type="string">
            <text:p text:style-name="P67"><text:span text:style-name="T37">Login –</text:span> <text:span text:style-name="T37">Encerrar Sessão</text:span></text:p>
          </table:table-cell>
        </table:table-row>
        <table:table-row>
          <table:table-cell table:style-name="Table2.A1" office:value-type="string">
            <text:p text:style-name="P57">Perfil</text:p>
          </table:table-cell>
          <table:table-cell table:style-name="Table2.B3" office:value-type="string">
            <text:p text:style-name="P67">Professor/Aluno</text:p>
          </table:table-cell>
        </table:table-row>
        <table:table-row>
          <table:table-cell table:style-name="Table2.A1" office:value-type="string">
            <text:p text:style-name="P57">Recurso</text:p>
          </table:table-cell>
          <table:table-cell table:style-name="Table2.B4" office:value-type="string">
            <text:p text:style-name="P67">/<text:span text:style-name="T39">logout</text:span></text:p>
          </table:table-cell>
        </table:table-row>
        <table:table-row>
          <table:table-cell table:style-name="Table2.A1" office:value-type="string">
            <text:p text:style-name="P57">Método</text:p>
          </table:table-cell>
          <table:table-cell table:style-name="Table2.B5" office:value-type="string">
            <text:p text:style-name="P77">GET</text:p>
          </table:table-cell>
        </table:table-row>
        <table:table-row>
          <table:table-cell table:style-name="Table2.A1" office:value-type="string">
            <text:p text:style-name="P106">Request </text:p>
          </table:table-cell>
          <table:table-cell table:style-name="Table2.B6" office:value-type="string">
            <text:list xml:id="list124436012160282" text:continue-numbering="true" text:style-name="L1">
              <text:list-item>
                <text:list>
                  <text:list-item>
                    <text:p text:style-name="P237">Header</text:p>
                    <text:list>
                      <text:list-item>
                        <text:p text:style-name="P217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2.A1" office:value-type="string">
            <text:p text:style-name="P57">Response</text:p>
          </table:table-cell>
          <table:table-cell table:style-name="Table2.B7" office:value-type="string">
            <text:p text:style-name="P97">Sucesso:</text:p>
            <text:list xml:id="list124436286008245" text:continue-numbering="true" text:style-name="L1">
              <text:list-item>
                <text:p text:style-name="P183">Header</text:p>
                <text:list>
                  <text:list-item>
                    <text:p text:style-name="P224">Content-Type: application/json</text:p>
                  </text:list-item>
                  <text:list-item>
                    <text:p text:style-name="P201"><text:soft-page-break/>HTTP Status Code 200</text:p>
                  </text:list-item>
                </text:list>
              </text:list-item>
              <text:list-item>
                <text:p text:style-name="P201">Formato JSON:</text:p>
              </text:list-item>
              <text:list-item>
                <text:p text:style-name="P142">Exemplo:</text:p>
              </text:list-item>
              <text:list-item>
                <text:p text:style-name="P148">{</text:p>
                <text:list>
                  <text:list-header>
                    <text:p text:style-name="P147"><text:span text:style-name="T9"><text:s text:c="7"/>“</text:span><text:span text:style-name="T10">mensagem</text:span><text:span text:style-name="T7">”</text:span><text:span text:style-name="T9">: “</text:span><text:span text:style-name="T10">ok</text:span><text:span text:style-name="T7">”</text:span></text:p>
                  </text:list-header>
                </text:list>
              </text:list-item>
            </text:list>
            <text:p text:style-name="P55">}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7">ID #</text:p>
          </table:table-cell>
          <table:table-cell table:style-name="Table3.B1" office:value-type="string">
            <text:p text:style-name="P261">4</text:p>
          </table:table-cell>
        </table:table-row>
        <table:table-row>
          <table:table-cell table:style-name="Table3.A1" office:value-type="string">
            <text:p text:style-name="P57">Descrição</text:p>
          </table:table-cell>
          <table:table-cell table:style-name="Table3.B2" office:value-type="string">
            <text:p text:style-name="P77">Professor – Visualizar Turmas para Abrir Chamada</text:p>
          </table:table-cell>
        </table:table-row>
        <table:table-row>
          <table:table-cell table:style-name="Table3.A1" office:value-type="string">
            <text:p text:style-name="P57">Perfil</text:p>
          </table:table-cell>
          <table:table-cell table:style-name="Table3.B3" office:value-type="string">
            <text:p text:style-name="P67">Professor</text:p>
          </table:table-cell>
        </table:table-row>
        <table:table-row>
          <table:table-cell table:style-name="Table3.A1" office:value-type="string">
            <text:p text:style-name="P57">Recurso</text:p>
          </table:table-cell>
          <table:table-cell table:style-name="Table3.B4" office:value-type="string">
            <text:p text:style-name="P68">/<text:span text:style-name="T26">professor/chamada</text:span></text:p>
          </table:table-cell>
        </table:table-row>
        <table:table-row>
          <table:table-cell table:style-name="Table3.A1" office:value-type="string">
            <text:p text:style-name="P57">Método</text:p>
          </table:table-cell>
          <table:table-cell table:style-name="Table3.B5" office:value-type="string">
            <text:p text:style-name="P77">GET</text:p>
          </table:table-cell>
        </table:table-row>
        <table:table-row>
          <table:table-cell table:style-name="Table3.A1" office:value-type="string">
            <text:p text:style-name="P106">Request </text:p>
          </table:table-cell>
          <table:table-cell table:style-name="Table3.B6" office:value-type="string">
            <text:list xml:id="list124436175619757" text:continue-numbering="true" text:style-name="L1">
              <text:list-item>
                <text:list>
                  <text:list-item>
                    <text:p text:style-name="P237">Header</text:p>
                    <text:list>
                      <text:list-item>
                        <text:p text:style-name="P217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3.A1" office:value-type="string">
            <text:p text:style-name="P57">Response</text:p>
          </table:table-cell>
          <table:table-cell table:style-name="Table3.B7" office:value-type="string">
            <text:p text:style-name="P97">Sucesso:</text:p>
            <text:list xml:id="list124437505022176" text:continue-numbering="true" text:style-name="L1">
              <text:list-item>
                <text:p text:style-name="P186">Header</text:p>
                <text:list>
                  <text:list-item>
                    <text:p text:style-name="P225">Content-Type: application/json</text:p>
                  </text:list-item>
                  <text:list-item>
                    <text:p text:style-name="P202">HTTP Status Code 200</text:p>
                  </text:list-item>
                </text:list>
              </text:list-item>
              <text:list-item>
                <text:p text:style-name="P201">Formato JSON:</text:p>
              </text:list-item>
            </text:list>
            <text:p text:style-name="P44">Exemplo:</text:p>
            <text:p text:style-name="P27">[</text:p>
            <text:p text:style-name="P12">{</text:p>
            <text:p text:style-name="P34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7">1”</text:span><text:span text:style-name="T6">,</text:span></text:p>
            <text:p text:style-name="P11"><text:s text:c="7"/>“<text:span text:style-name="T21">codTurma”</text:span>: "<text:span text:style-name="T21">A</text:span>",</text:p>
            <text:p text:style-name="P11"><text:s text:c="7"/>“<text:span text:style-name="T21">codDisciplina”: “MO409”,</text:span></text:p>
            <text:p text:style-name="P11"><text:s text:c="7"/>“<text:span text:style-name="T21">nomeDisciplina”: “Engenharia de Software I”</text:span></text:p>
            <text:p text:style-name="P12">},</text:p>
            <text:p text:style-name="P13">{</text:p>
            <text:p text:style-name="P35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8">2</text:span><text:span text:style-name="T7">”</text:span><text:span text:style-name="T6">,</text:span></text:p>
            <text:p text:style-name="P13"><text:s text:c="7"/>“<text:span text:style-name="T21">codTurma”</text:span>: "<text:span text:style-name="T22">B</text:span>",</text:p>
            <text:p text:style-name="P13"><text:s text:c="7"/>“<text:span text:style-name="T21">codDisciplina”: “MC302”,</text:span></text:p>
            <text:p text:style-name="P13"><text:s text:c="7"/>“<text:span text:style-name="T21">nomeDisciplina”: “Programação Orientada a Objetos”</text:span></text:p>
            <text:p text:style-name="P13">}</text:p>
            <text:p text:style-name="P27">]</text:p>
          </table:table-cell>
        </table:table-row>
      </table:table>
      <text:p text:style-name="P1"/>
      <text:p text:style-name="P1"/>
      <text:p text:style-name="P2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58">ID #</text:p>
          </table:table-cell>
          <table:table-cell table:style-name="Table5.B1" office:value-type="string">
            <text:p text:style-name="P261">5</text:p>
          </table:table-cell>
        </table:table-row>
        <table:table-row>
          <table:table-cell table:style-name="Table5.A1" office:value-type="string">
            <text:p text:style-name="P58">Descrição</text:p>
          </table:table-cell>
          <table:table-cell table:style-name="Table5.B2" office:value-type="string">
            <text:p text:style-name="P78">Professor – Abrir Chamada</text:p>
          </table:table-cell>
        </table:table-row>
        <table:table-row>
          <table:table-cell table:style-name="Table5.A1" office:value-type="string">
            <text:p text:style-name="P58">Perfil</text:p>
          </table:table-cell>
          <table:table-cell table:style-name="Table5.B3" office:value-type="string">
            <text:p text:style-name="P69">Professor</text:p>
          </table:table-cell>
        </table:table-row>
        <table:table-row>
          <table:table-cell table:style-name="Table5.A1" office:value-type="string">
            <text:p text:style-name="P58">Recurso</text:p>
          </table:table-cell>
          <table:table-cell table:style-name="Table5.B4" office:value-type="string">
            <text:p text:style-name="P69">/<text:span text:style-name="T26">professor/chamada/abrir</text:span></text:p>
          </table:table-cell>
        </table:table-row>
        <table:table-row>
          <table:table-cell table:style-name="Table5.A1" office:value-type="string">
            <text:p text:style-name="P58">Método</text:p>
          </table:table-cell>
          <table:table-cell table:style-name="Table5.B5" office:value-type="string">
            <text:p text:style-name="P85">POST</text:p>
          </table:table-cell>
        </table:table-row>
        <table:table-row>
          <table:table-cell table:style-name="Table5.A1" office:value-type="string">
            <text:p text:style-name="P107">Request</text:p>
          </table:table-cell>
          <table:table-cell table:style-name="Table5.B6" office:value-type="string">
            <text:list xml:id="list124436966836923" text:continue-numbering="true" text:style-name="L1">
              <text:list-item>
                <text:list>
                  <text:list-item>
                    <text:p text:style-name="P121">Header</text:p>
                    <text:list>
                      <text:list-item>
                        <text:p text:style-name="P121">X-Auth-Token: token</text:p>
                      </text:list-item>
                      <text:list-item>
                        <text:p text:style-name="P121">Content-Type: application/json</text:p>
                      </text:list-item>
                    </text:list>
                  </text:list-item>
                  <text:list-item>
                    <text:p text:style-name="P121">Body</text:p>
                    <text:list>
                      <text:list-item>
                        <text:p text:style-name="P121">Exemplo</text:p>
                      </text:list-item>
                    </text:list>
                  </text:list-item>
                </text:list>
              </text:list-item>
            </text:list>
            <text:p text:style-name="P124"><text:span text:style-name="T51">{</text:span></text:p>
            <text:p text:style-name="P124"><text:span text:style-name="T51">“latitude”:10.123123,</text:span></text:p>
            <text:p text:style-name="P124"><text:span text:style-name="T50">“longitude”:12.12312312,</text:span></text:p>
            <text:p text:style-name="P125">“turmas”:</text:p>
            <text:p text:style-name="P124">[{</text:p>
            <text:p text:style-name="P9"><text:s text:c="4"/>"idTurma":1</text:p>
            <text:p text:style-name="P9">},</text:p>
            <text:p text:style-name="P9">{</text:p>
            <text:p text:style-name="P9"><text:s text:c="4"/>"idTurma":2</text:p>
            <text:p text:style-name="P9">}]</text:p>
            <text:p text:style-name="P125">}</text:p>
          </table:table-cell>
        </table:table-row>
        <table:table-row>
          <table:table-cell table:style-name="Table5.A1" office:value-type="string">
            <text:p text:style-name="P58">Response</text:p>
          </table:table-cell>
          <table:table-cell table:style-name="Table5.B7" office:value-type="string">
            <text:p text:style-name="P98">Sucesso:</text:p>
            <text:list xml:id="list124437494087357" text:continue-numbering="true" text:style-name="L1">
              <text:list-item>
                <text:p text:style-name="P187">Header</text:p>
                <text:list>
                  <text:list-item>
                    <text:p text:style-name="P226">Content-Type: application/json</text:p>
                  </text:list-item>
                  <text:list-item>
                    <text:p text:style-name="P203">HTTP Status Code 200</text:p>
                  </text:list-item>
                </text:list>
              </text:list-item>
              <text:list-item>
                <text:p text:style-name="P203">Formato JSON:</text:p>
              </text:list-item>
            </text:list>
            <text:p text:style-name="P47">Exemplo:</text:p>
            <text:p text:style-name="P33">[</text:p>
            <text:p text:style-name="P33"><text:s text:c="2"/>{</text:p>
            <text:p text:style-name="P33"><text:s text:c="4"/>"turma": {</text:p>
            <text:p text:style-name="P33"><text:s text:c="6"/>"codDisciplina": "MO409",</text:p>
            <text:p text:style-name="P33"><text:s text:c="6"/>"idTurma": 1,</text:p>
            <text:p text:style-name="P33"><text:s text:c="6"/>"nomeDisciplina": "Engenharia de Software II",</text:p>
            <text:p text:style-name="P33"><text:s text:c="6"/>"codTurma": "A"</text:p>
            <text:p text:style-name="P33"><text:s text:c="4"/>},</text:p>
            <text:p text:style-name="P33"><text:s text:c="4"/>"idChamada": 41,</text:p>
            <text:p text:style-name="P33"><text:s text:c="4"/>"horaInicio": "08:02",</text:p>
            <text:p text:style-name="P33"><text:s text:c="4"/>"dataChamada": "23/<text:span text:style-name="T39">06/</text:span>2015"</text:p>
            <text:p text:style-name="P33"><text:s text:c="2"/>},</text:p>
            <text:p text:style-name="P33"><text:s text:c="2"/>{</text:p>
            <text:p text:style-name="P33"><text:s text:c="4"/>"turma": {</text:p>
            <text:p text:style-name="P33"><text:s text:c="6"/>"codDisciplina": "MC626",</text:p>
            <text:p text:style-name="P33"><text:s text:c="6"/>"idTurma": 2,</text:p>
            <text:p text:style-name="P33"><text:soft-page-break/><text:s text:c="6"/>"nomeDisciplina": "Análise e Projeto de Sistema de Informação",</text:p>
            <text:p text:style-name="P33"><text:s text:c="6"/>"codTurma": "A"</text:p>
            <text:p text:style-name="P33"><text:s text:c="4"/>},</text:p>
            <text:p text:style-name="P33"><text:s text:c="4"/>"idChamada": 42,</text:p>
            <text:p text:style-name="P33"><text:s text:c="4"/>"horaInicio": "08:02",</text:p>
            <text:p text:style-name="P164"><text:s text:c="4"/>"dataChamada": "23/<text:span text:style-name="T39">06/</text:span>2015"</text:p>
            <text:p text:style-name="P33"><text:s text:c="2"/>}</text:p>
            <text:p text:style-name="P33">]</text:p>
          </table:table-cell>
        </table:table-row>
      </table:table>
      <text:p text:style-name="P2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>ID #</text:p>
          </table:table-cell>
          <table:table-cell table:style-name="Table4.B1" office:value-type="string">
            <text:p text:style-name="P261">6</text:p>
          </table:table-cell>
        </table:table-row>
        <table:table-row>
          <table:table-cell table:style-name="Table4.A1" office:value-type="string">
            <text:p text:style-name="P59">Descrição</text:p>
          </table:table-cell>
          <table:table-cell table:style-name="Table4.B2" office:value-type="string">
            <text:p text:style-name="P79">Professor – <text:span text:style-name="T28">Encerrar</text:span> Chamada</text:p>
          </table:table-cell>
        </table:table-row>
        <table:table-row>
          <table:table-cell table:style-name="Table4.A1" office:value-type="string">
            <text:p text:style-name="P59">Perfil</text:p>
          </table:table-cell>
          <table:table-cell table:style-name="Table4.B3" office:value-type="string">
            <text:p text:style-name="P70">Professor</text:p>
          </table:table-cell>
        </table:table-row>
        <table:table-row>
          <table:table-cell table:style-name="Table4.A1" office:value-type="string">
            <text:p text:style-name="P59">Recurso</text:p>
          </table:table-cell>
          <table:table-cell table:style-name="Table4.B4" office:value-type="string">
            <text:p text:style-name="P74">/<text:span text:style-name="T26">professor/chamada/encerrar</text:span></text:p>
          </table:table-cell>
        </table:table-row>
        <table:table-row>
          <table:table-cell table:style-name="Table4.A1" office:value-type="string">
            <text:p text:style-name="P59">Método</text:p>
          </table:table-cell>
          <table:table-cell table:style-name="Table4.B5" office:value-type="string">
            <text:p text:style-name="P86">GET</text:p>
          </table:table-cell>
        </table:table-row>
        <table:table-row>
          <table:table-cell table:style-name="Table4.A1" office:value-type="string">
            <text:p text:style-name="P108">Request</text:p>
          </table:table-cell>
          <table:table-cell table:style-name="Table4.B6" office:value-type="string">
            <text:list xml:id="list124436095895805" text:continue-numbering="true" text:style-name="L1">
              <text:list-item>
                <text:list>
                  <text:list-item>
                    <text:p text:style-name="P240">Header</text:p>
                    <text:list>
                      <text:list-item>
                        <text:p text:style-name="P240">X-Auth-Token: token</text:p>
                        <text:p text:style-name="P240"/>
                      </text:list-item>
                    </text:list>
                  </text:list-item>
                  <text:list-item>
                    <text:p text:style-name="P122">Body</text:p>
                    <text:list>
                      <text:list-item>
                        <text:p text:style-name="P134">Exemplo</text:p>
                      </text:list-item>
                    </text:list>
                  </text:list-item>
                </text:list>
              </text:list-item>
            </text:list>
            <text:p text:style-name="P126">[{</text:p>
            <text:p text:style-name="P126"><text:s text:c="4"/>"id<text:span text:style-name="T35">Chamada</text:span>":1</text:p>
            <text:p text:style-name="P126">},</text:p>
            <text:p text:style-name="P126">{</text:p>
            <text:p text:style-name="P126"><text:s text:c="4"/>"id<text:span text:style-name="T35">Chamada</text:span>":2</text:p>
            <text:p text:style-name="P119">}]</text:p>
          </table:table-cell>
        </table:table-row>
        <table:table-row>
          <table:table-cell table:style-name="Table4.A1" office:value-type="string">
            <text:p text:style-name="P59">Response</text:p>
          </table:table-cell>
          <table:table-cell table:style-name="Table4.B7" office:value-type="string">
            <text:p text:style-name="P99">Sucesso:</text:p>
            <text:list xml:id="list124437275029577" text:continue-numbering="true" text:style-name="L1">
              <text:list-item>
                <text:p text:style-name="P188">Header</text:p>
                <text:list>
                  <text:list-item>
                    <text:p text:style-name="P227">Content-Type: application/json</text:p>
                  </text:list-item>
                  <text:list-item>
                    <text:p text:style-name="P204">HTTP Status Code 200</text:p>
                  </text:list-item>
                </text:list>
              </text:list-item>
              <text:list-item>
                <text:p text:style-name="P204">Formato JSON:</text:p>
              </text:list-item>
            </text:list>
            <text:p text:style-name="P48">Exemplo:</text:p>
            <text:p text:style-name="P16"><text:span text:style-name="T39">[</text:span>{</text:p>
            <text:p text:style-name="P38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6"><text:s text:c="7"/>“<text:span text:style-name="T27">horaInicio”</text:span>: "<text:span text:style-name="T27">10:00</text:span>",</text:p>
            <text:p text:style-name="P16"><text:s text:c="7"/>“<text:span text:style-name="T27">horaFim”</text:span>: "<text:span text:style-name="T27">12:00</text:span>",</text:p>
            <text:p text:style-name="P16"><text:s text:c="7"/>“<text:span text:style-name="T27">dataChamada”: “10/06/2015”,</text:span></text:p>
            <text:p text:style-name="P22"><text:s text:c="7"/>“<text:span text:style-name="T34">numPresentes”: “30/50”,</text:span></text:p>
            <text:p text:style-name="P16"><text:s text:c="7"/>“<text:span text:style-name="T27">turma”: </text:span></text:p>
            <text:p text:style-name="P28"><text:s text:c="16"/>{ </text:p>
            <text:p text:style-name="P28"><text:s text:c="24"/>“idTurma”: “1”,</text:p>
            <text:p text:style-name="P16"><text:soft-page-break/><text:s text:c="24"/>“<text:span text:style-name="T27">codTurma</text:span>”:”<text:span text:style-name="T27">A</text:span>”,</text:p>
            <text:p text:style-name="P16"><text:s text:c="24"/>“<text:span text:style-name="T27">codDisciplina</text:span>”:”<text:span text:style-name="T27">MC806</text:span>”,</text:p>
            <text:p text:style-name="P16"><text:s text:c="24"/>“<text:span text:style-name="T27">nomeDisciplina</text:span>”:”<text:span text:style-name="T39">Tópicos em Engenharia de Software”,</text:span></text:p>
            <text:p text:style-name="P22"><text:s text:c="24"/>“<text:span text:style-name="T34">nomeProfessor”:”Eliane Martins”</text:span></text:p>
            <text:p text:style-name="P16"><text:s text:c="17"/><text:span text:style-name="T27">}</text:span></text:p>
            <text:p text:style-name="P16">},</text:p>
            <text:p text:style-name="P137">{</text:p>
            <text:p text:style-name="P175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17">2</text:span><text:span text:style-name="T7">”</text:span><text:span text:style-name="T6">,</text:span></text:p>
            <text:p text:style-name="P150"><text:s text:c="7"/>“<text:span text:style-name="T27">horaInicio”</text:span>: "<text:span text:style-name="T27">10:00</text:span>",</text:p>
            <text:p text:style-name="P150"><text:s text:c="7"/>“<text:span text:style-name="T27">horaFim”</text:span>: "<text:span text:style-name="T27">12:00</text:span>",</text:p>
            <text:p text:style-name="P150"><text:s text:c="7"/>“<text:span text:style-name="T27">dataChamada”: “10/06/2015”,</text:span></text:p>
            <text:p text:style-name="P150"><text:s text:c="7"/>“<text:span text:style-name="T34">numPresentes”: “30/50”,</text:span></text:p>
            <text:p text:style-name="P150"><text:s text:c="7"/>“<text:span text:style-name="T27">turma”: </text:span></text:p>
            <text:p text:style-name="P150"><text:s text:c="17"/><text:span text:style-name="T27">{ </text:span></text:p>
            <text:p text:style-name="P165"><text:s text:c="24"/>“idTurma”: “<text:span text:style-name="T39">2</text:span>”,</text:p>
            <text:p text:style-name="P150"><text:s text:c="24"/>“<text:span text:style-name="T27">codTurma</text:span>”:”<text:span text:style-name="T27">A</text:span>”,</text:p>
            <text:p text:style-name="P150"><text:s text:c="24"/>“<text:span text:style-name="T27">codDisciplina</text:span>”:”<text:span text:style-name="T27">MO409</text:span>”,</text:p>
            <text:p text:style-name="P150"><text:s text:c="24"/>“<text:span text:style-name="T27">nomeDisciplina</text:span>”:”<text:span text:style-name="T27">Engenharia de Software I”,</text:span></text:p>
            <text:p text:style-name="P150"><text:s text:c="24"/>“<text:span text:style-name="T34">nomeProfessor”:”Eliane Martins”</text:span></text:p>
            <text:p text:style-name="P150"><text:s text:c="17"/><text:span text:style-name="T27">}</text:span></text:p>
            <text:p text:style-name="P172">}]</text:p>
          </table:table-cell>
        </table:table-row>
      </table:table>
      <text:p text:style-name="P3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0">ID #</text:p>
          </table:table-cell>
          <table:table-cell table:style-name="Table6.B1" office:value-type="string">
            <text:p text:style-name="P262">7</text:p>
          </table:table-cell>
        </table:table-row>
        <table:table-row>
          <table:table-cell table:style-name="Table6.A1" office:value-type="string">
            <text:p text:style-name="P60">Descrição</text:p>
          </table:table-cell>
          <table:table-cell table:style-name="Table6.B2" office:value-type="string">
            <text:p text:style-name="P80">Professor – <text:span text:style-name="T29">Notificação Frequência</text:span></text:p>
          </table:table-cell>
        </table:table-row>
        <table:table-row>
          <table:table-cell table:style-name="Table6.A1" office:value-type="string">
            <text:p text:style-name="P60">Perfil</text:p>
          </table:table-cell>
          <table:table-cell table:style-name="Table6.B3" office:value-type="string">
            <text:p text:style-name="P71">Professor</text:p>
          </table:table-cell>
        </table:table-row>
        <table:table-row>
          <table:table-cell table:style-name="Table6.A1" office:value-type="string">
            <text:p text:style-name="P60">Recurso</text:p>
          </table:table-cell>
          <table:table-cell table:style-name="Table6.B4" office:value-type="string">
            <text:p text:style-name="P74">/<text:span text:style-name="T26">professor/chamada/relatorio</text:span></text:p>
          </table:table-cell>
        </table:table-row>
        <table:table-row>
          <table:table-cell table:style-name="Table6.A1" office:value-type="string">
            <text:p text:style-name="P60">Método</text:p>
          </table:table-cell>
          <table:table-cell table:style-name="Table6.B5" office:value-type="string">
            <text:p text:style-name="P94">POST</text:p>
          </table:table-cell>
        </table:table-row>
        <table:table-row>
          <table:table-cell table:style-name="Table6.A1" office:value-type="string">
            <text:p text:style-name="P109">Request</text:p>
          </table:table-cell>
          <table:table-cell table:style-name="Table6.B6" office:value-type="string">
            <text:list xml:id="list124436388839332" text:continue-numbering="true" text:style-name="L1">
              <text:list-item>
                <text:list>
                  <text:list-item>
                    <text:p text:style-name="P241">Header</text:p>
                    <text:list>
                      <text:list-item>
                        <text:p text:style-name="P241">X-Auth-Token: token</text:p>
                      </text:list-item>
                    </text:list>
                  </text:list-item>
                  <text:list-item>
                    <text:p text:style-name="P123">Body</text:p>
                    <text:list>
                      <text:list-item>
                        <text:p text:style-name="P135">Exemplo</text:p>
                      </text:list-item>
                    </text:list>
                  </text:list-item>
                </text:list>
              </text:list-item>
            </text:list>
            <text:p text:style-name="P127">[{</text:p>
            <text:p text:style-name="P127"><text:s text:c="4"/>"id<text:span text:style-name="T35">Chamada</text:span>":1</text:p>
            <text:p text:style-name="P127">},</text:p>
            <text:p text:style-name="P127">{</text:p>
            <text:p text:style-name="P127"><text:s text:c="4"/>"id<text:span text:style-name="T35">Chamada</text:span>":2</text:p>
            <text:p text:style-name="P136">}]</text:p>
          </table:table-cell>
        </table:table-row>
        <table:table-row>
          <table:table-cell table:style-name="Table6.A1" office:value-type="string">
            <text:p text:style-name="P60">Response</text:p>
          </table:table-cell>
          <table:table-cell table:style-name="Table6.B7" office:value-type="string">
            <text:p text:style-name="P100">Sucesso:</text:p>
            <text:list xml:id="list124436602920848" text:continue-numbering="true" text:style-name="L1">
              <text:list-item>
                <text:p text:style-name="P189">Header</text:p>
                <text:list>
                  <text:list-item>
                    <text:p text:style-name="P228"><text:soft-page-break/>Content-Type: application/json</text:p>
                  </text:list-item>
                  <text:list-item>
                    <text:p text:style-name="P205">HTTP Status Code 200</text:p>
                  </text:list-item>
                </text:list>
              </text:list-item>
              <text:list-item>
                <text:p text:style-name="P205">Formato JSON:</text:p>
              </text:list-item>
            </text:list>
            <text:p text:style-name="P49">Exemplo:</text:p>
            <text:p text:style-name="P17"><text:span text:style-name="T40">[</text:span>{</text:p>
            <text:p text:style-name="P39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7"><text:s text:c="7"/>“<text:span text:style-name="T27">horaInicio”</text:span>: "<text:span text:style-name="T27">10:00</text:span>",</text:p>
            <text:p text:style-name="P17"><text:s text:c="7"/>“<text:span text:style-name="T27">horaFim”</text:span>: "<text:span text:style-name="T27">12:00</text:span>",</text:p>
            <text:p text:style-name="P17"><text:s text:c="7"/>“<text:span text:style-name="T27">dataChamada”: “10/06/2015”,</text:span></text:p>
            <text:p text:style-name="P17"><text:s text:c="7"/>“<text:span text:style-name="T27">turma”: </text:span></text:p>
            <text:p text:style-name="P29"><text:s text:c="16"/>{ </text:p>
            <text:p text:style-name="P29"><text:s text:c="24"/>“idTurma”: “1”,</text:p>
            <text:p text:style-name="P17"><text:s text:c="24"/>“<text:span text:style-name="T27">codTurma</text:span>”:”<text:span text:style-name="T27">A</text:span>”,</text:p>
            <text:p text:style-name="P17"><text:s text:c="24"/>“<text:span text:style-name="T27">codDisciplina</text:span>”:”<text:span text:style-name="T27">MO409</text:span>”,</text:p>
            <text:p text:style-name="P17"><text:s text:c="24"/>“<text:span text:style-name="T27">nomeDisciplina</text:span>”:”<text:span text:style-name="T27">Engenharia de Software I”,</text:span></text:p>
            <text:p text:style-name="P17"><text:s text:c="24"/><text:bookmark-start text:name="__DdeLink__1549_431467073"/>“<text:span text:style-name="T34">nomeProfessor”:”Eliane Martins”</text:span><text:bookmark-end text:name="__DdeLink__1549_431467073"/></text:p>
            <text:p text:style-name="P17"><text:s text:c="17"/><text:span text:style-name="T27">},</text:span></text:p>
            <text:p text:style-name="P17"><text:s text:c="6"/>“<text:span text:style-name="T29">frequencia”: [ </text:span></text:p>
            <text:p text:style-name="P29"><text:s text:c="16"/>{ </text:p>
            <text:p text:style-name="P29"><text:s text:c="24"/>“raAluno”: “161255”,</text:p>
            <text:p text:style-name="P17"><text:s text:c="24"/>“<text:span text:style-name="T29">nome</text:span>”:”<text:span text:style-name="T29">Lucas Augusto Carvalho</text:span>”,</text:p>
            <text:p text:style-name="P17"><text:s text:c="24"/>“<text:span text:style-name="T49">presente</text:span>”:<text:span text:style-name="T49">true</text:span></text:p>
            <text:p text:style-name="P17"><text:s text:c="17"/><text:span text:style-name="T27">},</text:span></text:p>
            <text:p text:style-name="P17"><text:s text:c="17"/><text:span text:style-name="T27">{ </text:span></text:p>
            <text:p text:style-name="P29"><text:s text:c="24"/>“raAluno”: “121551”,</text:p>
            <text:p text:style-name="P17"><text:s text:c="24"/>“<text:span text:style-name="T29">nome</text:span>”:”<text:span text:style-name="T29">João Ninguém</text:span>”,</text:p>
            <text:p text:style-name="P17"><text:s text:c="24"/>“<text:span text:style-name="T49">presente</text:span>”:<text:span text:style-name="T49">false</text:span></text:p>
            <text:p text:style-name="P17"><text:s text:c="17"/><text:span text:style-name="T27">}]</text:span></text:p>
            <text:p text:style-name="P17">},</text:p>
            <text:p text:style-name="P138">{</text:p>
            <text:p text:style-name="P176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18">2</text:span><text:span text:style-name="T7">”</text:span><text:span text:style-name="T6">,</text:span></text:p>
            <text:p text:style-name="P152"><text:s text:c="7"/>“<text:span text:style-name="T27">horaInicio”</text:span>: "<text:span text:style-name="T27">10:00</text:span>",</text:p>
            <text:p text:style-name="P152"><text:s text:c="7"/>“<text:span text:style-name="T27">horaFim”</text:span>: "<text:span text:style-name="T27">12:00</text:span>",</text:p>
            <text:p text:style-name="P152"><text:s text:c="7"/>“<text:span text:style-name="T27">dataChamada”: “10/06/2015”,</text:span></text:p>
            <text:p text:style-name="P152"><text:s text:c="7"/>“<text:span text:style-name="T27">turma”: </text:span></text:p>
            <text:p text:style-name="P152"><text:s text:c="17"/><text:span text:style-name="T27">{ </text:span></text:p>
            <text:p text:style-name="P166"><text:soft-page-break/><text:s text:c="24"/>“idTurma”: “1”,</text:p>
            <text:p text:style-name="P152"><text:s text:c="24"/>“<text:span text:style-name="T27">codTurma</text:span>”:”<text:span text:style-name="T27">A</text:span>”,</text:p>
            <text:p text:style-name="P152"><text:s text:c="24"/>“<text:span text:style-name="T27">codDisciplina</text:span>”:”<text:span text:style-name="T27">MC302</text:span>”,</text:p>
            <text:p text:style-name="P152"><text:s text:c="24"/>“<text:span text:style-name="T27">nomeDisciplina</text:span>”:”<text:span text:style-name="T34">Programação Orientada a Objetos”,</text:span></text:p>
            <text:p text:style-name="P152"><text:s text:c="24"/>“<text:span text:style-name="T34">nomeProfessor”:”Eliane Martins”</text:span></text:p>
            <text:p text:style-name="P152"><text:s text:c="17"/><text:span text:style-name="T27">},</text:span></text:p>
            <text:p text:style-name="P152"><text:s text:c="6"/>“<text:span text:style-name="T29">frequencia”: [ </text:span></text:p>
            <text:p text:style-name="P166"><text:s text:c="16"/>{ </text:p>
            <text:p text:style-name="P166"><text:s text:c="24"/>“raAluno”: “161255”,</text:p>
            <text:p text:style-name="P152"><text:s text:c="24"/>“<text:span text:style-name="T29">nome</text:span>”:”<text:span text:style-name="T29">Lucas Augusto Carvalho</text:span>”,</text:p>
            <text:p text:style-name="P152"><text:s text:c="24"/>“<text:span text:style-name="T29">status</text:span>”:”<text:span text:style-name="T29">Presente</text:span>”</text:p>
            <text:p text:style-name="P152"><text:s text:c="17"/><text:span text:style-name="T27">},</text:span></text:p>
            <text:p text:style-name="P152"><text:s text:c="17"/><text:span text:style-name="T27">{ </text:span></text:p>
            <text:p text:style-name="P166"><text:s text:c="24"/>“raAluno”: “121551”,</text:p>
            <text:p text:style-name="P152"><text:s text:c="24"/>“<text:span text:style-name="T29">nome</text:span>”:”<text:span text:style-name="T29">João Ninguém</text:span>”,</text:p>
            <text:p text:style-name="P152"><text:s text:c="24"/>“<text:span text:style-name="T29">status</text:span>”:”<text:span text:style-name="T29">Ausente</text:span>”</text:p>
            <text:p text:style-name="P152"><text:s text:c="17"/><text:span text:style-name="T27">}]</text:span></text:p>
            <text:p text:style-name="P152">}<text:span text:style-name="T40">]</text:span></text:p>
          </table:table-cell>
        </table:table-row>
      </table:table>
      <text:p text:style-name="P4"/>
      <text:p text:style-name="P4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1">ID #</text:p>
          </table:table-cell>
          <table:table-cell table:style-name="Table7.B1" office:value-type="string">
            <text:p text:style-name="P262">8</text:p>
          </table:table-cell>
        </table:table-row>
        <table:table-row>
          <table:table-cell table:style-name="Table7.A1" office:value-type="string">
            <text:p text:style-name="P61">Descrição</text:p>
          </table:table-cell>
          <table:table-cell table:style-name="Table7.B2" office:value-type="string">
            <text:p text:style-name="P81"><text:span text:style-name="T30">Aluno</text:span> – <text:span text:style-name="T30">Visualizar Turma com Chamada Aberta</text:span></text:p>
          </table:table-cell>
        </table:table-row>
        <table:table-row>
          <table:table-cell table:style-name="Table7.A1" office:value-type="string">
            <text:p text:style-name="P61">Perfil</text:p>
          </table:table-cell>
          <table:table-cell table:style-name="Table7.B3" office:value-type="string">
            <text:p text:style-name="P89">Aluno</text:p>
          </table:table-cell>
        </table:table-row>
        <table:table-row>
          <table:table-cell table:style-name="Table7.A1" office:value-type="string">
            <text:p text:style-name="P61">Recurso</text:p>
          </table:table-cell>
          <table:table-cell table:style-name="Table7.B4" office:value-type="string">
            <text:p text:style-name="P72">/<text:span text:style-name="T26">aluno/chamada</text:span></text:p>
          </table:table-cell>
        </table:table-row>
        <table:table-row>
          <table:table-cell table:style-name="Table7.A1" office:value-type="string">
            <text:p text:style-name="P61">Método</text:p>
          </table:table-cell>
          <table:table-cell table:style-name="Table7.B5" office:value-type="string">
            <text:p text:style-name="P87">GET</text:p>
          </table:table-cell>
        </table:table-row>
        <table:table-row>
          <table:table-cell table:style-name="Table7.A1" office:value-type="string">
            <text:p text:style-name="P110">Request</text:p>
          </table:table-cell>
          <table:table-cell table:style-name="Table7.B6" office:value-type="string">
            <text:list xml:id="list124435872053644" text:continue-numbering="true" text:style-name="L1">
              <text:list-item>
                <text:list>
                  <text:list-item>
                    <text:p text:style-name="P242">Header</text:p>
                    <text:list>
                      <text:list-item>
                        <text:p text:style-name="P242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7.A1" office:value-type="string">
            <text:p text:style-name="P61">Response</text:p>
          </table:table-cell>
          <table:table-cell table:style-name="Table7.B7" office:value-type="string">
            <text:p text:style-name="P101">Sucesso:</text:p>
            <text:list xml:id="list124437689545227" text:continue-numbering="true" text:style-name="L1">
              <text:list-item>
                <text:p text:style-name="P190">Header</text:p>
                <text:list>
                  <text:list-item>
                    <text:p text:style-name="P229">Content-Type: application/json</text:p>
                  </text:list-item>
                  <text:list-item>
                    <text:p text:style-name="P206">HTTP Status Code 200</text:p>
                  </text:list-item>
                </text:list>
              </text:list-item>
              <text:list-item>
                <text:p text:style-name="P206">Formato JSON:</text:p>
              </text:list-item>
            </text:list>
            <text:p text:style-name="P50">Exemplo:</text:p>
            <text:p text:style-name="P18">{</text:p>
            <text:p text:style-name="P40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8"><text:s text:c="7"/>“<text:span text:style-name="T27">horaInicio”</text:span>: "<text:span text:style-name="T27">10:00</text:span>",</text:p>
            <text:p text:style-name="P18"><text:soft-page-break/><text:s text:c="7"/>“<text:span text:style-name="T27">dataChamada”: “10/06/2015”,</text:span></text:p>
            <text:p text:style-name="P18"><text:s text:c="7"/>“<text:span text:style-name="T27">turma”: </text:span></text:p>
            <text:p text:style-name="P30"><text:s text:c="16"/>{ </text:p>
            <text:p text:style-name="P30"><text:s text:c="24"/>“idTurma”: “1”,</text:p>
            <text:p text:style-name="P18"><text:s text:c="24"/>“<text:span text:style-name="T27">codTurma</text:span>”:”<text:span text:style-name="T27">A</text:span>”,</text:p>
            <text:p text:style-name="P18"><text:s text:c="24"/>“<text:span text:style-name="T27">codDisciplina</text:span>”:”<text:span text:style-name="T27">MO409</text:span>”,</text:p>
            <text:p text:style-name="P18"><text:s text:c="24"/>“<text:span text:style-name="T27">nomeDisciplina</text:span>”:”<text:span text:style-name="T27">Engenharia de Software I”,</text:span></text:p>
            <text:p text:style-name="P23"><text:s text:c="24"/>“<text:span text:style-name="T34">nomeProfessor”:”Eliane Martins”</text:span></text:p>
            <text:p text:style-name="P18"><text:s text:c="17"/><text:span text:style-name="T27">}</text:span></text:p>
            <text:p text:style-name="P18">}</text:p>
          </table:table-cell>
        </table:table-row>
      </table:table>
      <text:p text:style-name="P5"/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2">ID #</text:p>
          </table:table-cell>
          <table:table-cell table:style-name="Table8.B1" office:value-type="string">
            <text:p text:style-name="P263">9</text:p>
          </table:table-cell>
        </table:table-row>
        <table:table-row>
          <table:table-cell table:style-name="Table8.A1" office:value-type="string">
            <text:p text:style-name="P62">Descrição</text:p>
          </table:table-cell>
          <table:table-cell table:style-name="Table8.B2" office:value-type="string">
            <text:p text:style-name="P82"><text:span text:style-name="T30">Aluno</text:span> – <text:span text:style-name="T31">Fazer CheckIn</text:span></text:p>
          </table:table-cell>
        </table:table-row>
        <table:table-row>
          <table:table-cell table:style-name="Table8.A1" office:value-type="string">
            <text:p text:style-name="P62">Perfil</text:p>
          </table:table-cell>
          <table:table-cell table:style-name="Table8.B3" office:value-type="string">
            <text:p text:style-name="P90">Aluno</text:p>
          </table:table-cell>
        </table:table-row>
        <table:table-row>
          <table:table-cell table:style-name="Table8.A1" office:value-type="string">
            <text:p text:style-name="P62">Recurso</text:p>
          </table:table-cell>
          <table:table-cell table:style-name="Table8.B4" office:value-type="string">
            <text:p text:style-name="P73">/<text:span text:style-name="T26">aluno/chamada/checkin</text:span></text:p>
          </table:table-cell>
        </table:table-row>
        <table:table-row>
          <table:table-cell table:style-name="Table8.A1" office:value-type="string">
            <text:p text:style-name="P62">Método</text:p>
          </table:table-cell>
          <table:table-cell table:style-name="Table8.B5" office:value-type="string">
            <text:p text:style-name="P96">POST</text:p>
          </table:table-cell>
        </table:table-row>
        <table:table-row>
          <table:table-cell table:style-name="Table8.A1" office:value-type="string">
            <text:p text:style-name="P111">Request</text:p>
          </table:table-cell>
          <table:table-cell table:style-name="Table8.B6" office:value-type="string">
            <text:list xml:id="list124436453826929" text:continue-numbering="true" text:style-name="L1">
              <text:list-item>
                <text:list>
                  <text:list-item>
                    <text:p text:style-name="P243">Header</text:p>
                    <text:list>
                      <text:list-item>
                        <text:p text:style-name="P243">X-Auth-Token: token</text:p>
                      </text:list-item>
                      <text:list-item>
                        <text:p text:style-name="P250">Content-Type: application/json</text:p>
                      </text:list-item>
                    </text:list>
                  </text:list-item>
                  <text:list-item>
                    <text:p text:style-name="P250">Body</text:p>
                  </text:list-item>
                </text:list>
              </text:list-item>
            </text:list>
            <text:p text:style-name="P128">{</text:p>
            <text:p text:style-name="P128"><text:s text:c="4"/>"id<text:span text:style-name="T35">Chamada</text:span>":1</text:p>
            <text:p text:style-name="P128">}</text:p>
          </table:table-cell>
        </table:table-row>
        <table:table-row>
          <table:table-cell table:style-name="Table8.A1" office:value-type="string">
            <text:p text:style-name="P62">Response</text:p>
          </table:table-cell>
          <table:table-cell table:style-name="Table8.B7" office:value-type="string">
            <text:p text:style-name="P102">Sucesso:</text:p>
            <text:list xml:id="list124437480807150" text:continue-numbering="true" text:style-name="L1">
              <text:list-item>
                <text:p text:style-name="P191">Header</text:p>
                <text:list>
                  <text:list-item>
                    <text:p text:style-name="P230">Content-Type: application/json</text:p>
                  </text:list-item>
                  <text:list-item>
                    <text:p text:style-name="P207">HTTP Status Code 200</text:p>
                  </text:list-item>
                </text:list>
              </text:list-item>
              <text:list-item>
                <text:p text:style-name="P207">Formato JSON:</text:p>
              </text:list-item>
            </text:list>
            <text:p text:style-name="P51">Exemplo:</text:p>
            <text:p text:style-name="P19">{</text:p>
            <text:p text:style-name="P41"><text:span text:style-name="T6"><text:s text:c="7"/>“</text:span><text:span text:style-name="T7">id</text:span><text:span text:style-name="T19">Presenca</text:span><text:span text:style-name="T7">”</text:span><text:span text:style-name="T6">: “</text:span><text:span text:style-name="T7">1”</text:span><text:span text:style-name="T6">,</text:span></text:p>
            <text:p text:style-name="P19"><text:s text:c="7"/>“<text:span text:style-name="T43">horaInicio”</text:span>: "<text:span text:style-name="T32">10:00</text:span>",</text:p>
            <text:p text:style-name="P155"><text:s text:c="7"/>“<text:span text:style-name="T43">numTicks”</text:span>: "<text:span text:style-name="T43">0</text:span>",</text:p>
            <text:p text:style-name="P26"><text:s text:c="7"/>“<text:span text:style-name="T38">chamada”: {</text:span></text:p>
            <text:p text:style-name="P26"><text:s text:c="17"/>“<text:span text:style-name="T21">idChamada”</text:span>: “<text:span text:style-name="T21">1”</text:span>,</text:p>
            <text:p text:style-name="P19"><text:s text:c="17"/>“<text:span text:style-name="T27">dataChamada”: “10/06/2015”,</text:span></text:p>
            <text:p text:style-name="P20"><text:s text:c="18"/>“<text:span text:style-name="T32">horaInicio”</text:span>: “<text:span text:style-name="T32">20:00”,</text:span></text:p>
            <text:p text:style-name="P20"><text:s text:c="18"/>“<text:span text:style-name="T41">professorChamada”: “Eliane Martins”</text:span></text:p>
            <text:p text:style-name="P20"><text:soft-page-break/><text:s text:c="7"/><text:span text:style-name="T38">},</text:span></text:p>
            <text:p text:style-name="P19"><text:s text:c="7"/>“<text:span text:style-name="T27">turma”: </text:span></text:p>
            <text:p text:style-name="P31"><text:s text:c="16"/>{ </text:p>
            <text:p text:style-name="P31"><text:s text:c="24"/>“idTurma”: “1”,</text:p>
            <text:p text:style-name="P19"><text:s text:c="24"/>“<text:span text:style-name="T27">codTurma</text:span>”:”<text:span text:style-name="T27">A</text:span>”,</text:p>
            <text:p text:style-name="P19"><text:s text:c="24"/>“<text:span text:style-name="T27">codDisciplina</text:span>”:”<text:span text:style-name="T27">MO409</text:span>”,</text:p>
            <text:p text:style-name="P19"><text:s text:c="24"/>“<text:span text:style-name="T27">nomeDisciplina</text:span>”:”<text:span text:style-name="T27">Engenharia de Software I”</text:span></text:p>
            <text:p text:style-name="P19"><text:s text:c="17"/><text:span text:style-name="T27">}</text:span></text:p>
            <text:p text:style-name="P19">}</text:p>
          </table:table-cell>
        </table:table-row>
      </table:table>
      <text:p text:style-name="P6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3">ID #</text:p>
          </table:table-cell>
          <table:table-cell table:style-name="Table9.B1" office:value-type="string">
            <text:p text:style-name="P263">10</text:p>
          </table:table-cell>
        </table:table-row>
        <table:table-row>
          <table:table-cell table:style-name="Table9.A1" office:value-type="string">
            <text:p text:style-name="P63">Descrição</text:p>
          </table:table-cell>
          <table:table-cell table:style-name="Table9.B2" office:value-type="string">
            <text:p text:style-name="P83"><text:span text:style-name="T30">Aluno</text:span> – <text:span text:style-name="T31">Fazer Checkout</text:span></text:p>
          </table:table-cell>
        </table:table-row>
        <table:table-row>
          <table:table-cell table:style-name="Table9.A1" office:value-type="string">
            <text:p text:style-name="P63">Perfil</text:p>
          </table:table-cell>
          <table:table-cell table:style-name="Table9.B3" office:value-type="string">
            <text:p text:style-name="P91">Aluno</text:p>
          </table:table-cell>
        </table:table-row>
        <table:table-row>
          <table:table-cell table:style-name="Table9.A1" office:value-type="string">
            <text:p text:style-name="P63">Recurso</text:p>
          </table:table-cell>
          <table:table-cell table:style-name="Table9.B4" office:value-type="string">
            <text:p text:style-name="P74">/<text:span text:style-name="T26">aluno/chamada/checkout</text:span></text:p>
          </table:table-cell>
        </table:table-row>
        <table:table-row>
          <table:table-cell table:style-name="Table9.A1" office:value-type="string">
            <text:p text:style-name="P63">Método</text:p>
          </table:table-cell>
          <table:table-cell table:style-name="Table9.B5" office:value-type="string">
            <text:p text:style-name="P88">GET</text:p>
          </table:table-cell>
        </table:table-row>
        <table:table-row>
          <table:table-cell table:style-name="Table9.A1" office:value-type="string">
            <text:p text:style-name="P112">Request</text:p>
          </table:table-cell>
          <table:table-cell table:style-name="Table9.B6" office:value-type="string">
            <text:list xml:id="list124437865257968" text:continue-numbering="true" text:style-name="L1">
              <text:list-item>
                <text:list>
                  <text:list-item>
                    <text:p text:style-name="P244">Header</text:p>
                    <text:list>
                      <text:list-item>
                        <text:p text:style-name="P244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9.A1" office:value-type="string">
            <text:p text:style-name="P63">Response</text:p>
          </table:table-cell>
          <table:table-cell table:style-name="Table9.B7" office:value-type="string">
            <text:p text:style-name="P103">Sucesso:</text:p>
            <text:list xml:id="list124435976020154" text:continue-numbering="true" text:style-name="L1">
              <text:list-item>
                <text:p text:style-name="P192">Header</text:p>
                <text:list>
                  <text:list-item>
                    <text:p text:style-name="P231">Content-Type: application/json</text:p>
                  </text:list-item>
                  <text:list-item>
                    <text:p text:style-name="P208">HTTP Status Code 200</text:p>
                  </text:list-item>
                </text:list>
              </text:list-item>
              <text:list-item>
                <text:p text:style-name="P208">Formato JSON:</text:p>
              </text:list-item>
            </text:list>
            <text:p text:style-name="P52">Exemplo:</text:p>
            <text:p text:style-name="P155">{</text:p>
            <text:p text:style-name="P177"><text:span text:style-name="T6"><text:s text:c="7"/>“</text:span><text:span text:style-name="T7">id</text:span><text:span text:style-name="T19">Presenca</text:span><text:span text:style-name="T7">”</text:span><text:span text:style-name="T6">: “</text:span><text:span text:style-name="T7">1”</text:span><text:span text:style-name="T6">,</text:span></text:p>
            <text:p text:style-name="P155"><text:s text:c="7"/>“<text:span text:style-name="T43">horaInicio”</text:span>: "<text:span text:style-name="T32">10:00</text:span>",</text:p>
            <text:p text:style-name="P155"><text:s text:c="7"/>“<text:span text:style-name="T43">horaFim”</text:span>: "<text:span text:style-name="T32">12:00</text:span>",</text:p>
            <text:p text:style-name="P155"><text:s text:c="7"/>“<text:span text:style-name="T43">numTicks”</text:span>: "<text:span text:style-name="T43">1</text:span>",</text:p>
            <text:p text:style-name="P155"><text:s text:c="7"/>“<text:span text:style-name="T38">chamada”: {</text:span></text:p>
            <text:p text:style-name="P155"><text:s text:c="17"/>“<text:span text:style-name="T21">idChamada”</text:span>: “<text:span text:style-name="T21">1”</text:span>,</text:p>
            <text:p text:style-name="P155"><text:s text:c="17"/>“<text:span text:style-name="T27">dataChamada”: “10/06/2015”,</text:span></text:p>
            <text:p text:style-name="P155"><text:s text:c="18"/>“<text:span text:style-name="T32">horaInicio”</text:span>: “<text:span text:style-name="T32">20:00”,</text:span></text:p>
            <text:p text:style-name="P155"><text:s text:c="18"/>“<text:span text:style-name="T41">professorChamada”: “Eliane Martins”</text:span></text:p>
            <text:p text:style-name="P155"><text:s text:c="7"/><text:span text:style-name="T38">},</text:span></text:p>
            <text:p text:style-name="P155"><text:s text:c="7"/>“<text:span text:style-name="T27">turma”: </text:span></text:p>
            <text:p text:style-name="P167"><text:s text:c="16"/>{ </text:p>
            <text:p text:style-name="P167"><text:soft-page-break/><text:s text:c="24"/>“idTurma”: “1”,</text:p>
            <text:p text:style-name="P155"><text:s text:c="24"/>“<text:span text:style-name="T27">codTurma</text:span>”:”<text:span text:style-name="T27">A</text:span>”,</text:p>
            <text:p text:style-name="P155"><text:s text:c="24"/>“<text:span text:style-name="T27">codDisciplina</text:span>”:”<text:span text:style-name="T27">MO409</text:span>”,</text:p>
            <text:p text:style-name="P155"><text:s text:c="24"/>“<text:span text:style-name="T27">nomeDisciplina</text:span>”:”<text:span text:style-name="T27">Engenharia de Software I”</text:span></text:p>
            <text:p text:style-name="P155"><text:s text:c="17"/><text:span text:style-name="T27">}</text:span></text:p>
            <text:p text:style-name="P155">}</text:p>
          </table:table-cell>
        </table:table-row>
      </table:table>
      <text:p text:style-name="P7"/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3">ID #</text:p>
          </table:table-cell>
          <table:table-cell table:style-name="Table10.B1" office:value-type="string">
            <text:p text:style-name="P93">1<text:span text:style-name="T42">1</text:span></text:p>
          </table:table-cell>
        </table:table-row>
        <table:table-row>
          <table:table-cell table:style-name="Table10.A2" office:value-type="string">
            <text:p text:style-name="P64">Descrição</text:p>
          </table:table-cell>
          <table:table-cell table:style-name="Table10.B2" office:value-type="string">
            <text:p text:style-name="P84"><text:span text:style-name="T30">Aluno</text:span> – <text:span text:style-name="T33">Enviar Tick</text:span></text:p>
          </table:table-cell>
        </table:table-row>
        <table:table-row>
          <table:table-cell table:style-name="Table10.A1" office:value-type="string">
            <text:p text:style-name="P64">Perfil</text:p>
          </table:table-cell>
          <table:table-cell table:style-name="Table10.B3" office:value-type="string">
            <text:p text:style-name="P92">Aluno</text:p>
          </table:table-cell>
        </table:table-row>
        <table:table-row>
          <table:table-cell table:style-name="Table10.A1" office:value-type="string">
            <text:p text:style-name="P64">Recurso</text:p>
          </table:table-cell>
          <table:table-cell table:style-name="Table10.B4" office:value-type="string">
            <text:p text:style-name="P75">/<text:span text:style-name="T26">aluno/chamada/tick</text:span></text:p>
          </table:table-cell>
        </table:table-row>
        <table:table-row>
          <table:table-cell table:style-name="Table10.A1" office:value-type="string">
            <text:p text:style-name="P64">Método</text:p>
          </table:table-cell>
          <table:table-cell table:style-name="Table10.B5" office:value-type="string">
            <text:p text:style-name="P281">POST</text:p>
          </table:table-cell>
        </table:table-row>
        <table:table-row>
          <table:table-cell table:style-name="Table10.A1" office:value-type="string">
            <text:p text:style-name="P113">Request</text:p>
          </table:table-cell>
          <table:table-cell table:style-name="Table10.B6" office:value-type="string">
            <text:list xml:id="list124436091573006" text:continue-numbering="true" text:style-name="L1">
              <text:list-item>
                <text:list>
                  <text:list-item>
                    <text:p text:style-name="P245">Header</text:p>
                    <text:list>
                      <text:list-item>
                        <text:p text:style-name="P245">X-Auth-Token: token</text:p>
                      </text:list-item>
                    </text:list>
                  </text:list-item>
                  <text:list-item>
                    <text:p text:style-name="P259">Body</text:p>
                    <text:list>
                      <text:list-item>
                        <text:p text:style-name="P259">Content-type: application/json</text:p>
                      </text:list-item>
                    </text:list>
                  </text:list-item>
                </text:list>
              </text:list-item>
            </text:list>
            <text:p text:style-name="P260">{</text:p>
            <text:p text:style-name="P260"><text:s text:c="5"/>“idPresenca”:1,</text:p>
            <text:p text:style-name="P260"><text:s text:c="5"/>“latitude”:10.123123,</text:p>
            <text:p text:style-name="P260"><text:s text:c="5"/>“longitude”:12.12312312</text:p>
            <text:p text:style-name="P260">}</text:p>
          </table:table-cell>
        </table:table-row>
        <table:table-row>
          <table:table-cell table:style-name="Table10.A1" office:value-type="string">
            <text:p text:style-name="P64">Response</text:p>
          </table:table-cell>
          <table:table-cell table:style-name="Table10.B7" office:value-type="string">
            <text:p text:style-name="P104">Sucesso:</text:p>
            <text:list xml:id="list124437387443245" text:continue-numbering="true" text:style-name="L1">
              <text:list-item>
                <text:p text:style-name="P193">Header</text:p>
                <text:list>
                  <text:list-item>
                    <text:p text:style-name="P232">Content-Type: application/json</text:p>
                  </text:list-item>
                  <text:list-item>
                    <text:p text:style-name="P209">HTTP Status Code 200</text:p>
                  </text:list-item>
                </text:list>
              </text:list-item>
              <text:list-item>
                <text:p text:style-name="P209">Formato JSON:</text:p>
              </text:list-item>
            </text:list>
            <text:p text:style-name="P53">Exemplo:</text:p>
            <text:p text:style-name="P21">{</text:p>
            <text:p text:style-name="P42"><text:span text:style-name="T6"><text:s text:c="7"/>“</text:span><text:span text:style-name="T7">id</text:span><text:span text:style-name="T14">Tick</text:span><text:span text:style-name="T7">”</text:span><text:span text:style-name="T6">: “</text:span><text:span text:style-name="T7">1”</text:span><text:span text:style-name="T6">,</text:span></text:p>
            <text:p text:style-name="P160"><text:s text:c="7"/>“<text:span text:style-name="T32">dataHora”</text:span>: "<text:span text:style-name="T32">20/05/2015 10:00</text:span>", <text:s text:c="5"/></text:p>
            <text:p text:style-name="P160"><text:s text:c="7"/>“<text:span text:style-name="T50">distancia”: 10,</text:span> </text:p>
            <text:p text:style-name="P21"><text:s text:c="7"/>“<text:span text:style-name="T43">presenca”: </text:span></text:p>
            <text:p text:style-name="P32"><text:s text:c="16"/>{ </text:p>
            <text:p text:style-name="P32"><text:s text:c="24"/>“id<text:span text:style-name="T43">Presenca</text:span>”: “1”,</text:p>
            <text:p text:style-name="P21"><text:s text:c="24"/>“<text:span text:style-name="T43">horaInicio</text:span>”:”<text:span text:style-name="T43">10:00</text:span>”, <text:s text:c="44"/></text:p>
            <text:p text:style-name="P24"><text:s text:c="24"/>“<text:span text:style-name="T43">numTicks”:”1”</text:span></text:p>
            <text:p text:style-name="P21"><text:s text:c="17"/><text:span text:style-name="T27">}</text:span></text:p>
            <text:p text:style-name="P21">}</text:p>
          </table:table-cell>
        </table:table-row>
      </table:table>
      <text:p text:style-name="P8"/>
      <text:p text:style-name="P130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284">ID #</text:p>
          </table:table-cell>
          <table:table-cell table:style-name="Table12.B1" office:value-type="string">
            <text:p text:style-name="P264">1<text:span text:style-name="T44">2</text:span></text:p>
          </table:table-cell>
        </table:table-row>
        <table:table-row>
          <table:table-cell table:style-name="Table12.A2" office:value-type="string">
            <text:p text:style-name="P284">Descrição</text:p>
          </table:table-cell>
          <table:table-cell table:style-name="Table12.B2" office:value-type="string">
            <text:p text:style-name="P268"><text:span text:style-name="T44">Professor</text:span> – <text:span text:style-name="T44">Visualizar Parâmetros Presença</text:span></text:p>
          </table:table-cell>
        </table:table-row>
        <table:table-row>
          <table:table-cell table:style-name="Table12.A1" office:value-type="string">
            <text:p text:style-name="P284">Perfil</text:p>
          </table:table-cell>
          <table:table-cell table:style-name="Table12.B3" office:value-type="string">
            <text:p text:style-name="P277">Professor</text:p>
          </table:table-cell>
        </table:table-row>
        <table:table-row>
          <table:table-cell table:style-name="Table12.A1" office:value-type="string">
            <text:p text:style-name="P284">Recurso</text:p>
          </table:table-cell>
          <table:table-cell table:style-name="Table12.B4" office:value-type="string">
            <text:p text:style-name="P272">/<text:span text:style-name="T44">professor/chamada/parametros</text:span></text:p>
          </table:table-cell>
        </table:table-row>
        <table:table-row>
          <table:table-cell table:style-name="Table12.A1" office:value-type="string">
            <text:p text:style-name="P284">Método</text:p>
          </table:table-cell>
          <table:table-cell table:style-name="Table12.B5" office:value-type="string">
            <text:p text:style-name="P276">GET</text:p>
          </table:table-cell>
        </table:table-row>
        <table:table-row>
          <table:table-cell table:style-name="Table12.A1" office:value-type="string">
            <text:p text:style-name="P288">Request</text:p>
          </table:table-cell>
          <table:table-cell table:style-name="Table12.B6" office:value-type="string">
            <text:list xml:id="list124437779679172" text:continue-numbering="true" text:style-name="L1">
              <text:list-item>
                <text:list>
                  <text:list-item>
                    <text:p text:style-name="P246">Header</text:p>
                    <text:list>
                      <text:list-item>
                        <text:p text:style-name="P246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2.A1" office:value-type="string">
            <text:p text:style-name="P284">Response</text:p>
          </table:table-cell>
          <table:table-cell table:style-name="Table12.B7" office:value-type="string">
            <text:p text:style-name="P292">Sucesso:</text:p>
            <text:list xml:id="list124436583361199" text:continue-numbering="true" text:style-name="L1">
              <text:list-item>
                <text:p text:style-name="P194">Header</text:p>
                <text:list>
                  <text:list-item>
                    <text:p text:style-name="P233">Content-Type: application/json</text:p>
                  </text:list-item>
                  <text:list-item>
                    <text:p text:style-name="P210">HTTP Status Code 200</text:p>
                  </text:list-item>
                </text:list>
              </text:list-item>
              <text:list-item>
                <text:p text:style-name="P210">Formato JSON:</text:p>
              </text:list-item>
            </text:list>
            <text:p text:style-name="P143">Exemplo:</text:p>
            <text:p text:style-name="P156">{</text:p>
            <text:p text:style-name="P178"><text:span text:style-name="T6"><text:s text:c="7"/>“</text:span><text:span text:style-name="T20">duracao</text:span><text:span text:style-name="T7">”</text:span><text:span text:style-name="T6">: “</text:span><text:span text:style-name="T20">50</text:span><text:span text:style-name="T7">”</text:span><text:span text:style-name="T6">,</text:span></text:p>
            <text:p text:style-name="P156"><text:s text:c="7"/>“<text:span text:style-name="T44">frequencia”</text:span>: "<text:span text:style-name="T44">75</text:span>" <text:s text:c="8"/></text:p>
            <text:p text:style-name="P156">}</text:p>
          </table:table-cell>
        </table:table-row>
      </table:table>
      <text:p text:style-name="P130"/>
      <text:p text:style-name="P13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84">ID #</text:p>
          </table:table-cell>
          <table:table-cell table:style-name="Table13.B1" office:value-type="string">
            <text:p text:style-name="P264">1<text:span text:style-name="T44">3</text:span></text:p>
          </table:table-cell>
        </table:table-row>
        <table:table-row>
          <table:table-cell table:style-name="Table13.A2" office:value-type="string">
            <text:p text:style-name="P284">Descrição</text:p>
          </table:table-cell>
          <table:table-cell table:style-name="Table13.B2" office:value-type="string">
            <text:p text:style-name="P268"><text:span text:style-name="T44">Professor</text:span> – <text:span text:style-name="T44">Configurar Parâmetros Presença</text:span></text:p>
          </table:table-cell>
        </table:table-row>
        <table:table-row>
          <table:table-cell table:style-name="Table13.A1" office:value-type="string">
            <text:p text:style-name="P284">Perfil</text:p>
          </table:table-cell>
          <table:table-cell table:style-name="Table13.B3" office:value-type="string">
            <text:p text:style-name="P277">Professor</text:p>
          </table:table-cell>
        </table:table-row>
        <table:table-row>
          <table:table-cell table:style-name="Table13.A1" office:value-type="string">
            <text:p text:style-name="P284">Recurso</text:p>
          </table:table-cell>
          <table:table-cell table:style-name="Table13.B4" office:value-type="string">
            <text:p text:style-name="P272">/<text:span text:style-name="T44">professor/chamada/parametros</text:span></text:p>
          </table:table-cell>
        </table:table-row>
        <table:table-row>
          <table:table-cell table:style-name="Table13.A1" office:value-type="string">
            <text:p text:style-name="P284">Método</text:p>
          </table:table-cell>
          <table:table-cell table:style-name="Table13.B5" office:value-type="string">
            <text:p text:style-name="P277">POST</text:p>
          </table:table-cell>
        </table:table-row>
        <table:table-row>
          <table:table-cell table:style-name="Table13.A1" office:value-type="string">
            <text:p text:style-name="P288">Request</text:p>
          </table:table-cell>
          <table:table-cell table:style-name="Table13.B6" office:value-type="string">
            <text:list xml:id="list124436462228152" text:continue-numbering="true" text:style-name="L1">
              <text:list-item>
                <text:list>
                  <text:list-item>
                    <text:p text:style-name="P246">Header</text:p>
                    <text:list>
                      <text:list-item>
                        <text:p text:style-name="P246">X-Auth-Token: token</text:p>
                      </text:list-item>
                    </text:list>
                  </text:list-item>
                  <text:list-item>
                    <text:p text:style-name="P251">Body</text:p>
                    <text:list>
                      <text:list-item>
                        <text:p text:style-name="P251">Content-Type: application/json</text:p>
                      </text:list-item>
                    </text:list>
                  </text:list-item>
                </text:list>
              </text:list-item>
            </text:list>
            <text:p text:style-name="P255">{</text:p>
            <text:p text:style-name="P255"><text:s text:c="4"/>“duracao”: 50,</text:p>
            <text:p text:style-name="P255"><text:s text:c="4"/>“frequencia”: 75</text:p>
            <text:p text:style-name="P255">}</text:p>
          </table:table-cell>
        </table:table-row>
        <table:table-row>
          <table:table-cell table:style-name="Table13.A1" office:value-type="string">
            <text:p text:style-name="P284">Response</text:p>
          </table:table-cell>
          <table:table-cell table:style-name="Table13.B7" office:value-type="string">
            <text:p text:style-name="P292">Sucesso:</text:p>
            <text:list xml:id="list124436330397916" text:continue-numbering="true" text:style-name="L1">
              <text:list-item>
                <text:p text:style-name="P194">Header</text:p>
                <text:list>
                  <text:list-item>
                    <text:p text:style-name="P233">Content-Type: application/json</text:p>
                  </text:list-item>
                  <text:list-item>
                    <text:p text:style-name="P210">HTTP Status Code 200</text:p>
                  </text:list-item>
                </text:list>
              </text:list-item>
              <text:list-item>
                <text:p text:style-name="P210">Formato JSON:</text:p>
              </text:list-item>
            </text:list>
            <text:p text:style-name="P143">Exemplo:</text:p>
            <text:p text:style-name="P156">{</text:p>
            <text:p text:style-name="P178"><text:span text:style-name="T6"><text:s text:c="7"/>“</text:span><text:span text:style-name="T20">duracao</text:span><text:span text:style-name="T7">”</text:span><text:span text:style-name="T6">: “</text:span><text:span text:style-name="T20">50</text:span><text:span text:style-name="T7">”</text:span><text:span text:style-name="T6">,</text:span></text:p>
            <text:p text:style-name="P156"><text:s text:c="7"/>“<text:span text:style-name="T44">frequencia”</text:span>: "<text:span text:style-name="T44">75</text:span>", <text:s text:c="13"/></text:p>
            <text:p text:style-name="P156"><text:soft-page-break/>}</text:p>
          </table:table-cell>
        </table:table-row>
      </table:table>
      <text:p text:style-name="P130"/>
      <text:p text:style-name="P130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84">ID #</text:p>
          </table:table-cell>
          <table:table-cell table:style-name="Table14.B1" office:value-type="string">
            <text:p text:style-name="P264">1<text:span text:style-name="T44">4</text:span></text:p>
          </table:table-cell>
        </table:table-row>
        <table:table-row>
          <table:table-cell table:style-name="Table14.A2" office:value-type="string">
            <text:p text:style-name="P284">Descrição</text:p>
          </table:table-cell>
          <table:table-cell table:style-name="Table14.B2" office:value-type="string">
            <text:p text:style-name="P268"><text:span text:style-name="T44">Professor</text:span> – <text:span text:style-name="T44">Visualizar Turmas para Presença</text:span></text:p>
          </table:table-cell>
        </table:table-row>
        <table:table-row>
          <table:table-cell table:style-name="Table14.A1" office:value-type="string">
            <text:p text:style-name="P284">Perfil</text:p>
          </table:table-cell>
          <table:table-cell table:style-name="Table14.B3" office:value-type="string">
            <text:p text:style-name="P277">Professor</text:p>
          </table:table-cell>
        </table:table-row>
        <table:table-row>
          <table:table-cell table:style-name="Table14.A1" office:value-type="string">
            <text:p text:style-name="P284">Recurso</text:p>
          </table:table-cell>
          <table:table-cell table:style-name="Table14.B4" office:value-type="string">
            <text:p text:style-name="P272">/<text:span text:style-name="T44">professor/presenca/turmas</text:span></text:p>
          </table:table-cell>
        </table:table-row>
        <table:table-row>
          <table:table-cell table:style-name="Table14.A1" office:value-type="string">
            <text:p text:style-name="P284">Método</text:p>
          </table:table-cell>
          <table:table-cell table:style-name="Table14.B5" office:value-type="string">
            <text:p text:style-name="P277">GET</text:p>
          </table:table-cell>
        </table:table-row>
        <table:table-row>
          <table:table-cell table:style-name="Table14.A1" office:value-type="string">
            <text:p text:style-name="P288">Request</text:p>
          </table:table-cell>
          <table:table-cell table:style-name="Table14.B6" office:value-type="string">
            <text:list xml:id="list124436246750639" text:continue-numbering="true" text:style-name="L1">
              <text:list-item>
                <text:list>
                  <text:list-item>
                    <text:p text:style-name="P246">Header</text:p>
                    <text:list>
                      <text:list-item>
                        <text:p text:style-name="P246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4.A1" office:value-type="string">
            <text:p text:style-name="P284">Response</text:p>
          </table:table-cell>
          <table:table-cell table:style-name="Table14.B7" office:value-type="string">
            <text:p text:style-name="P292">Sucesso:</text:p>
            <text:list xml:id="list124436812785367" text:continue-numbering="true" text:style-name="L1">
              <text:list-item>
                <text:p text:style-name="P194">Header</text:p>
                <text:list>
                  <text:list-item>
                    <text:p text:style-name="P233">Content-Type: application/json</text:p>
                  </text:list-item>
                  <text:list-item>
                    <text:p text:style-name="P210">HTTP Status Code 200</text:p>
                  </text:list-item>
                </text:list>
              </text:list-item>
              <text:list-item>
                <text:p text:style-name="P210">Formato JSON:</text:p>
              </text:list-item>
            </text:list>
            <text:p text:style-name="P143">Exemplo:</text:p>
            <text:p text:style-name="P173">[</text:p>
            <text:p text:style-name="P156">{</text:p>
            <text:p text:style-name="P178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7">1”</text:span><text:span text:style-name="T6">,</text:span></text:p>
            <text:p text:style-name="P156"><text:s text:c="7"/>“<text:span text:style-name="T21">codTurma”</text:span>: "<text:span text:style-name="T21">A</text:span>",</text:p>
            <text:p text:style-name="P156"><text:s text:c="7"/>“<text:span text:style-name="T21">codDisciplina”: “MO409”,</text:span></text:p>
            <text:p text:style-name="P156"><text:s text:c="7"/>“<text:span text:style-name="T21">nomeDisciplina”: “Engenharia de Software I”</text:span></text:p>
            <text:p text:style-name="P156">},</text:p>
            <text:p text:style-name="P156">{</text:p>
            <text:p text:style-name="P178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8">2</text:span><text:span text:style-name="T7">”</text:span><text:span text:style-name="T6">,</text:span></text:p>
            <text:p text:style-name="P156"><text:s text:c="7"/>“<text:span text:style-name="T21">codTurma”</text:span>: "<text:span text:style-name="T22">B</text:span>",</text:p>
            <text:p text:style-name="P156"><text:s text:c="7"/>“<text:span text:style-name="T21">codDisciplina”: “MC302”,</text:span></text:p>
            <text:p text:style-name="P156"><text:s text:c="7"/>“<text:span text:style-name="T21">nomeDisciplina”: “Programação Orientada a Objetos”</text:span></text:p>
            <text:p text:style-name="P156">}</text:p>
            <text:p text:style-name="P173">]</text:p>
          </table:table-cell>
        </table:table-row>
      </table:table>
      <text:p text:style-name="P130"/>
      <text:p text:style-name="P13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84">ID #</text:p>
          </table:table-cell>
          <table:table-cell table:style-name="Table15.B1" office:value-type="string">
            <text:p text:style-name="P264">1<text:span text:style-name="T54">5</text:span></text:p>
          </table:table-cell>
        </table:table-row>
        <table:table-row>
          <table:table-cell table:style-name="Table15.A2" office:value-type="string">
            <text:p text:style-name="P284">Descrição</text:p>
          </table:table-cell>
          <table:table-cell table:style-name="Table15.B2" office:value-type="string">
            <text:p text:style-name="P268"><text:span text:style-name="T44">Professor</text:span> – <text:span text:style-name="T44">Visualizar Alunos</text:span></text:p>
          </table:table-cell>
        </table:table-row>
        <table:table-row>
          <table:table-cell table:style-name="Table15.A1" office:value-type="string">
            <text:p text:style-name="P284">Perfil</text:p>
          </table:table-cell>
          <table:table-cell table:style-name="Table15.B3" office:value-type="string">
            <text:p text:style-name="P277">Professor</text:p>
          </table:table-cell>
        </table:table-row>
        <table:table-row>
          <table:table-cell table:style-name="Table15.A1" office:value-type="string">
            <text:p text:style-name="P284">Recurso</text:p>
          </table:table-cell>
          <table:table-cell table:style-name="Table15.B4" office:value-type="string">
            <text:p text:style-name="P272">/<text:span text:style-name="T44">professor/presenca/turma/alunos</text:span></text:p>
          </table:table-cell>
        </table:table-row>
        <table:table-row>
          <table:table-cell table:style-name="Table15.A1" office:value-type="string">
            <text:p text:style-name="P284">Método</text:p>
          </table:table-cell>
          <table:table-cell table:style-name="Table15.B5" office:value-type="string">
            <text:p text:style-name="P277">POST</text:p>
          </table:table-cell>
        </table:table-row>
        <text:soft-page-break/>
        <table:table-row>
          <table:table-cell table:style-name="Table15.A1" office:value-type="string">
            <text:p text:style-name="P288">Request</text:p>
          </table:table-cell>
          <table:table-cell table:style-name="Table15.B6" office:value-type="string">
            <text:list xml:id="list124436632880982" text:continue-numbering="true" text:style-name="L1">
              <text:list-item>
                <text:list>
                  <text:list-item>
                    <text:p text:style-name="P246">Header</text:p>
                    <text:list>
                      <text:list-item>
                        <text:p text:style-name="P246">X-Auth-Token: token</text:p>
                      </text:list-item>
                    </text:list>
                  </text:list-item>
                  <text:list-item>
                    <text:p text:style-name="P251">Body</text:p>
                    <text:list>
                      <text:list-item>
                        <text:p text:style-name="P251">Content-Type: application/json</text:p>
                      </text:list-item>
                    </text:list>
                  </text:list-item>
                </text:list>
              </text:list-item>
            </text:list>
            <text:p text:style-name="P255">{</text:p>
            <text:p text:style-name="P255"><text:s text:c="4"/>“idTurma”: 1,</text:p>
            <text:p text:style-name="P255">}</text:p>
          </table:table-cell>
        </table:table-row>
        <table:table-row>
          <table:table-cell table:style-name="Table15.A1" office:value-type="string">
            <text:p text:style-name="P284">Response</text:p>
          </table:table-cell>
          <table:table-cell table:style-name="Table15.B7" office:value-type="string">
            <text:p text:style-name="P292">Sucesso:</text:p>
            <text:list xml:id="list124436480616270" text:continue-numbering="true" text:style-name="L1">
              <text:list-item>
                <text:p text:style-name="P194">Header</text:p>
                <text:list>
                  <text:list-item>
                    <text:p text:style-name="P233">Content-Type: application/json</text:p>
                  </text:list-item>
                  <text:list-item>
                    <text:p text:style-name="P210">HTTP Status Code 200</text:p>
                  </text:list-item>
                </text:list>
              </text:list-item>
              <text:list-item>
                <text:p text:style-name="P210">Formato JSON:</text:p>
              </text:list-item>
            </text:list>
            <text:p text:style-name="P143">Exemplo:</text:p>
            <text:p text:style-name="P139"><text:span text:style-name="T6">{</text:span></text:p>
            <text:p text:style-name="P156"><text:s text:c="7"/>“<text:span text:style-name="T27">turma”: </text:span></text:p>
            <text:p text:style-name="P156"><text:s text:c="17"/><text:span text:style-name="T27">{ </text:span></text:p>
            <text:p text:style-name="P168"><text:s text:c="24"/>“idTurma”: “1”,</text:p>
            <text:p text:style-name="P156"><text:s text:c="24"/>“<text:span text:style-name="T27">codTurma</text:span>”:”<text:span text:style-name="T27">A</text:span>”,</text:p>
            <text:p text:style-name="P156"><text:s text:c="24"/>“<text:span text:style-name="T27">codDisciplina</text:span>”:”<text:span text:style-name="T27">MC302</text:span>”,</text:p>
            <text:p text:style-name="P156"><text:s text:c="24"/>“<text:span text:style-name="T27">nomeDisciplina</text:span>”:”<text:span text:style-name="T34">Programação Orientada a Objetos”,</text:span></text:p>
            <text:p text:style-name="P156"><text:s text:c="24"/>“<text:span text:style-name="T45">numAlunos</text:span>”: <text:span text:style-name="T45">38,</text:span></text:p>
            <text:p text:style-name="P156"><text:s text:c="24"/>“<text:span text:style-name="T45">numChamadas”: 15</text:span></text:p>
            <text:p text:style-name="P156"><text:s text:c="17"/><text:span text:style-name="T27">},</text:span></text:p>
            <text:p text:style-name="P156"><text:s text:c="6"/>“<text:span text:style-name="T44">alunos”: [ </text:span></text:p>
            <text:p text:style-name="P168"><text:s text:c="16"/>{ </text:p>
            <text:p text:style-name="P168"><text:s text:c="24"/>“raAluno”: “161255”,</text:p>
            <text:p text:style-name="P156"><text:s text:c="24"/>“<text:span text:style-name="T29">nome</text:span>”:”<text:span text:style-name="T29">Lucas Augusto Carvalho</text:span>”,</text:p>
            <text:p text:style-name="P156"><text:s text:c="24"/>“<text:span text:style-name="T46">numPresencas</text:span>”:<text:span text:style-name="T46">10,</text:span></text:p>
            <text:p text:style-name="P157"><text:s text:c="24"/>“<text:span text:style-name="T46">porcPresencas</text:span>”:<text:span text:style-name="T46">66,</text:span></text:p>
            <text:p text:style-name="P156"><text:s text:c="24"/>“<text:span text:style-name="T46">numFaltas”:5,</text:span></text:p>
            <text:p text:style-name="P157"><text:s text:c="24"/>“<text:span text:style-name="T46">porcFaltas”:34</text:span></text:p>
            <text:p text:style-name="P156"><text:s text:c="17"/><text:span text:style-name="T27">},</text:span></text:p>
            <text:p text:style-name="P156"><text:s text:c="17"/><text:span text:style-name="T27">{ </text:span></text:p>
            <text:p text:style-name="P168"><text:s text:c="24"/>“raAluno”: “121551”,</text:p>
            <text:p text:style-name="P156"><text:s text:c="24"/>“<text:span text:style-name="T29">nome</text:span>”:”<text:span text:style-name="T29">João Ninguém</text:span>”,</text:p>
            <text:p text:style-name="P157"><text:s text:c="24"/>“<text:span text:style-name="T46">numPresencas</text:span>”:<text:span text:style-name="T46">10,</text:span></text:p>
            <text:p text:style-name="P157"><text:s text:c="24"/>“<text:span text:style-name="T46">porcPresencas</text:span>”:<text:span text:style-name="T46">66,</text:span></text:p>
            <text:p text:style-name="P157"><text:s text:c="24"/>“<text:span text:style-name="T46">numFaltas”:5,</text:span></text:p>
            <text:p text:style-name="P157"><text:s text:c="24"/>“<text:span text:style-name="T46">porcFaltas”:34</text:span></text:p>
            <text:p text:style-name="P156"><text:s text:c="17"/><text:span text:style-name="T27">}]</text:span></text:p>
            <text:p text:style-name="P156"><text:soft-page-break/>}</text:p>
          </table:table-cell>
        </table:table-row>
      </table:table>
      <text:p text:style-name="P130"/>
      <text:p text:style-name="P13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85">ID #</text:p>
          </table:table-cell>
          <table:table-cell table:style-name="Table16.B1" office:value-type="string">
            <text:p text:style-name="P265">1<text:span text:style-name="T54">6</text:span></text:p>
          </table:table-cell>
        </table:table-row>
        <table:table-row>
          <table:table-cell table:style-name="Table16.A2" office:value-type="string">
            <text:p text:style-name="P285">Descrição</text:p>
          </table:table-cell>
          <table:table-cell table:style-name="Table16.B2" office:value-type="string">
            <text:p text:style-name="P269"><text:span text:style-name="T44">Professor</text:span> – <text:span text:style-name="T44">Visualizar Aluno</text:span></text:p>
          </table:table-cell>
        </table:table-row>
        <table:table-row>
          <table:table-cell table:style-name="Table16.A1" office:value-type="string">
            <text:p text:style-name="P285">Perfil</text:p>
          </table:table-cell>
          <table:table-cell table:style-name="Table16.B3" office:value-type="string">
            <text:p text:style-name="P278">Professor</text:p>
          </table:table-cell>
        </table:table-row>
        <table:table-row>
          <table:table-cell table:style-name="Table16.A1" office:value-type="string">
            <text:p text:style-name="P285">Recurso</text:p>
          </table:table-cell>
          <table:table-cell table:style-name="Table16.B4" office:value-type="string">
            <text:p text:style-name="P273">/<text:span text:style-name="T44">professor/presenca/turma/aluno</text:span></text:p>
          </table:table-cell>
        </table:table-row>
        <table:table-row>
          <table:table-cell table:style-name="Table16.A1" office:value-type="string">
            <text:p text:style-name="P285">Método</text:p>
          </table:table-cell>
          <table:table-cell table:style-name="Table16.B5" office:value-type="string">
            <text:p text:style-name="P278">POST</text:p>
          </table:table-cell>
        </table:table-row>
        <table:table-row>
          <table:table-cell table:style-name="Table16.A1" office:value-type="string">
            <text:p text:style-name="P289">Request</text:p>
          </table:table-cell>
          <table:table-cell table:style-name="Table16.B6" office:value-type="string">
            <text:list xml:id="list124436802520548" text:continue-numbering="true" text:style-name="L1">
              <text:list-item>
                <text:list>
                  <text:list-item>
                    <text:p text:style-name="P247">Header</text:p>
                    <text:list>
                      <text:list-item>
                        <text:p text:style-name="P247">X-Auth-Token: token</text:p>
                      </text:list-item>
                    </text:list>
                  </text:list-item>
                  <text:list-item>
                    <text:p text:style-name="P252">Body</text:p>
                    <text:list>
                      <text:list-item>
                        <text:p text:style-name="P252">Content-Type: application/json</text:p>
                      </text:list-item>
                    </text:list>
                  </text:list-item>
                </text:list>
              </text:list-item>
            </text:list>
            <text:p text:style-name="P256">{</text:p>
            <text:p text:style-name="P256"><text:s text:c="4"/>“<text:span text:style-name="T47">raAluno</text:span>”: 1<text:span text:style-name="T47">61255</text:span>,</text:p>
            <text:p text:style-name="P256">}</text:p>
          </table:table-cell>
        </table:table-row>
        <table:table-row>
          <table:table-cell table:style-name="Table16.A1" office:value-type="string">
            <text:p text:style-name="P285">Response</text:p>
          </table:table-cell>
          <table:table-cell table:style-name="Table16.B7" office:value-type="string">
            <text:p text:style-name="P293">Sucesso:</text:p>
            <text:list xml:id="list124436445797559" text:continue-numbering="true" text:style-name="L1">
              <text:list-item>
                <text:p text:style-name="P195">Header</text:p>
                <text:list>
                  <text:list-item>
                    <text:p text:style-name="P234">Content-Type: application/json</text:p>
                  </text:list-item>
                  <text:list-item>
                    <text:p text:style-name="P211">HTTP Status Code 200</text:p>
                  </text:list-item>
                </text:list>
              </text:list-item>
              <text:list-item>
                <text:p text:style-name="P211">Formato JSON:</text:p>
              </text:list-item>
            </text:list>
            <text:p text:style-name="P144">Exemplo:</text:p>
            <text:p text:style-name="P140"><text:span text:style-name="T6">{</text:span></text:p>
            <text:p text:style-name="P158"><text:s text:c="7"/>“<text:span text:style-name="T27">turma”: </text:span></text:p>
            <text:p text:style-name="P158"><text:s text:c="17"/><text:span text:style-name="T27">{ </text:span></text:p>
            <text:p text:style-name="P169"><text:s text:c="24"/>“idTurma”: “1”,</text:p>
            <text:p text:style-name="P158"><text:s text:c="24"/>“<text:span text:style-name="T27">codTurma</text:span>”:”<text:span text:style-name="T27">A</text:span>”,</text:p>
            <text:p text:style-name="P158"><text:s text:c="24"/>“<text:span text:style-name="T27">codDisciplina</text:span>”:”<text:span text:style-name="T27">MC302</text:span>”,</text:p>
            <text:p text:style-name="P158"><text:s text:c="24"/>“<text:span text:style-name="T27">nomeDisciplina</text:span>”:”<text:span text:style-name="T34">Programação Orientada a Objetos”,</text:span></text:p>
            <text:p text:style-name="P158"><text:s text:c="24"/>“<text:span text:style-name="T45">numAlunos</text:span>”: <text:span text:style-name="T45">38,</text:span></text:p>
            <text:p text:style-name="P158"><text:s text:c="24"/>“<text:span text:style-name="T45">numChamadas”: 15</text:span></text:p>
            <text:p text:style-name="P158"><text:s text:c="17"/><text:span text:style-name="T27">},</text:span></text:p>
            <text:p text:style-name="P158"><text:s text:c="6"/>“<text:span text:style-name="T44">aluno”: [ </text:span></text:p>
            <text:p text:style-name="P169"><text:s text:c="16"/>{ </text:p>
            <text:p text:style-name="P169"><text:s text:c="24"/>“raAluno”: “161255”,</text:p>
            <text:p text:style-name="P158"><text:s text:c="24"/>“<text:span text:style-name="T29">nome</text:span>”:”<text:span text:style-name="T29">Lucas Augusto Carvalho</text:span>”,</text:p>
            <text:p text:style-name="P158"><text:s text:c="24"/>“<text:span text:style-name="T46">numPresencas</text:span>”:<text:span text:style-name="T46">10,</text:span></text:p>
            <text:p text:style-name="P158"><text:s text:c="24"/>“<text:span text:style-name="T46">porcPresencas</text:span>”:<text:span text:style-name="T46">66,</text:span></text:p>
            <text:p text:style-name="P158"><text:s text:c="24"/>“<text:span text:style-name="T46">numFaltas”:5,</text:span></text:p>
            <text:p text:style-name="P158"><text:s text:c="24"/>“<text:span text:style-name="T46">porcFaltas”:34</text:span></text:p>
            <text:p text:style-name="P158"><text:soft-page-break/><text:s text:c="17"/><text:span text:style-name="T27">},</text:span></text:p>
            <text:p text:style-name="P158"><text:s text:c="9"/>“<text:span text:style-name="T47">presencas”: [ </text:span></text:p>
            <text:p text:style-name="P169"><text:s text:c="16"/>{ </text:p>
            <text:p text:style-name="P169"><text:s text:c="24"/>“<text:span text:style-name="T47">data</text:span>”: “<text:span text:style-name="T47">02/05/2015</text:span>”,</text:p>
            <text:p text:style-name="P158"><text:s text:c="24"/>“<text:span text:style-name="T49">presente</text:span>”:<text:span text:style-name="T47">true</text:span>, <text:s text:c="22"/></text:p>
            <text:p text:style-name="P158"><text:s text:c="17"/><text:span text:style-name="T27">},</text:span></text:p>
            <text:p text:style-name="P158"><text:s text:c="17"/><text:span text:style-name="T27"><text:s/>{ </text:span></text:p>
            <text:p text:style-name="P169"><text:s text:c="24"/>“<text:span text:style-name="T47">data</text:span>”: “<text:span text:style-name="T47">04/05/2015</text:span>”,</text:p>
            <text:p text:style-name="P159"><text:s text:c="24"/>“<text:span text:style-name="T49">presente</text:span>”:<text:span text:style-name="T48">false</text:span>, <text:s text:c="22"/></text:p>
            <text:p text:style-name="P158"><text:s text:c="17"/><text:span text:style-name="T27">}</text:span></text:p>
            <text:p text:style-name="P158"><text:s text:c="12"/><text:span text:style-name="T47">]</text:span></text:p>
            <text:p text:style-name="P158">}</text:p>
          </table:table-cell>
        </table:table-row>
      </table:table>
      <text:p text:style-name="P131"/>
      <text:p text:style-name="P13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86">ID #</text:p>
          </table:table-cell>
          <table:table-cell table:style-name="Table17.B1" office:value-type="string">
            <text:p text:style-name="P266">1<text:span text:style-name="T54">7</text:span></text:p>
          </table:table-cell>
        </table:table-row>
        <table:table-row>
          <table:table-cell table:style-name="Table17.A2" office:value-type="string">
            <text:p text:style-name="P286">Descrição</text:p>
          </table:table-cell>
          <table:table-cell table:style-name="Table17.B2" office:value-type="string">
            <text:p text:style-name="P270"><text:span text:style-name="T52">Aluno</text:span> – <text:span text:style-name="T44">Visualizar Turmas</text:span></text:p>
          </table:table-cell>
        </table:table-row>
        <table:table-row>
          <table:table-cell table:style-name="Table17.A1" office:value-type="string">
            <text:p text:style-name="P286">Perfil</text:p>
          </table:table-cell>
          <table:table-cell table:style-name="Table17.B3" office:value-type="string">
            <text:p text:style-name="P279">Professor</text:p>
          </table:table-cell>
        </table:table-row>
        <table:table-row>
          <table:table-cell table:style-name="Table17.A1" office:value-type="string">
            <text:p text:style-name="P286">Recurso</text:p>
          </table:table-cell>
          <table:table-cell table:style-name="Table17.B4" office:value-type="string">
            <text:p text:style-name="P274">/<text:span text:style-name="T52">aluno/presenca/turmas</text:span></text:p>
          </table:table-cell>
        </table:table-row>
        <table:table-row>
          <table:table-cell table:style-name="Table17.A1" office:value-type="string">
            <text:p text:style-name="P286">Método</text:p>
          </table:table-cell>
          <table:table-cell table:style-name="Table17.B5" office:value-type="string">
            <text:p text:style-name="P282">GET</text:p>
          </table:table-cell>
        </table:table-row>
        <table:table-row>
          <table:table-cell table:style-name="Table17.A1" office:value-type="string">
            <text:p text:style-name="P290">Request</text:p>
          </table:table-cell>
          <table:table-cell table:style-name="Table17.B6" office:value-type="string">
            <text:list xml:id="list124435994665480" text:continue-numbering="true" text:style-name="L1">
              <text:list-item>
                <text:list>
                  <text:list-item>
                    <text:p text:style-name="P248">Header</text:p>
                    <text:list>
                      <text:list-item>
                        <text:p text:style-name="P248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7.A1" office:value-type="string">
            <text:p text:style-name="P286">Response</text:p>
          </table:table-cell>
          <table:table-cell table:style-name="Table17.B7" office:value-type="string">
            <text:p text:style-name="P294">Sucesso:</text:p>
            <text:list xml:id="list124437899922463" text:continue-numbering="true" text:style-name="L1">
              <text:list-item>
                <text:p text:style-name="P196">Header</text:p>
                <text:list>
                  <text:list-item>
                    <text:p text:style-name="P235">Content-Type: application/json</text:p>
                  </text:list-item>
                  <text:list-item>
                    <text:p text:style-name="P212">HTTP Status Code 200</text:p>
                  </text:list-item>
                </text:list>
              </text:list-item>
              <text:list-item>
                <text:p text:style-name="P212">Formato JSON:</text:p>
              </text:list-item>
            </text:list>
            <text:p text:style-name="P145">Exemplo:</text:p>
            <text:p text:style-name="P174">[</text:p>
            <text:p text:style-name="P161">{</text:p>
            <text:p text:style-name="P179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7">1”</text:span><text:span text:style-name="T6">,</text:span></text:p>
            <text:p text:style-name="P161"><text:s text:c="7"/>“<text:span text:style-name="T21">codTurma”</text:span>: "<text:span text:style-name="T21">A</text:span>",</text:p>
            <text:p text:style-name="P161"><text:s text:c="7"/>“<text:span text:style-name="T21">codDisciplina”: “MO409”,</text:span></text:p>
            <text:p text:style-name="P161"><text:s text:c="7"/>“<text:span text:style-name="T21">nomeDisciplina”: “Engenharia de Software I”</text:span></text:p>
            <text:p text:style-name="P161"><text:s text:c="7"/>“<text:span text:style-name="T52">professores”: [ { “nome”: “Eliane Martins” } ]</text:span></text:p>
            <text:p text:style-name="P161">},</text:p>
            <text:p text:style-name="P161">{</text:p>
            <text:p text:style-name="P179"><text:soft-page-break/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8">2</text:span><text:span text:style-name="T7">”</text:span><text:span text:style-name="T6">,</text:span></text:p>
            <text:p text:style-name="P161"><text:s text:c="7"/>“<text:span text:style-name="T21">codTurma”</text:span>: "<text:span text:style-name="T22">B</text:span>",</text:p>
            <text:p text:style-name="P161"><text:s text:c="7"/>“<text:span text:style-name="T21">codDisciplina”: “MC302”,</text:span></text:p>
            <text:p text:style-name="P161"><text:s text:c="7"/>“<text:span text:style-name="T21">nomeDisciplina”: “Programação Orientada a Objetos”,</text:span></text:p>
            <text:p text:style-name="P161"><text:s text:c="7"/>“<text:span text:style-name="T52">professores”: [ { “nome”: “Eliane Martins” } ]</text:span></text:p>
            <text:p text:style-name="P161">}</text:p>
            <text:p text:style-name="P174"><text:span text:style-name="T52">]</text:span></text:p>
          </table:table-cell>
        </table:table-row>
      </table:table>
      <text:p text:style-name="P132"/>
      <text:p text:style-name="P132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86">ID #</text:p>
          </table:table-cell>
          <table:table-cell table:style-name="Table18.B1" office:value-type="string">
            <text:p text:style-name="P266">1<text:span text:style-name="T54">8</text:span></text:p>
          </table:table-cell>
        </table:table-row>
        <table:table-row>
          <table:table-cell table:style-name="Table18.A2" office:value-type="string">
            <text:p text:style-name="P286">Descrição</text:p>
          </table:table-cell>
          <table:table-cell table:style-name="Table18.B2" office:value-type="string">
            <text:p text:style-name="P270"><text:span text:style-name="T52">Aluno</text:span> – <text:span text:style-name="T44">Visualizar Frequência</text:span></text:p>
          </table:table-cell>
        </table:table-row>
        <table:table-row>
          <table:table-cell table:style-name="Table18.A1" office:value-type="string">
            <text:p text:style-name="P286">Perfil</text:p>
          </table:table-cell>
          <table:table-cell table:style-name="Table18.B3" office:value-type="string">
            <text:p text:style-name="P282">Aluno</text:p>
          </table:table-cell>
        </table:table-row>
        <table:table-row>
          <table:table-cell table:style-name="Table18.A1" office:value-type="string">
            <text:p text:style-name="P286">Recurso</text:p>
          </table:table-cell>
          <table:table-cell table:style-name="Table18.B4" office:value-type="string">
            <text:p text:style-name="P274">/<text:span text:style-name="T52">aluno/presenca/turma</text:span></text:p>
          </table:table-cell>
        </table:table-row>
        <table:table-row>
          <table:table-cell table:style-name="Table18.A1" office:value-type="string">
            <text:p text:style-name="P286">Método</text:p>
          </table:table-cell>
          <table:table-cell table:style-name="Table18.B5" office:value-type="string">
            <text:p text:style-name="P279">POST</text:p>
          </table:table-cell>
        </table:table-row>
        <table:table-row>
          <table:table-cell table:style-name="Table18.A1" office:value-type="string">
            <text:p text:style-name="P290">Request</text:p>
          </table:table-cell>
          <table:table-cell table:style-name="Table18.B6" office:value-type="string">
            <text:list xml:id="list124436151884674" text:continue-numbering="true" text:style-name="L1">
              <text:list-item>
                <text:list>
                  <text:list-item>
                    <text:p text:style-name="P248">Header</text:p>
                    <text:list>
                      <text:list-item>
                        <text:p text:style-name="P248">X-Auth-Token: token</text:p>
                      </text:list-item>
                    </text:list>
                  </text:list-item>
                  <text:list-item>
                    <text:p text:style-name="P253">Body</text:p>
                    <text:list>
                      <text:list-item>
                        <text:p text:style-name="P253">Content-Type: application/json</text:p>
                      </text:list-item>
                    </text:list>
                  </text:list-item>
                </text:list>
              </text:list-item>
            </text:list>
            <text:p text:style-name="P257">{</text:p>
            <text:p text:style-name="P257"><text:s text:c="4"/>“<text:span text:style-name="T52">idTurma</text:span>”: 1</text:p>
            <text:p text:style-name="P257">}</text:p>
          </table:table-cell>
        </table:table-row>
        <table:table-row>
          <table:table-cell table:style-name="Table18.A1" office:value-type="string">
            <text:p text:style-name="P286">Response</text:p>
          </table:table-cell>
          <table:table-cell table:style-name="Table18.B7" office:value-type="string">
            <text:p text:style-name="P294">Sucesso:</text:p>
            <text:list xml:id="list124436182676830" text:continue-numbering="true" text:style-name="L1">
              <text:list-item>
                <text:p text:style-name="P196">Header</text:p>
                <text:list>
                  <text:list-item>
                    <text:p text:style-name="P235">Content-Type: application/json</text:p>
                  </text:list-item>
                  <text:list-item>
                    <text:p text:style-name="P212">HTTP Status Code 200</text:p>
                  </text:list-item>
                </text:list>
              </text:list-item>
              <text:list-item>
                <text:p text:style-name="P212">Formato JSON:</text:p>
              </text:list-item>
            </text:list>
            <text:p text:style-name="P145">Exemplo:</text:p>
            <text:p text:style-name="P141"><text:span text:style-name="T6">{</text:span></text:p>
            <text:p text:style-name="P161"><text:s text:c="7"/>“<text:span text:style-name="T27">turma”: </text:span></text:p>
            <text:p text:style-name="P161"><text:s text:c="17"/><text:span text:style-name="T27">{ </text:span></text:p>
            <text:p text:style-name="P170"><text:s text:c="24"/>“idTurma”: “1”,</text:p>
            <text:p text:style-name="P161"><text:s text:c="24"/>“<text:span text:style-name="T27">codTurma</text:span>”:”<text:span text:style-name="T27">A</text:span>”,</text:p>
            <text:p text:style-name="P161"><text:s text:c="24"/>“<text:span text:style-name="T27">codDisciplina</text:span>”:”<text:span text:style-name="T27">MC302</text:span>”,</text:p>
            <text:p text:style-name="P161"><text:s text:c="24"/>“<text:span text:style-name="T27">nomeDisciplina</text:span>”:”<text:span text:style-name="T34">Programação Orientada a Objetos”,</text:span> <text:s text:c="23"/></text:p>
            <text:p text:style-name="P161"><text:s text:c="24"/>“<text:span text:style-name="T45">numChamadas”: 15,</text:span></text:p>
            <text:p text:style-name="P161"><text:s text:c="24"/>“<text:span text:style-name="T52">professores”: [ { “nome”: “Eliane Martins” } ]</text:span></text:p>
            <text:p text:style-name="P161"><text:s text:c="17"/><text:span text:style-name="T27">},</text:span></text:p>
            <text:p text:style-name="P161"><text:s text:c="6"/>“<text:span text:style-name="T52">frequencia”: [ </text:span></text:p>
            <text:p text:style-name="P161"><text:span text:style-name="T27"><text:s text:c="16"/>{ <text:s text:c="23"/></text:span></text:p>
            <text:p text:style-name="P161"><text:soft-page-break/><text:s text:c="24"/>“<text:span text:style-name="T46">numPresencas</text:span>”:<text:span text:style-name="T46">10,</text:span></text:p>
            <text:p text:style-name="P161"><text:s text:c="24"/>“<text:span text:style-name="T46">porcPresencas</text:span>”:<text:span text:style-name="T46">66,</text:span></text:p>
            <text:p text:style-name="P161"><text:s text:c="24"/>“<text:span text:style-name="T46">numFaltas”:5,</text:span></text:p>
            <text:p text:style-name="P161"><text:s text:c="24"/>“<text:span text:style-name="T46">porcFaltas”:34</text:span></text:p>
            <text:p text:style-name="P161"><text:s text:c="17"/><text:span text:style-name="T27">},</text:span></text:p>
            <text:p text:style-name="P161"><text:s text:c="9"/>“<text:span text:style-name="T47">presencas”: [ </text:span></text:p>
            <text:p text:style-name="P170"><text:s text:c="16"/>{ </text:p>
            <text:p text:style-name="P170"><text:s text:c="24"/>“<text:span text:style-name="T47">data</text:span>”: “<text:span text:style-name="T47">02/05/2015</text:span>”,</text:p>
            <text:p text:style-name="P161"><text:s text:c="24"/>“<text:span text:style-name="T49">presente</text:span>”:<text:span text:style-name="T47">true</text:span>, <text:s text:c="22"/></text:p>
            <text:p text:style-name="P161"><text:s text:c="17"/><text:span text:style-name="T27">},</text:span></text:p>
            <text:p text:style-name="P161"><text:s text:c="17"/><text:span text:style-name="T27"><text:s/>{ </text:span></text:p>
            <text:p text:style-name="P170"><text:s text:c="24"/>“<text:span text:style-name="T47">data</text:span>”: “<text:span text:style-name="T47">04/05/2015</text:span>”,</text:p>
            <text:p text:style-name="P161"><text:s text:c="24"/>“<text:span text:style-name="T49">presente</text:span>”:<text:span text:style-name="T48">false</text:span>, <text:s text:c="22"/></text:p>
            <text:p text:style-name="P161"><text:s text:c="17"/><text:span text:style-name="T27">}</text:span></text:p>
            <text:p text:style-name="P161"><text:s text:c="12"/><text:span text:style-name="T47">]</text:span></text:p>
            <text:p text:style-name="P161">}</text:p>
          </table:table-cell>
        </table:table-row>
      </table:table>
      <text:p text:style-name="P132"/>
      <text:p text:style-name="P133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87">ID #</text:p>
          </table:table-cell>
          <table:table-cell table:style-name="Table19.B1" office:value-type="string">
            <text:p text:style-name="P267">1<text:span text:style-name="T55">9</text:span></text:p>
          </table:table-cell>
        </table:table-row>
        <table:table-row>
          <table:table-cell table:style-name="Table19.A2" office:value-type="string">
            <text:p text:style-name="P287">Descrição</text:p>
          </table:table-cell>
          <table:table-cell table:style-name="Table19.B2" office:value-type="string">
            <text:p text:style-name="P271"><text:span text:style-name="T52">Aluno</text:span> – <text:span text:style-name="T54">Notificação Presença</text:span></text:p>
          </table:table-cell>
        </table:table-row>
        <table:table-row>
          <table:table-cell table:style-name="Table19.A1" office:value-type="string">
            <text:p text:style-name="P287">Perfil</text:p>
          </table:table-cell>
          <table:table-cell table:style-name="Table19.B3" office:value-type="string">
            <text:p text:style-name="P283">Aluno</text:p>
          </table:table-cell>
        </table:table-row>
        <table:table-row>
          <table:table-cell table:style-name="Table19.A1" office:value-type="string">
            <text:p text:style-name="P287">Recurso</text:p>
          </table:table-cell>
          <table:table-cell table:style-name="Table19.B4" office:value-type="string">
            <text:p text:style-name="P275">/<text:span text:style-name="T52">aluno/chamada/presenca</text:span></text:p>
          </table:table-cell>
        </table:table-row>
        <table:table-row>
          <table:table-cell table:style-name="Table19.A1" office:value-type="string">
            <text:p text:style-name="P287">Método</text:p>
          </table:table-cell>
          <table:table-cell table:style-name="Table19.B5" office:value-type="string">
            <text:p text:style-name="P280">POST</text:p>
          </table:table-cell>
        </table:table-row>
        <table:table-row>
          <table:table-cell table:style-name="Table19.A1" office:value-type="string">
            <text:p text:style-name="P291">Request</text:p>
          </table:table-cell>
          <table:table-cell table:style-name="Table19.B6" office:value-type="string">
            <text:list xml:id="list124436219381948" text:continue-numbering="true" text:style-name="L1">
              <text:list-item>
                <text:list>
                  <text:list-item>
                    <text:p text:style-name="P249">Header</text:p>
                    <text:list>
                      <text:list-item>
                        <text:p text:style-name="P249">X-Auth-Token: token</text:p>
                      </text:list-item>
                    </text:list>
                  </text:list-item>
                  <text:list-item>
                    <text:p text:style-name="P254">Body</text:p>
                    <text:list>
                      <text:list-item>
                        <text:p text:style-name="P254">Content-Type: application/json</text:p>
                      </text:list-item>
                    </text:list>
                  </text:list-item>
                </text:list>
              </text:list-item>
            </text:list>
            <text:p text:style-name="P258">{</text:p>
            <text:p text:style-name="P258"><text:s text:c="4"/>“<text:span text:style-name="T52">idPresenca</text:span>”: 1</text:p>
            <text:p text:style-name="P258">}</text:p>
          </table:table-cell>
        </table:table-row>
        <table:table-row>
          <table:table-cell table:style-name="Table19.A1" office:value-type="string">
            <text:p text:style-name="P287">Response</text:p>
          </table:table-cell>
          <table:table-cell table:style-name="Table19.B7" office:value-type="string">
            <text:p text:style-name="P295">Sucesso:</text:p>
            <text:list xml:id="list124436501529062" text:continue-numbering="true" text:style-name="L1">
              <text:list-item>
                <text:p text:style-name="P197">Header</text:p>
                <text:list>
                  <text:list-item>
                    <text:p text:style-name="P236">Content-Type: application/json</text:p>
                  </text:list-item>
                  <text:list-item>
                    <text:p text:style-name="P213">HTTP Status Code 200</text:p>
                  </text:list-item>
                </text:list>
              </text:list-item>
              <text:list-item>
                <text:p text:style-name="P213">Formato JSON:</text:p>
              </text:list-item>
            </text:list>
            <text:p text:style-name="P146">Exemplo:</text:p>
            <text:p text:style-name="P163">{</text:p>
            <text:p text:style-name="P180"><text:span text:style-name="T6"><text:s text:c="7"/>“</text:span><text:span text:style-name="T7">id</text:span><text:span text:style-name="T19">Presenca</text:span><text:span text:style-name="T7">”</text:span><text:span text:style-name="T6">: “</text:span><text:span text:style-name="T7">1”</text:span><text:span text:style-name="T6">,</text:span></text:p>
            <text:p text:style-name="P163"><text:s text:c="7"/>“<text:span text:style-name="T43">horaInicio”</text:span>: "<text:span text:style-name="T32">10:00</text:span>",</text:p>
            <text:p text:style-name="P163"><text:soft-page-break/><text:s text:c="7"/>“<text:span text:style-name="T43">horaFim”</text:span>: "<text:span text:style-name="T32">12:00</text:span>",</text:p>
            <text:p text:style-name="P163"><text:s text:c="7"/>“<text:span text:style-name="T43">numTicks”</text:span>: "<text:span text:style-name="T43">1</text:span>",</text:p>
            <text:p text:style-name="P163"><text:s text:c="7"/>“<text:span text:style-name="T54">presente”: false,</text:span></text:p>
            <text:p text:style-name="P163"><text:s text:c="7"/>“<text:span text:style-name="T38">chamada”: {</text:span></text:p>
            <text:p text:style-name="P163"><text:s text:c="17"/>“<text:span text:style-name="T21">idChamada”</text:span>: “<text:span text:style-name="T21">1”</text:span>,</text:p>
            <text:p text:style-name="P163"><text:s text:c="17"/>“<text:span text:style-name="T27">dataChamada”: “10/06/2015”,</text:span></text:p>
            <text:p text:style-name="P163"><text:s text:c="18"/>“<text:span text:style-name="T32">horaInicio”</text:span>: “<text:span text:style-name="T32">20:00”,</text:span></text:p>
            <text:p text:style-name="P163"><text:s text:c="18"/>“<text:span text:style-name="T32">horaFim”</text:span>: “<text:span text:style-name="T32">22:00”,</text:span></text:p>
            <text:p text:style-name="P163"><text:s text:c="18"/>“<text:span text:style-name="T41">professorChamada”: “Eliane Martins”</text:span></text:p>
            <text:p text:style-name="P163"><text:s text:c="7"/><text:span text:style-name="T38">},</text:span></text:p>
            <text:p text:style-name="P163"><text:s text:c="7"/>“<text:span text:style-name="T27">turma”: </text:span></text:p>
            <text:p text:style-name="P171"><text:s text:c="16"/>{ </text:p>
            <text:p text:style-name="P171"><text:s text:c="24"/>“idTurma”: “1”,</text:p>
            <text:p text:style-name="P163"><text:s text:c="24"/>“<text:span text:style-name="T27">codTurma</text:span>”:”<text:span text:style-name="T27">A</text:span>”,</text:p>
            <text:p text:style-name="P163"><text:s text:c="24"/>“<text:span text:style-name="T27">codDisciplina</text:span>”:”<text:span text:style-name="T27">MO409</text:span>”,</text:p>
            <text:p text:style-name="P163"><text:s text:c="24"/>“<text:span text:style-name="T27">nomeDisciplina</text:span>”:”<text:span text:style-name="T27">Engenharia de Software I”</text:span></text:p>
            <text:p text:style-name="P163"><text:s text:c="17"/><text:span text:style-name="T27">}</text:span></text:p>
            <text:p text:style-name="P163">}</text:p>
          </table:table-cell>
        </table:table-row>
      </table:table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07:53:17.243860131</meta:creation-date>
    <dc:date>2015-07-01T12:44:35.776205843</dc:date>
    <meta:editing-duration>PT12H8M16S</meta:editing-duration>
    <meta:editing-cycles>54</meta:editing-cycles>
    <meta:generator>LibreOffice/4.2.8.2$Linux_X86_64 LibreOffice_project/420m0$Build-2</meta:generator>
    <meta:document-statistic meta:table-count="19" meta:image-count="0" meta:object-count="0" meta:page-count="19" meta:paragraph-count="815" meta:word-count="1436" meta:character-count="15044" meta:non-whitespace-character-count="9976"/>
  </office:meta>
</office:document-meta>
</file>